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aport przychodu od 2023-11-01 00:00 do 2023-12-01 00:0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za</text:p>
          </table:table-cell>
          <table:table-cell table:style-name="ce1" office:value-type="string" calcext:value-type="string">
            <text:p>Roszków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string" calcext:value-type="string">
            <text:p>Licznik</text:p>
          </table:table-cell>
          <table:table-cell table:style-name="ce2" office:value-type="string" calcext:value-type="string">
            <text:p>EW1 - Licznik energii</text:p>
          </table:table-cell>
          <table:table-cell table:style-name="ce1" office:value-type="string" calcext:value-type="string">
            <text:p>Cena - RDN W-mean</text:p>
          </table:table-cell>
          <table:table-cell table:style-name="ce2" office:value-type="string" calcext:value-type="string">
            <text:p>Cena - RDN Fixing</text:p>
          </table:table-cell>
          <table:table-cell table:style-name="ce2" office:value-type="string" calcext:value-type="string">
            <text:p>Cena - RDN CRE</text:p>
          </table:table-cell>
          <table:table-cell table:style-name="ce2" office:value-type="string" calcext:value-type="string">
            <text:p>Cena - RB CR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[kWh]</text:p>
          </table:table-cell>
          <table:table-cell table:number-columns-repeated="4" table:style-name="ce1" office:value-type="string" calcext:value-type="string">
            <text:p>[PLN/MWh]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00:00: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49.93" calcext:value-type="float">
            <text:p>249,93</text:p>
          </table:table-cell>
          <table:table-cell table:style-name="ce1" office:value-type="float" office:value="216.22" calcext:value-type="float">
            <text:p>216,22</text:p>
          </table:table-cell>
          <table:table-cell table:style-name="ce1" office:value-type="float" office:value="248.35" calcext:value-type="float">
            <text:p>248,35</text:p>
          </table:table-cell>
          <table:table-cell table:style-name="ce1" office:value-type="float" office:value="423.13" calcext:value-type="float">
            <text:p>423,1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01:00:0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35.05" calcext:value-type="float">
            <text:p>235,0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32.9" calcext:value-type="float">
            <text:p>232,9</text:p>
          </table:table-cell>
          <table:table-cell table:style-name="ce1" office:value-type="float" office:value="423.68" calcext:value-type="float">
            <text:p>423,6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02:00:0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4.62" calcext:value-type="float">
            <text:p>214,62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11.5" calcext:value-type="float">
            <text:p>211,5</text:p>
          </table:table-cell>
          <table:table-cell table:style-name="ce1" office:value-type="float" office:value="423.68" calcext:value-type="float">
            <text:p>423,6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03:00:0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26.61" calcext:value-type="float">
            <text:p>226,6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23.8" calcext:value-type="float">
            <text:p>223,8</text:p>
          </table:table-cell>
          <table:table-cell table:style-name="ce1" office:value-type="float" office:value="423.17" calcext:value-type="float">
            <text:p>423,1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04:00: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4.93" calcext:value-type="float">
            <text:p>214,9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11.53" calcext:value-type="float">
            <text:p>211,53</text:p>
          </table:table-cell>
          <table:table-cell table:style-name="ce1" office:value-type="float" office:value="429.75" calcext:value-type="float">
            <text:p>429,7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05:00:0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47.16" calcext:value-type="float">
            <text:p>247,16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44.74" calcext:value-type="float">
            <text:p>244,74</text:p>
          </table:table-cell>
          <table:table-cell table:style-name="ce1" office:value-type="float" office:value="423.12" calcext:value-type="float">
            <text:p>423,1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06:00: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0.84" calcext:value-type="float">
            <text:p>320,84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22.71" calcext:value-type="float">
            <text:p>322,71</text:p>
          </table:table-cell>
          <table:table-cell table:style-name="ce1" office:value-type="float" office:value="422.53" calcext:value-type="float">
            <text:p>422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07:00: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8.83" calcext:value-type="float">
            <text:p>358,83</text:p>
          </table:table-cell>
          <table:table-cell table:style-name="ce1" office:value-type="float" office:value="357.28" calcext:value-type="float">
            <text:p>357,28</text:p>
          </table:table-cell>
          <table:table-cell table:style-name="ce1" office:value-type="float" office:value="363.17" calcext:value-type="float">
            <text:p>363,17</text:p>
          </table:table-cell>
          <table:table-cell table:style-name="ce1" office:value-type="float" office:value="422.48" calcext:value-type="float">
            <text:p>422,4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08:00: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54.33" calcext:value-type="float">
            <text:p>354,33</text:p>
          </table:table-cell>
          <table:table-cell table:style-name="ce1" office:value-type="float" office:value="339.89" calcext:value-type="float">
            <text:p>339,89</text:p>
          </table:table-cell>
          <table:table-cell table:style-name="ce1" office:value-type="float" office:value="358.85" calcext:value-type="float">
            <text:p>358,85</text:p>
          </table:table-cell>
          <table:table-cell table:style-name="ce1" office:value-type="float" office:value="421.88" calcext:value-type="float">
            <text:p>421,8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09:00: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3.11" calcext:value-type="float">
            <text:p>293,11</text:p>
          </table:table-cell>
          <table:table-cell table:style-name="ce1" office:value-type="float" office:value="281.22" calcext:value-type="float">
            <text:p>281,22</text:p>
          </table:table-cell>
          <table:table-cell table:style-name="ce1" office:value-type="float" office:value="293.2" calcext:value-type="float">
            <text:p>293,2</text:p>
          </table:table-cell>
          <table:table-cell table:style-name="ce1" office:value-type="float" office:value="422.48" calcext:value-type="float">
            <text:p>422,4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10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9.77" calcext:value-type="float">
            <text:p>249,77</text:p>
          </table:table-cell>
          <table:table-cell table:style-name="ce1" office:value-type="float" office:value="240.01" calcext:value-type="float">
            <text:p>240,01</text:p>
          </table:table-cell>
          <table:table-cell table:style-name="ce1" office:value-type="float" office:value="247.11" calcext:value-type="float">
            <text:p>247,11</text:p>
          </table:table-cell>
          <table:table-cell table:style-name="ce1" office:value-type="float" office:value="421.88" calcext:value-type="float">
            <text:p>421,8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11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4.23" calcext:value-type="float">
            <text:p>214,2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9.25" calcext:value-type="float">
            <text:p>209,25</text:p>
          </table:table-cell>
          <table:table-cell table:style-name="ce1" office:value-type="float" office:value="421.88" calcext:value-type="float">
            <text:p>421,8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12:00: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6.15" calcext:value-type="float">
            <text:p>216,15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0.61" calcext:value-type="float">
            <text:p>210,61</text:p>
          </table:table-cell>
          <table:table-cell table:style-name="ce1" office:value-type="float" office:value="421.28" calcext:value-type="float">
            <text:p>421,2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13:00: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1.84" calcext:value-type="float">
            <text:p>251,84</text:p>
          </table:table-cell>
          <table:table-cell table:style-name="ce1" office:value-type="float" office:value="256.22" calcext:value-type="float">
            <text:p>256,22</text:p>
          </table:table-cell>
          <table:table-cell table:style-name="ce1" office:value-type="float" office:value="248.51" calcext:value-type="float">
            <text:p>248,51</text:p>
          </table:table-cell>
          <table:table-cell table:style-name="ce1" office:value-type="float" office:value="421.3" calcext:value-type="float">
            <text:p>421,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14:00: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9.68" calcext:value-type="float">
            <text:p>369,6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76.52" calcext:value-type="float">
            <text:p>376,52</text:p>
          </table:table-cell>
          <table:table-cell table:style-name="ce1" office:value-type="float" office:value="421.89" calcext:value-type="float">
            <text:p>421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15:00: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90.84" calcext:value-type="float">
            <text:p>390,84</text:p>
          </table:table-cell>
          <table:table-cell table:style-name="ce1" office:value-type="float" office:value="402.91" calcext:value-type="float">
            <text:p>402,91</text:p>
          </table:table-cell>
          <table:table-cell table:style-name="ce1" office:value-type="float" office:value="397.93" calcext:value-type="float">
            <text:p>397,93</text:p>
          </table:table-cell>
          <table:table-cell table:style-name="ce1" office:value-type="float" office:value="422.57" calcext:value-type="float">
            <text:p>422,5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16:00: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8.05" calcext:value-type="float">
            <text:p>408,0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23.08" calcext:value-type="float">
            <text:p>423,0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17:00:0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06.78" calcext:value-type="float">
            <text:p>406,7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413.13" calcext:value-type="float">
            <text:p>413,13</text:p>
          </table:table-cell>
          <table:table-cell table:style-name="ce1" office:value-type="float" office:value="371.26" calcext:value-type="float">
            <text:p>371,2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18:00:0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03.84" calcext:value-type="float">
            <text:p>403,8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409.83" calcext:value-type="float">
            <text:p>409,83</text:p>
          </table:table-cell>
          <table:table-cell table:style-name="ce1" office:value-type="float" office:value="285.37" calcext:value-type="float">
            <text:p>285,3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19:00:0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99.22" calcext:value-type="float">
            <text:p>399,22</text:p>
          </table:table-cell>
          <table:table-cell table:style-name="ce1" office:value-type="float" office:value="419.88" calcext:value-type="float">
            <text:p>419,88</text:p>
          </table:table-cell>
          <table:table-cell table:style-name="ce1" office:value-type="float" office:value="405.58" calcext:value-type="float">
            <text:p>405,58</text:p>
          </table:table-cell>
          <table:table-cell table:style-name="ce1" office:value-type="float" office:value="224.39" calcext:value-type="float">
            <text:p>224,3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20:00:0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61.08" calcext:value-type="float">
            <text:p>361,08</text:p>
          </table:table-cell>
          <table:table-cell table:style-name="ce1" office:value-type="float" office:value="407.94" calcext:value-type="float">
            <text:p>407,94</text:p>
          </table:table-cell>
          <table:table-cell table:style-name="ce1" office:value-type="float" office:value="365.27" calcext:value-type="float">
            <text:p>365,27</text:p>
          </table:table-cell>
          <table:table-cell table:style-name="ce1" office:value-type="float" office:value="317.89" calcext:value-type="float">
            <text:p>317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21:00:0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66.65" calcext:value-type="float">
            <text:p>366,65</text:p>
          </table:table-cell>
          <table:table-cell table:style-name="ce1" office:value-type="float" office:value="400.88" calcext:value-type="float">
            <text:p>400,88</text:p>
          </table:table-cell>
          <table:table-cell table:style-name="ce1" office:value-type="float" office:value="371.83" calcext:value-type="float">
            <text:p>371,83</text:p>
          </table:table-cell>
          <table:table-cell table:style-name="ce1" office:value-type="float" office:value="375.47" calcext:value-type="float">
            <text:p>375,4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22:00:0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32.73" calcext:value-type="float">
            <text:p>232,7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415.5" calcext:value-type="float">
            <text:p>415,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1 23:00:0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86.9" calcext:value-type="float">
            <text:p>186,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79.98" calcext:value-type="float">
            <text:p>179,98</text:p>
          </table:table-cell>
          <table:table-cell table:style-name="ce1" office:value-type="float" office:value="317.89" calcext:value-type="float">
            <text:p>317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00:00:0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23.68" calcext:value-type="float">
            <text:p>223,6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4.39" calcext:value-type="float">
            <text:p>204,39</text:p>
          </table:table-cell>
          <table:table-cell table:style-name="ce1" office:value-type="float" office:value="285.19" calcext:value-type="float">
            <text:p>285,1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01:00:0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77.74" calcext:value-type="float">
            <text:p>177,7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3.12" calcext:value-type="float">
            <text:p>153,12</text:p>
          </table:table-cell>
          <table:table-cell table:style-name="ce1" office:value-type="float" office:value="285.19" calcext:value-type="float">
            <text:p>285,1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02:00: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72.37" calcext:value-type="float">
            <text:p>172,3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47.78" calcext:value-type="float">
            <text:p>147,78</text:p>
          </table:table-cell>
          <table:table-cell table:style-name="ce1" office:value-type="float" office:value="285.19" calcext:value-type="float">
            <text:p>285,1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03:00:0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73.88" calcext:value-type="float">
            <text:p>173,8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48.99" calcext:value-type="float">
            <text:p>148,99</text:p>
          </table:table-cell>
          <table:table-cell table:style-name="ce1" office:value-type="float" office:value="198.08" calcext:value-type="float">
            <text:p>198,0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04:00: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77.39" calcext:value-type="float">
            <text:p>177,3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2.93" calcext:value-type="float">
            <text:p>152,93</text:p>
          </table:table-cell>
          <table:table-cell table:style-name="ce1" office:value-type="float" office:value="255.38" calcext:value-type="float">
            <text:p>255,3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05:00: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3.58" calcext:value-type="float">
            <text:p>223,5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4.15" calcext:value-type="float">
            <text:p>204,15</text:p>
          </table:table-cell>
          <table:table-cell table:style-name="ce1" office:value-type="float" office:value="317.4" calcext:value-type="float">
            <text:p>317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06:00: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94.97" calcext:value-type="float">
            <text:p>394,97</text:p>
          </table:table-cell>
          <table:table-cell table:style-name="ce1" office:value-type="float" office:value="400.35" calcext:value-type="float">
            <text:p>400,35</text:p>
          </table:table-cell>
          <table:table-cell table:style-name="ce1" office:value-type="float" office:value="400.52" calcext:value-type="float">
            <text:p>400,52</text:p>
          </table:table-cell>
          <table:table-cell table:style-name="ce1" office:value-type="float" office:value="317.4" calcext:value-type="float">
            <text:p>317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07:00: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400.35" calcext:value-type="float">
            <text:p>400,35</text:p>
          </table:table-cell>
          <table:table-cell table:style-name="ce1" office:value-type="float" office:value="401.54" calcext:value-type="float">
            <text:p>401,54</text:p>
          </table:table-cell>
          <table:table-cell table:style-name="ce1" office:value-type="float" office:value="317.4" calcext:value-type="float">
            <text:p>317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08:00: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90.99" calcext:value-type="float">
            <text:p>390,99</text:p>
          </table:table-cell>
          <table:table-cell table:style-name="ce1" office:value-type="float" office:value="400.35" calcext:value-type="float">
            <text:p>400,35</text:p>
          </table:table-cell>
          <table:table-cell table:style-name="ce1" office:value-type="float" office:value="395.77" calcext:value-type="float">
            <text:p>395,77</text:p>
          </table:table-cell>
          <table:table-cell table:style-name="ce1" office:value-type="float" office:value="317.4" calcext:value-type="float">
            <text:p>317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09:00:0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30.27" calcext:value-type="float">
            <text:p>330,27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27.58" calcext:value-type="float">
            <text:p>327,58</text:p>
          </table:table-cell>
          <table:table-cell table:style-name="ce1" office:value-type="float" office:value="275.84" calcext:value-type="float">
            <text:p>275,8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10:00:0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27.88" calcext:value-type="float">
            <text:p>227,8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14.69" calcext:value-type="float">
            <text:p>214,69</text:p>
          </table:table-cell>
          <table:table-cell table:style-name="ce1" office:value-type="float" office:value="121.7" calcext:value-type="float">
            <text:p>121,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11:00:0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215.72" calcext:value-type="float">
            <text:p>215,72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38" calcext:value-type="float">
            <text:p>202,38</text:p>
          </table:table-cell>
          <table:table-cell table:style-name="ce1" office:value-type="float" office:value="121.7" calcext:value-type="float">
            <text:p>121,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12:00:0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94.1" calcext:value-type="float">
            <text:p>194,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79.51" calcext:value-type="float">
            <text:p>179,51</text:p>
          </table:table-cell>
          <table:table-cell table:style-name="ce1" office:value-type="float" office:value="261.24" calcext:value-type="float">
            <text:p>261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13:00:0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13.54" calcext:value-type="float">
            <text:p>213,5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99.36" calcext:value-type="float">
            <text:p>199,36</text:p>
          </table:table-cell>
          <table:table-cell table:style-name="ce1" office:value-type="float" office:value="363.94" calcext:value-type="float">
            <text:p>363,9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14:00:00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58.21" calcext:value-type="float">
            <text:p>358,21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59.03" calcext:value-type="float">
            <text:p>359,03</text:p>
          </table:table-cell>
          <table:table-cell table:style-name="ce1" office:value-type="float" office:value="317.4" calcext:value-type="float">
            <text:p>317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15:00:0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397.98" calcext:value-type="float">
            <text:p>397,98</text:p>
          </table:table-cell>
          <table:table-cell table:style-name="ce1" office:value-type="float" office:value="402.51" calcext:value-type="float">
            <text:p>402,51</text:p>
          </table:table-cell>
          <table:table-cell table:style-name="ce1" office:value-type="float" office:value="403.01" calcext:value-type="float">
            <text:p>403,01</text:p>
          </table:table-cell>
          <table:table-cell table:style-name="ce1" office:value-type="float" office:value="370.71" calcext:value-type="float">
            <text:p>370,7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16:00:0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10.72" calcext:value-type="float">
            <text:p>410,72</text:p>
          </table:table-cell>
          <table:table-cell table:style-name="ce1" office:value-type="float" office:value="420.18" calcext:value-type="float">
            <text:p>420,18</text:p>
          </table:table-cell>
          <table:table-cell table:style-name="ce1" office:value-type="float" office:value="417.05" calcext:value-type="float">
            <text:p>417,05</text:p>
          </table:table-cell>
          <table:table-cell table:style-name="ce1" office:value-type="float" office:value="369.44" calcext:value-type="float">
            <text:p>369,4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17:00:0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14.12" calcext:value-type="float">
            <text:p>414,12</text:p>
          </table:table-cell>
          <table:table-cell table:style-name="ce1" office:value-type="float" office:value="425.18" calcext:value-type="float">
            <text:p>425,18</text:p>
          </table:table-cell>
          <table:table-cell table:style-name="ce1" office:value-type="float" office:value="420.18" calcext:value-type="float">
            <text:p>420,18</text:p>
          </table:table-cell>
          <table:table-cell table:style-name="ce1" office:value-type="float" office:value="311.18" calcext:value-type="float">
            <text:p>311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18:00:0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401.6" calcext:value-type="float">
            <text:p>401,6</text:p>
          </table:table-cell>
          <table:table-cell table:style-name="ce1" office:value-type="float" office:value="406.51" calcext:value-type="float">
            <text:p>406,51</text:p>
          </table:table-cell>
          <table:table-cell table:style-name="ce1" office:value-type="float" office:value="406.1" calcext:value-type="float">
            <text:p>406,1</text:p>
          </table:table-cell>
          <table:table-cell table:style-name="ce1" office:value-type="float" office:value="300.2" calcext:value-type="float">
            <text:p>300,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19:00:0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93.75" calcext:value-type="float">
            <text:p>393,75</text:p>
          </table:table-cell>
          <table:table-cell table:style-name="ce1" office:value-type="float" office:value="396.32" calcext:value-type="float">
            <text:p>396,32</text:p>
          </table:table-cell>
          <table:table-cell table:style-name="ce1" office:value-type="float" office:value="398.1" calcext:value-type="float">
            <text:p>398,1</text:p>
          </table:table-cell>
          <table:table-cell table:style-name="ce1" office:value-type="float" office:value="298.12" calcext:value-type="float">
            <text:p>298,1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20:00:0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46.66" calcext:value-type="float">
            <text:p>346,66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46.01" calcext:value-type="float">
            <text:p>346,01</text:p>
          </table:table-cell>
          <table:table-cell table:style-name="ce1" office:value-type="float" office:value="370.71" calcext:value-type="float">
            <text:p>370,7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21:00:0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11.62" calcext:value-type="float">
            <text:p>311,62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7.11" calcext:value-type="float">
            <text:p>307,11</text:p>
          </table:table-cell>
          <table:table-cell table:style-name="ce1" office:value-type="float" office:value="376.35" calcext:value-type="float">
            <text:p>376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22:00:0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93.9" calcext:value-type="float">
            <text:p>293,9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86.44" calcext:value-type="float">
            <text:p>286,44</text:p>
          </table:table-cell>
          <table:table-cell table:style-name="ce1" office:value-type="float" office:value="318.31" calcext:value-type="float">
            <text:p>318,3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2 23:00:0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35.72" calcext:value-type="float">
            <text:p>235,72</text:p>
          </table:table-cell>
          <table:table-cell table:style-name="ce1" office:value-type="float" office:value="213.6" calcext:value-type="float">
            <text:p>213,6</text:p>
          </table:table-cell>
          <table:table-cell table:style-name="ce1" office:value-type="float" office:value="223.37" calcext:value-type="float">
            <text:p>223,37</text:p>
          </table:table-cell>
          <table:table-cell table:style-name="ce1" office:value-type="float" office:value="298.12" calcext:value-type="float">
            <text:p>298,1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00:00:0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12.44" calcext:value-type="float">
            <text:p>212,44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9.84" calcext:value-type="float">
            <text:p>179,84</text:p>
          </table:table-cell>
          <table:table-cell table:style-name="ce1" office:value-type="float" office:value="135.53" calcext:value-type="float">
            <text:p>135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01:00:0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30.31" calcext:value-type="float">
            <text:p>230,3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1.21" calcext:value-type="float">
            <text:p>201,21</text:p>
          </table:table-cell>
          <table:table-cell table:style-name="ce1" office:value-type="float" office:value="170.36" calcext:value-type="float">
            <text:p>170,3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02:00:00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210.87" calcext:value-type="float">
            <text:p>210,8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9.6" calcext:value-type="float">
            <text:p>179,6</text:p>
          </table:table-cell>
          <table:table-cell table:style-name="ce1" office:value-type="float" office:value="142.82" calcext:value-type="float">
            <text:p>142,8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03:00: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211.28" calcext:value-type="float">
            <text:p>211,28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80.13" calcext:value-type="float">
            <text:p>180,13</text:p>
          </table:table-cell>
          <table:table-cell table:style-name="ce1" office:value-type="float" office:value="181.35" calcext:value-type="float">
            <text:p>181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04:00:0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30.56" calcext:value-type="float">
            <text:p>230,5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2.44" calcext:value-type="float">
            <text:p>202,44</text:p>
          </table:table-cell>
          <table:table-cell table:style-name="ce1" office:value-type="float" office:value="181.35" calcext:value-type="float">
            <text:p>181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05:00:0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31.2" calcext:value-type="float">
            <text:p>231,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2.56" calcext:value-type="float">
            <text:p>202,56</text:p>
          </table:table-cell>
          <table:table-cell table:style-name="ce1" office:value-type="float" office:value="279.34" calcext:value-type="float">
            <text:p>279,3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06:00:00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396.51" calcext:value-type="float">
            <text:p>396,5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9.33" calcext:value-type="float">
            <text:p>399,33</text:p>
          </table:table-cell>
          <table:table-cell table:style-name="ce1" office:value-type="float" office:value="428.89" calcext:value-type="float">
            <text:p>428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07:00: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2.23" calcext:value-type="float">
            <text:p>382,23</text:p>
          </table:table-cell>
          <table:table-cell table:style-name="ce1" office:value-type="float" office:value="379.6" calcext:value-type="float">
            <text:p>379,6</text:p>
          </table:table-cell>
          <table:table-cell table:style-name="ce1" office:value-type="float" office:value="382.51" calcext:value-type="float">
            <text:p>382,51</text:p>
          </table:table-cell>
          <table:table-cell table:style-name="ce1" office:value-type="float" office:value="496.2" calcext:value-type="float">
            <text:p>496,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08:00: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5.45" calcext:value-type="float">
            <text:p>405,45</text:p>
          </table:table-cell>
          <table:table-cell table:style-name="ce1" office:value-type="float" office:value="406.86" calcext:value-type="float">
            <text:p>406,86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98.52" calcext:value-type="float">
            <text:p>498,5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09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.34" calcext:value-type="float">
            <text:p>400,34</text:p>
          </table:table-cell>
          <table:table-cell table:style-name="ce1" office:value-type="float" office:value="404.58" calcext:value-type="float">
            <text:p>404,58</text:p>
          </table:table-cell>
          <table:table-cell table:style-name="ce1" office:value-type="float" office:value="403.58" calcext:value-type="float">
            <text:p>403,58</text:p>
          </table:table-cell>
          <table:table-cell table:style-name="ce1" office:value-type="float" office:value="530.05" calcext:value-type="float">
            <text:p>530,0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10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1.93" calcext:value-type="float">
            <text:p>391,93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93.88" calcext:value-type="float">
            <text:p>393,88</text:p>
          </table:table-cell>
          <table:table-cell table:style-name="ce1" office:value-type="float" office:value="498.53" calcext:value-type="float">
            <text:p>498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11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7.4" calcext:value-type="float">
            <text:p>397,4</text:p>
          </table:table-cell>
          <table:table-cell table:style-name="ce1" office:value-type="float" office:value="401.11" calcext:value-type="float">
            <text:p>401,11</text:p>
          </table:table-cell>
          <table:table-cell table:style-name="ce1" office:value-type="float" office:value="399.91" calcext:value-type="float">
            <text:p>399,91</text:p>
          </table:table-cell>
          <table:table-cell table:style-name="ce1" office:value-type="float" office:value="624.68" calcext:value-type="float">
            <text:p>624,6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12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.75" calcext:value-type="float">
            <text:p>398,75</text:p>
          </table:table-cell>
          <table:table-cell table:style-name="ce1" office:value-type="float" office:value="402.86" calcext:value-type="float">
            <text:p>402,86</text:p>
          </table:table-cell>
          <table:table-cell table:style-name="ce1" office:value-type="float" office:value="401.4" calcext:value-type="float">
            <text:p>401,4</text:p>
          </table:table-cell>
          <table:table-cell table:style-name="ce1" office:value-type="float" office:value="624.68" calcext:value-type="float">
            <text:p>624,6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13:00: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1.91" calcext:value-type="float">
            <text:p>401,91</text:p>
          </table:table-cell>
          <table:table-cell table:style-name="ce1" office:value-type="float" office:value="406.36" calcext:value-type="float">
            <text:p>406,36</text:p>
          </table:table-cell>
          <table:table-cell table:style-name="ce1" office:value-type="float" office:value="404.92" calcext:value-type="float">
            <text:p>404,92</text:p>
          </table:table-cell>
          <table:table-cell table:style-name="ce1" office:value-type="float" office:value="596.74" calcext:value-type="float">
            <text:p>596,7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14:00: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8.04" calcext:value-type="float">
            <text:p>418,0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3.72" calcext:value-type="float">
            <text:p>423,72</text:p>
          </table:table-cell>
          <table:table-cell table:style-name="ce1" office:value-type="float" office:value="530.05" calcext:value-type="float">
            <text:p>530,0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15:00: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7.38" calcext:value-type="float">
            <text:p>457,38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67.99" calcext:value-type="float">
            <text:p>467,99</text:p>
          </table:table-cell>
          <table:table-cell table:style-name="ce1" office:value-type="float" office:value="498.52" calcext:value-type="float">
            <text:p>498,5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16:00:0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73.11" calcext:value-type="float">
            <text:p>473,11</text:p>
          </table:table-cell>
          <table:table-cell table:style-name="ce1" office:value-type="float" office:value="492.3" calcext:value-type="float">
            <text:p>492,3</text:p>
          </table:table-cell>
          <table:table-cell table:style-name="ce1" office:value-type="float" office:value="486.07" calcext:value-type="float">
            <text:p>486,07</text:p>
          </table:table-cell>
          <table:table-cell table:style-name="ce1" office:value-type="float" office:value="497.95" calcext:value-type="float">
            <text:p>497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17:00:0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80.31" calcext:value-type="float">
            <text:p>480,31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94.03" calcext:value-type="float">
            <text:p>494,03</text:p>
          </table:table-cell>
          <table:table-cell table:style-name="ce1" office:value-type="float" office:value="498.53" calcext:value-type="float">
            <text:p>498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18:00:0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66.91" calcext:value-type="float">
            <text:p>466,91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79.24" calcext:value-type="float">
            <text:p>479,24</text:p>
          </table:table-cell>
          <table:table-cell table:style-name="ce1" office:value-type="float" office:value="491.99" calcext:value-type="float">
            <text:p>491,9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19:00:0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52.91" calcext:value-type="float">
            <text:p>452,91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3.86" calcext:value-type="float">
            <text:p>463,86</text:p>
          </table:table-cell>
          <table:table-cell table:style-name="ce1" office:value-type="float" office:value="474.11" calcext:value-type="float">
            <text:p>474,1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20:00:0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409.63" calcext:value-type="float">
            <text:p>409,63</text:p>
          </table:table-cell>
          <table:table-cell table:style-name="ce1" office:value-type="float" office:value="419.03" calcext:value-type="float">
            <text:p>419,03</text:p>
          </table:table-cell>
          <table:table-cell table:style-name="ce1" office:value-type="float" office:value="414.66" calcext:value-type="float">
            <text:p>414,66</text:p>
          </table:table-cell>
          <table:table-cell table:style-name="ce1" office:value-type="float" office:value="468.08" calcext:value-type="float">
            <text:p>468,0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21:00:0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369.4" calcext:value-type="float">
            <text:p>369,4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66.92" calcext:value-type="float">
            <text:p>366,92</text:p>
          </table:table-cell>
          <table:table-cell table:style-name="ce1" office:value-type="float" office:value="445.4" calcext:value-type="float">
            <text:p>445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22:00:00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96.99" calcext:value-type="float">
            <text:p>396,99</text:p>
          </table:table-cell>
          <table:table-cell table:style-name="ce1" office:value-type="float" office:value="401.11" calcext:value-type="float">
            <text:p>401,11</text:p>
          </table:table-cell>
          <table:table-cell table:style-name="ce1" office:value-type="float" office:value="400.43" calcext:value-type="float">
            <text:p>400,43</text:p>
          </table:table-cell>
          <table:table-cell table:style-name="ce1" office:value-type="float" office:value="286.35" calcext:value-type="float">
            <text:p>286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3 23:00:0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323.1" calcext:value-type="float">
            <text:p>323,1</text:p>
          </table:table-cell>
          <table:table-cell table:style-name="ce1" office:value-type="float" office:value="300.01" calcext:value-type="float">
            <text:p>300,01</text:p>
          </table:table-cell>
          <table:table-cell table:style-name="ce1" office:value-type="float" office:value="308.26" calcext:value-type="float">
            <text:p>308,26</text:p>
          </table:table-cell>
          <table:table-cell table:style-name="ce1" office:value-type="float" office:value="279.16" calcext:value-type="float">
            <text:p>279,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00:00:0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70.87" calcext:value-type="float">
            <text:p>170,8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4.73" calcext:value-type="float">
            <text:p>164,73</text:p>
          </table:table-cell>
          <table:table-cell table:style-name="ce1" office:value-type="float" office:value="361.99" calcext:value-type="float">
            <text:p>361,9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01:00:0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44.8" calcext:value-type="float">
            <text:p>144,8</text:p>
          </table:table-cell>
          <table:table-cell table:style-name="ce1" office:value-type="float" office:value="130.1" calcext:value-type="float">
            <text:p>130,1</text:p>
          </table:table-cell>
          <table:table-cell table:style-name="ce1" office:value-type="float" office:value="133.88" calcext:value-type="float">
            <text:p>133,88</text:p>
          </table:table-cell>
          <table:table-cell table:style-name="ce1" office:value-type="float" office:value="277.89" calcext:value-type="float">
            <text:p>277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02:00:0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22.28" calcext:value-type="float">
            <text:p>122,2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8.65" calcext:value-type="float">
            <text:p>108,65</text:p>
          </table:table-cell>
          <table:table-cell table:style-name="ce1" office:value-type="float" office:value="277.53" calcext:value-type="float">
            <text:p>277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03:00:0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22.08" calcext:value-type="float">
            <text:p>122,0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8.36" calcext:value-type="float">
            <text:p>108,36</text:p>
          </table:table-cell>
          <table:table-cell table:style-name="ce1" office:value-type="float" office:value="277.53" calcext:value-type="float">
            <text:p>277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04:00:0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28.81" calcext:value-type="float">
            <text:p>128,8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6.01" calcext:value-type="float">
            <text:p>116,01</text:p>
          </table:table-cell>
          <table:table-cell table:style-name="ce1" office:value-type="float" office:value="277.53" calcext:value-type="float">
            <text:p>277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05:00:0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46.23" calcext:value-type="float">
            <text:p>146,2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6.07" calcext:value-type="float">
            <text:p>136,07</text:p>
          </table:table-cell>
          <table:table-cell table:style-name="ce1" office:value-type="float" office:value="277.83" calcext:value-type="float">
            <text:p>277,8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06:00:0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73.73" calcext:value-type="float">
            <text:p>173,73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68.24" calcext:value-type="float">
            <text:p>168,24</text:p>
          </table:table-cell>
          <table:table-cell table:style-name="ce1" office:value-type="float" office:value="277.82" calcext:value-type="float">
            <text:p>277,8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07:00:0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6.24" calcext:value-type="float">
            <text:p>246,24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51.8" calcext:value-type="float">
            <text:p>251,8</text:p>
          </table:table-cell>
          <table:table-cell table:style-name="ce1" office:value-type="float" office:value="322.1" calcext:value-type="float">
            <text:p>322,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08:00:0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51.21" calcext:value-type="float">
            <text:p>251,21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57.66" calcext:value-type="float">
            <text:p>257,66</text:p>
          </table:table-cell>
          <table:table-cell table:style-name="ce1" office:value-type="float" office:value="415.82" calcext:value-type="float">
            <text:p>415,8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09:00: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36.32" calcext:value-type="float">
            <text:p>236,32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40.85" calcext:value-type="float">
            <text:p>240,85</text:p>
          </table:table-cell>
          <table:table-cell table:style-name="ce1" office:value-type="float" office:value="410.08" calcext:value-type="float">
            <text:p>410,0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10:00:0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87.96" calcext:value-type="float">
            <text:p>187,9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4.32" calcext:value-type="float">
            <text:p>184,32</text:p>
          </table:table-cell>
          <table:table-cell table:style-name="ce1" office:value-type="float" office:value="178.18" calcext:value-type="float">
            <text:p>178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11:00:0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72.94" calcext:value-type="float">
            <text:p>172,9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6.72" calcext:value-type="float">
            <text:p>166,72</text:p>
          </table:table-cell>
          <table:table-cell table:style-name="ce1" office:value-type="float" office:value="178.18" calcext:value-type="float">
            <text:p>178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12:00:0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91.88" calcext:value-type="float">
            <text:p>191,8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88.8" calcext:value-type="float">
            <text:p>188,8</text:p>
          </table:table-cell>
          <table:table-cell table:style-name="ce1" office:value-type="float" office:value="414.62" calcext:value-type="float">
            <text:p>414,6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13:00:0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06.75" calcext:value-type="float">
            <text:p>206,7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5.95" calcext:value-type="float">
            <text:p>205,95</text:p>
          </table:table-cell>
          <table:table-cell table:style-name="ce1" office:value-type="float" office:value="415.87" calcext:value-type="float">
            <text:p>415,8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14:00:0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73.44" calcext:value-type="float">
            <text:p>373,4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9.94" calcext:value-type="float">
            <text:p>399,94</text:p>
          </table:table-cell>
          <table:table-cell table:style-name="ce1" office:value-type="float" office:value="416.42" calcext:value-type="float">
            <text:p>416,4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15:00:0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80.76" calcext:value-type="float">
            <text:p>380,76</text:p>
          </table:table-cell>
          <table:table-cell table:style-name="ce1" office:value-type="float" office:value="405.29" calcext:value-type="float">
            <text:p>405,29</text:p>
          </table:table-cell>
          <table:table-cell table:style-name="ce1" office:value-type="float" office:value="402.86" calcext:value-type="float">
            <text:p>402,86</text:p>
          </table:table-cell>
          <table:table-cell table:style-name="ce1" office:value-type="float" office:value="416.49" calcext:value-type="float">
            <text:p>416,4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16:00:0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90.71" calcext:value-type="float">
            <text:p>390,71</text:p>
          </table:table-cell>
          <table:table-cell table:style-name="ce1" office:value-type="float" office:value="410.64" calcext:value-type="float">
            <text:p>410,64</text:p>
          </table:table-cell>
          <table:table-cell table:style-name="ce1" office:value-type="float" office:value="408.8" calcext:value-type="float">
            <text:p>408,8</text:p>
          </table:table-cell>
          <table:table-cell table:style-name="ce1" office:value-type="float" office:value="415.22" calcext:value-type="float">
            <text:p>415,2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17:00:0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387.71" calcext:value-type="float">
            <text:p>387,71</text:p>
          </table:table-cell>
          <table:table-cell table:style-name="ce1" office:value-type="float" office:value="406.91" calcext:value-type="float">
            <text:p>406,91</text:p>
          </table:table-cell>
          <table:table-cell table:style-name="ce1" office:value-type="float" office:value="405.75" calcext:value-type="float">
            <text:p>405,75</text:p>
          </table:table-cell>
          <table:table-cell table:style-name="ce1" office:value-type="float" office:value="414.62" calcext:value-type="float">
            <text:p>414,6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18:00:0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82.21" calcext:value-type="float">
            <text:p>382,21</text:p>
          </table:table-cell>
          <table:table-cell table:style-name="ce1" office:value-type="float" office:value="399.9" calcext:value-type="float">
            <text:p>399,9</text:p>
          </table:table-cell>
          <table:table-cell table:style-name="ce1" office:value-type="float" office:value="400.68" calcext:value-type="float">
            <text:p>400,68</text:p>
          </table:table-cell>
          <table:table-cell table:style-name="ce1" office:value-type="float" office:value="400.04" calcext:value-type="float">
            <text:p>400,0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19:00:0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364.68" calcext:value-type="float">
            <text:p>364,6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83.87" calcext:value-type="float">
            <text:p>383,87</text:p>
          </table:table-cell>
          <table:table-cell table:style-name="ce1" office:value-type="float" office:value="400.06" calcext:value-type="float">
            <text:p>400,0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20:00:0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319.86" calcext:value-type="float">
            <text:p>319,8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35.71" calcext:value-type="float">
            <text:p>335,71</text:p>
          </table:table-cell>
          <table:table-cell table:style-name="ce1" office:value-type="float" office:value="415.22" calcext:value-type="float">
            <text:p>415,2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21:00:0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18.95" calcext:value-type="float">
            <text:p>218,9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415.22" calcext:value-type="float">
            <text:p>415,2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22:00:0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38.99" calcext:value-type="float">
            <text:p>138,99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55" calcext:value-type="float">
            <text:p>127,55</text:p>
          </table:table-cell>
          <table:table-cell table:style-name="ce1" office:value-type="float" office:value="410.14" calcext:value-type="float">
            <text:p>410,1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4 23:00:0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20.49" calcext:value-type="float">
            <text:p>120,49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06.63" calcext:value-type="float">
            <text:p>106,63</text:p>
          </table:table-cell>
          <table:table-cell table:style-name="ce1" office:value-type="float" office:value="308.47" calcext:value-type="float">
            <text:p>308,4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00:00:0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99.22" calcext:value-type="float">
            <text:p>99,2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7.21" calcext:value-type="float">
            <text:p>87,21</text:p>
          </table:table-cell>
          <table:table-cell table:style-name="ce1" office:value-type="float" office:value="241.26" calcext:value-type="float">
            <text:p>241,2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01:00: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4.28" calcext:value-type="float">
            <text:p>84,2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.51" calcext:value-type="float">
            <text:p>71,51</text:p>
          </table:table-cell>
          <table:table-cell table:style-name="ce1" office:value-type="float" office:value="129.38" calcext:value-type="float">
            <text:p>129,3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02:00:0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73.85" calcext:value-type="float">
            <text:p>73,8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.05" calcext:value-type="float">
            <text:p>61,05</text:p>
          </table:table-cell>
          <table:table-cell table:style-name="ce1" office:value-type="float" office:value="126.53" calcext:value-type="float">
            <text:p>126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03:00:0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3.95" calcext:value-type="float">
            <text:p>73,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.14" calcext:value-type="float">
            <text:p>61,14</text:p>
          </table:table-cell>
          <table:table-cell table:style-name="ce1" office:value-type="float" office:value="98.68" calcext:value-type="float">
            <text:p>98,6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04:00:0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3.9" calcext:value-type="float">
            <text:p>73,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0.75" calcext:value-type="float">
            <text:p>60,75</text:p>
          </table:table-cell>
          <table:table-cell table:style-name="ce1" office:value-type="float" office:value="124.29" calcext:value-type="float">
            <text:p>124,2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05:00:0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91.04" calcext:value-type="float">
            <text:p>91,04</text:p>
          </table:table-cell>
          <table:table-cell table:style-name="ce1" office:value-type="float" office:value="77.22" calcext:value-type="float">
            <text:p>77,22</text:p>
          </table:table-cell>
          <table:table-cell table:style-name="ce1" office:value-type="float" office:value="79.05" calcext:value-type="float">
            <text:p>79,05</text:p>
          </table:table-cell>
          <table:table-cell table:style-name="ce1" office:value-type="float" office:value="167.89" calcext:value-type="float">
            <text:p>167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06:00:0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2.52" calcext:value-type="float">
            <text:p>102,5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2.18" calcext:value-type="float">
            <text:p>92,18</text:p>
          </table:table-cell>
          <table:table-cell table:style-name="ce1" office:value-type="float" office:value="167.89" calcext:value-type="float">
            <text:p>167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07:00:0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90.51" calcext:value-type="float">
            <text:p>90,5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6.91" calcext:value-type="float">
            <text:p>76,91</text:p>
          </table:table-cell>
          <table:table-cell table:style-name="ce1" office:value-type="float" office:value="167.89" calcext:value-type="float">
            <text:p>167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08:00:0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18.74" calcext:value-type="float">
            <text:p>118,74</text:p>
          </table:table-cell>
          <table:table-cell table:style-name="ce1" office:value-type="float" office:value="111.52" calcext:value-type="float">
            <text:p>111,52</text:p>
          </table:table-cell>
          <table:table-cell table:style-name="ce1" office:value-type="float" office:value="108.75" calcext:value-type="float">
            <text:p>108,75</text:p>
          </table:table-cell>
          <table:table-cell table:style-name="ce1" office:value-type="float" office:value="302.34" calcext:value-type="float">
            <text:p>302,3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09:00:0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53.33" calcext:value-type="float">
            <text:p>153,3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46.27" calcext:value-type="float">
            <text:p>146,27</text:p>
          </table:table-cell>
          <table:table-cell table:style-name="ce1" office:value-type="float" office:value="349.18" calcext:value-type="float">
            <text:p>349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10:00:0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03.43" calcext:value-type="float">
            <text:p>203,43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2.48" calcext:value-type="float">
            <text:p>202,48</text:p>
          </table:table-cell>
          <table:table-cell table:style-name="ce1" office:value-type="float" office:value="395.37" calcext:value-type="float">
            <text:p>395,3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11:00: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21.76" calcext:value-type="float">
            <text:p>221,76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3.47" calcext:value-type="float">
            <text:p>223,47</text:p>
          </table:table-cell>
          <table:table-cell table:style-name="ce1" office:value-type="float" office:value="397.13" calcext:value-type="float">
            <text:p>397,1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12:00:0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67.92" calcext:value-type="float">
            <text:p>267,92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7.49" calcext:value-type="float">
            <text:p>277,49</text:p>
          </table:table-cell>
          <table:table-cell table:style-name="ce1" office:value-type="float" office:value="418.02" calcext:value-type="float">
            <text:p>418,0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13:00:0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35.04" calcext:value-type="float">
            <text:p>335,04</text:p>
          </table:table-cell>
          <table:table-cell table:style-name="ce1" office:value-type="float" office:value="343.57" calcext:value-type="float">
            <text:p>343,57</text:p>
          </table:table-cell>
          <table:table-cell table:style-name="ce1" office:value-type="float" office:value="354.82" calcext:value-type="float">
            <text:p>354,82</text:p>
          </table:table-cell>
          <table:table-cell table:style-name="ce1" office:value-type="float" office:value="430.36" calcext:value-type="float">
            <text:p>430,3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14:00:0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59.66" calcext:value-type="float">
            <text:p>359,66</text:p>
          </table:table-cell>
          <table:table-cell table:style-name="ce1" office:value-type="float" office:value="382.22" calcext:value-type="float">
            <text:p>382,22</text:p>
          </table:table-cell>
          <table:table-cell table:style-name="ce1" office:value-type="float" office:value="379.99" calcext:value-type="float">
            <text:p>379,99</text:p>
          </table:table-cell>
          <table:table-cell table:style-name="ce1" office:value-type="float" office:value="416.45" calcext:value-type="float">
            <text:p>416,4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15:00:0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57.01" calcext:value-type="float">
            <text:p>357,01</text:p>
          </table:table-cell>
          <table:table-cell table:style-name="ce1" office:value-type="float" office:value="382.22" calcext:value-type="float">
            <text:p>382,22</text:p>
          </table:table-cell>
          <table:table-cell table:style-name="ce1" office:value-type="float" office:value="377.9" calcext:value-type="float">
            <text:p>377,9</text:p>
          </table:table-cell>
          <table:table-cell table:style-name="ce1" office:value-type="float" office:value="396.04" calcext:value-type="float">
            <text:p>396,0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16:00: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74.56" calcext:value-type="float">
            <text:p>374,56</text:p>
          </table:table-cell>
          <table:table-cell table:style-name="ce1" office:value-type="float" office:value="396.22" calcext:value-type="float">
            <text:p>396,22</text:p>
          </table:table-cell>
          <table:table-cell table:style-name="ce1" office:value-type="float" office:value="390.52" calcext:value-type="float">
            <text:p>390,52</text:p>
          </table:table-cell>
          <table:table-cell table:style-name="ce1" office:value-type="float" office:value="395.41" calcext:value-type="float">
            <text:p>395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17:00:0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73.46" calcext:value-type="float">
            <text:p>373,4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89.25" calcext:value-type="float">
            <text:p>389,25</text:p>
          </table:table-cell>
          <table:table-cell table:style-name="ce1" office:value-type="float" office:value="396" calcext:value-type="float">
            <text:p>39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18:00:0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70.69" calcext:value-type="float">
            <text:p>370,69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86.12" calcext:value-type="float">
            <text:p>386,12</text:p>
          </table:table-cell>
          <table:table-cell table:style-name="ce1" office:value-type="float" office:value="397.14" calcext:value-type="float">
            <text:p>397,1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19:00: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47.74" calcext:value-type="float">
            <text:p>347,74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60.39" calcext:value-type="float">
            <text:p>360,39</text:p>
          </table:table-cell>
          <table:table-cell table:style-name="ce1" office:value-type="float" office:value="395.41" calcext:value-type="float">
            <text:p>395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20:00:0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01.56" calcext:value-type="float">
            <text:p>301,56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311.85" calcext:value-type="float">
            <text:p>311,85</text:p>
          </table:table-cell>
          <table:table-cell table:style-name="ce1" office:value-type="float" office:value="395.37" calcext:value-type="float">
            <text:p>395,3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21:00:0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08.17" calcext:value-type="float">
            <text:p>208,17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7.96" calcext:value-type="float">
            <text:p>207,96</text:p>
          </table:table-cell>
          <table:table-cell table:style-name="ce1" office:value-type="float" office:value="349.18" calcext:value-type="float">
            <text:p>349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22:00:0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68.43" calcext:value-type="float">
            <text:p>168,43</text:p>
          </table:table-cell>
          <table:table-cell table:style-name="ce1" office:value-type="float" office:value="158.09" calcext:value-type="float">
            <text:p>158,09</text:p>
          </table:table-cell>
          <table:table-cell table:style-name="ce1" office:value-type="float" office:value="162.92" calcext:value-type="float">
            <text:p>162,92</text:p>
          </table:table-cell>
          <table:table-cell table:style-name="ce1" office:value-type="float" office:value="395.35" calcext:value-type="float">
            <text:p>395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5 23:00:0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18.31" calcext:value-type="float">
            <text:p>118,31</text:p>
          </table:table-cell>
          <table:table-cell table:style-name="ce1" office:value-type="float" office:value="103.06" calcext:value-type="float">
            <text:p>103,06</text:p>
          </table:table-cell>
          <table:table-cell table:style-name="ce1" office:value-type="float" office:value="107.77" calcext:value-type="float">
            <text:p>107,77</text:p>
          </table:table-cell>
          <table:table-cell table:style-name="ce1" office:value-type="float" office:value="298.84" calcext:value-type="float">
            <text:p>298,8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00:00:0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08.85" calcext:value-type="float">
            <text:p>108,8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92.76" calcext:value-type="float">
            <text:p>92,76</text:p>
          </table:table-cell>
          <table:table-cell table:style-name="ce1" office:value-type="float" office:value="284.39" calcext:value-type="float">
            <text:p>284,3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01:00:0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04.07" calcext:value-type="float">
            <text:p>104,0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7.67" calcext:value-type="float">
            <text:p>87,67</text:p>
          </table:table-cell>
          <table:table-cell table:style-name="ce1" office:value-type="float" office:value="111.27" calcext:value-type="float">
            <text:p>111,2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02:00:0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88.74" calcext:value-type="float">
            <text:p>88,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2.4" calcext:value-type="float">
            <text:p>72,4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03:00:00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83.2" calcext:value-type="float">
            <text:p>83,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.96" calcext:value-type="float">
            <text:p>66,96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04:00: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95.87" calcext:value-type="float">
            <text:p>95,8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1.13" calcext:value-type="float">
            <text:p>81,13</text:p>
          </table:table-cell>
          <table:table-cell table:style-name="ce1" office:value-type="float" office:value="50.01" calcext:value-type="float">
            <text:p>50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05:00:00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27.39" calcext:value-type="float">
            <text:p>127,39</text:p>
          </table:table-cell>
          <table:table-cell table:style-name="ce1" office:value-type="float" office:value="121.22" calcext:value-type="float">
            <text:p>121,22</text:p>
          </table:table-cell>
          <table:table-cell table:style-name="ce1" office:value-type="float" office:value="113.02" calcext:value-type="float">
            <text:p>113,02</text:p>
          </table:table-cell>
          <table:table-cell table:style-name="ce1" office:value-type="float" office:value="168.43" calcext:value-type="float">
            <text:p>168,4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06:00:00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283.9" calcext:value-type="float">
            <text:p>283,9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84.9" calcext:value-type="float">
            <text:p>284,9</text:p>
          </table:table-cell>
          <table:table-cell table:style-name="ce1" office:value-type="float" office:value="331.61" calcext:value-type="float">
            <text:p>331,6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07:00:0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28.1" calcext:value-type="float">
            <text:p>328,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32.23" calcext:value-type="float">
            <text:p>332,23</text:p>
          </table:table-cell>
          <table:table-cell table:style-name="ce1" office:value-type="float" office:value="424.41" calcext:value-type="float">
            <text:p>424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08:00:0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330.12" calcext:value-type="float">
            <text:p>330,12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34.4" calcext:value-type="float">
            <text:p>334,4</text:p>
          </table:table-cell>
          <table:table-cell table:style-name="ce1" office:value-type="float" office:value="417.58" calcext:value-type="float">
            <text:p>417,5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09:00:0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54.89" calcext:value-type="float">
            <text:p>254,89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53.72" calcext:value-type="float">
            <text:p>253,72</text:p>
          </table:table-cell>
          <table:table-cell table:style-name="ce1" office:value-type="float" office:value="415.81" calcext:value-type="float">
            <text:p>415,8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10:00:00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84.87" calcext:value-type="float">
            <text:p>184,8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0.06" calcext:value-type="float">
            <text:p>180,06</text:p>
          </table:table-cell>
          <table:table-cell table:style-name="ce1" office:value-type="float" office:value="421.16" calcext:value-type="float">
            <text:p>421,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11:00:00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179.64" calcext:value-type="float">
            <text:p>179,6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74.69" calcext:value-type="float">
            <text:p>174,69</text:p>
          </table:table-cell>
          <table:table-cell table:style-name="ce1" office:value-type="float" office:value="424.41" calcext:value-type="float">
            <text:p>424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12:00:00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180.36" calcext:value-type="float">
            <text:p>180,3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75.32" calcext:value-type="float">
            <text:p>175,32</text:p>
          </table:table-cell>
          <table:table-cell table:style-name="ce1" office:value-type="float" office:value="425.61" calcext:value-type="float">
            <text:p>425,6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13:00:0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19.57" calcext:value-type="float">
            <text:p>219,5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16.29" calcext:value-type="float">
            <text:p>216,29</text:p>
          </table:table-cell>
          <table:table-cell table:style-name="ce1" office:value-type="float" office:value="428.07" calcext:value-type="float">
            <text:p>428,0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14:00:0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94.45" calcext:value-type="float">
            <text:p>294,45</text:p>
          </table:table-cell>
          <table:table-cell table:style-name="ce1" office:value-type="float" office:value="275.41" calcext:value-type="float">
            <text:p>275,41</text:p>
          </table:table-cell>
          <table:table-cell table:style-name="ce1" office:value-type="float" office:value="296.29" calcext:value-type="float">
            <text:p>296,29</text:p>
          </table:table-cell>
          <table:table-cell table:style-name="ce1" office:value-type="float" office:value="425.61" calcext:value-type="float">
            <text:p>425,6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15:00:0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366.01" calcext:value-type="float">
            <text:p>366,01</text:p>
          </table:table-cell>
          <table:table-cell table:style-name="ce1" office:value-type="float" office:value="361.91" calcext:value-type="float">
            <text:p>361,91</text:p>
          </table:table-cell>
          <table:table-cell table:style-name="ce1" office:value-type="float" office:value="374.21" calcext:value-type="float">
            <text:p>374,21</text:p>
          </table:table-cell>
          <table:table-cell table:style-name="ce1" office:value-type="float" office:value="482.5" calcext:value-type="float">
            <text:p>482,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16:00: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01.26" calcext:value-type="float">
            <text:p>401,26</text:p>
          </table:table-cell>
          <table:table-cell table:style-name="ce1" office:value-type="float" office:value="413.71" calcext:value-type="float">
            <text:p>413,71</text:p>
          </table:table-cell>
          <table:table-cell table:style-name="ce1" office:value-type="float" office:value="411.26" calcext:value-type="float">
            <text:p>411,26</text:p>
          </table:table-cell>
          <table:table-cell table:style-name="ce1" office:value-type="float" office:value="426.21" calcext:value-type="float">
            <text:p>426,2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17:00:00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402.96" calcext:value-type="float">
            <text:p>402,96</text:p>
          </table:table-cell>
          <table:table-cell table:style-name="ce1" office:value-type="float" office:value="414.17" calcext:value-type="float">
            <text:p>414,17</text:p>
          </table:table-cell>
          <table:table-cell table:style-name="ce1" office:value-type="float" office:value="411.73" calcext:value-type="float">
            <text:p>411,73</text:p>
          </table:table-cell>
          <table:table-cell table:style-name="ce1" office:value-type="float" office:value="439" calcext:value-type="float">
            <text:p>43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18:00:0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5.6" calcext:value-type="float">
            <text:p>405,6</text:p>
          </table:table-cell>
          <table:table-cell table:style-name="ce1" office:value-type="float" office:value="418.58" calcext:value-type="float">
            <text:p>418,58</text:p>
          </table:table-cell>
          <table:table-cell table:style-name="ce1" office:value-type="float" office:value="415.11" calcext:value-type="float">
            <text:p>415,11</text:p>
          </table:table-cell>
          <table:table-cell table:style-name="ce1" office:value-type="float" office:value="425.66" calcext:value-type="float">
            <text:p>425,6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19:00:00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399.59" calcext:value-type="float">
            <text:p>399,59</text:p>
          </table:table-cell>
          <table:table-cell table:style-name="ce1" office:value-type="float" office:value="410.62" calcext:value-type="float">
            <text:p>410,62</text:p>
          </table:table-cell>
          <table:table-cell table:style-name="ce1" office:value-type="float" office:value="409.12" calcext:value-type="float">
            <text:p>409,12</text:p>
          </table:table-cell>
          <table:table-cell table:style-name="ce1" office:value-type="float" office:value="425.62" calcext:value-type="float">
            <text:p>425,6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20:00:0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92.1" calcext:value-type="float">
            <text:p>392,1</text:p>
          </table:table-cell>
          <table:table-cell table:style-name="ce1" office:value-type="float" office:value="400.96" calcext:value-type="float">
            <text:p>400,96</text:p>
          </table:table-cell>
          <table:table-cell table:style-name="ce1" office:value-type="float" office:value="401.4" calcext:value-type="float">
            <text:p>401,4</text:p>
          </table:table-cell>
          <table:table-cell table:style-name="ce1" office:value-type="float" office:value="439" calcext:value-type="float">
            <text:p>43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21:00:00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351.4" calcext:value-type="float">
            <text:p>351,4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59.85" calcext:value-type="float">
            <text:p>359,85</text:p>
          </table:table-cell>
          <table:table-cell table:style-name="ce1" office:value-type="float" office:value="425.61" calcext:value-type="float">
            <text:p>425,6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22:00:0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29.6" calcext:value-type="float">
            <text:p>329,6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35.37" calcext:value-type="float">
            <text:p>335,37</text:p>
          </table:table-cell>
          <table:table-cell table:style-name="ce1" office:value-type="float" office:value="424.41" calcext:value-type="float">
            <text:p>424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6 23:00:0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02.83" calcext:value-type="float">
            <text:p>302,83</text:p>
          </table:table-cell>
          <table:table-cell table:style-name="ce1" office:value-type="float" office:value="265.13" calcext:value-type="float">
            <text:p>265,13</text:p>
          </table:table-cell>
          <table:table-cell table:style-name="ce1" office:value-type="float" office:value="305.54" calcext:value-type="float">
            <text:p>305,54</text:p>
          </table:table-cell>
          <table:table-cell table:style-name="ce1" office:value-type="float" office:value="422.94" calcext:value-type="float">
            <text:p>422,9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00:00:0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29.32" calcext:value-type="float">
            <text:p>329,32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58.41" calcext:value-type="float">
            <text:p>258,41</text:p>
          </table:table-cell>
          <table:table-cell table:style-name="ce1" office:value-type="float" office:value="404.16" calcext:value-type="float">
            <text:p>404,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01:00:0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20.95" calcext:value-type="float">
            <text:p>320,9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42.42" calcext:value-type="float">
            <text:p>242,42</text:p>
          </table:table-cell>
          <table:table-cell table:style-name="ce1" office:value-type="float" office:value="399.41" calcext:value-type="float">
            <text:p>399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02:00: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21.15" calcext:value-type="float">
            <text:p>321,1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43.64" calcext:value-type="float">
            <text:p>243,64</text:p>
          </table:table-cell>
          <table:table-cell table:style-name="ce1" office:value-type="float" office:value="399.41" calcext:value-type="float">
            <text:p>399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03:00:0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29.04" calcext:value-type="float">
            <text:p>329,04</text:p>
          </table:table-cell>
          <table:table-cell table:style-name="ce1" office:value-type="float" office:value="210.22" calcext:value-type="float">
            <text:p>210,22</text:p>
          </table:table-cell>
          <table:table-cell table:style-name="ce1" office:value-type="float" office:value="249.64" calcext:value-type="float">
            <text:p>249,64</text:p>
          </table:table-cell>
          <table:table-cell table:style-name="ce1" office:value-type="float" office:value="399.41" calcext:value-type="float">
            <text:p>399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04:00:0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42.04" calcext:value-type="float">
            <text:p>342,04</text:p>
          </table:table-cell>
          <table:table-cell table:style-name="ce1" office:value-type="float" office:value="234.34" calcext:value-type="float">
            <text:p>234,34</text:p>
          </table:table-cell>
          <table:table-cell table:style-name="ce1" office:value-type="float" office:value="268.69" calcext:value-type="float">
            <text:p>268,69</text:p>
          </table:table-cell>
          <table:table-cell table:style-name="ce1" office:value-type="float" office:value="399.41" calcext:value-type="float">
            <text:p>399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05:00: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73.07" calcext:value-type="float">
            <text:p>373,07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19.54" calcext:value-type="float">
            <text:p>319,54</text:p>
          </table:table-cell>
          <table:table-cell table:style-name="ce1" office:value-type="float" office:value="407.3" calcext:value-type="float">
            <text:p>407,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06:00:0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19.25" calcext:value-type="float">
            <text:p>419,25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13.85" calcext:value-type="float">
            <text:p>413,85</text:p>
          </table:table-cell>
          <table:table-cell table:style-name="ce1" office:value-type="float" office:value="451.26" calcext:value-type="float">
            <text:p>451,2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07:00: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54.44" calcext:value-type="float">
            <text:p>454,44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76.89" calcext:value-type="float">
            <text:p>476,89</text:p>
          </table:table-cell>
          <table:table-cell table:style-name="ce1" office:value-type="float" office:value="538.93" calcext:value-type="float">
            <text:p>538,9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08:00: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78.81" calcext:value-type="float">
            <text:p>478,81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11.61" calcext:value-type="float">
            <text:p>511,61</text:p>
          </table:table-cell>
          <table:table-cell table:style-name="ce1" office:value-type="float" office:value="465.22" calcext:value-type="float">
            <text:p>465,2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09:00:0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36.18" calcext:value-type="float">
            <text:p>436,18</text:p>
          </table:table-cell>
          <table:table-cell table:style-name="ce1" office:value-type="float" office:value="403.19" calcext:value-type="float">
            <text:p>403,19</text:p>
          </table:table-cell>
          <table:table-cell table:style-name="ce1" office:value-type="float" office:value="442.11" calcext:value-type="float">
            <text:p>442,11</text:p>
          </table:table-cell>
          <table:table-cell table:style-name="ce1" office:value-type="float" office:value="465.22" calcext:value-type="float">
            <text:p>465,2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10:00:0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05.34" calcext:value-type="float">
            <text:p>405,3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93.48" calcext:value-type="float">
            <text:p>393,48</text:p>
          </table:table-cell>
          <table:table-cell table:style-name="ce1" office:value-type="float" office:value="367.86" calcext:value-type="float">
            <text:p>367,8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11:00:0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82.32" calcext:value-type="float">
            <text:p>382,32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54.3" calcext:value-type="float">
            <text:p>354,3</text:p>
          </table:table-cell>
          <table:table-cell table:style-name="ce1" office:value-type="float" office:value="315.23" calcext:value-type="float">
            <text:p>315,2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12:00:0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80.42" calcext:value-type="float">
            <text:p>380,42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47.57" calcext:value-type="float">
            <text:p>347,57</text:p>
          </table:table-cell>
          <table:table-cell table:style-name="ce1" office:value-type="float" office:value="489.05" calcext:value-type="float">
            <text:p>489,0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13:00:0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94.68" calcext:value-type="float">
            <text:p>394,68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66.25" calcext:value-type="float">
            <text:p>366,25</text:p>
          </table:table-cell>
          <table:table-cell table:style-name="ce1" office:value-type="float" office:value="579.03" calcext:value-type="float">
            <text:p>579,0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14:00: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7.61" calcext:value-type="float">
            <text:p>417,61</text:p>
          </table:table-cell>
          <table:table-cell table:style-name="ce1" office:value-type="float" office:value="579.58" calcext:value-type="float">
            <text:p>579,5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15:00: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3.33" calcext:value-type="float">
            <text:p>453,33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80.75" calcext:value-type="float">
            <text:p>480,75</text:p>
          </table:table-cell>
          <table:table-cell table:style-name="ce1" office:value-type="float" office:value="604.53" calcext:value-type="float">
            <text:p>604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16:00: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86.25" calcext:value-type="float">
            <text:p>486,2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32.16" calcext:value-type="float">
            <text:p>532,16</text:p>
          </table:table-cell>
          <table:table-cell table:style-name="ce1" office:value-type="float" office:value="657.97" calcext:value-type="float">
            <text:p>657,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17:00:0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1.35" calcext:value-type="float">
            <text:p>571,35</text:p>
          </table:table-cell>
          <table:table-cell table:style-name="ce1" office:value-type="float" office:value="656.59" calcext:value-type="float">
            <text:p>656,5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18:00: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03.01" calcext:value-type="float">
            <text:p>503,01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66.54" calcext:value-type="float">
            <text:p>566,54</text:p>
          </table:table-cell>
          <table:table-cell table:style-name="ce1" office:value-type="float" office:value="638.08" calcext:value-type="float">
            <text:p>638,0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19:00:0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97.35" calcext:value-type="float">
            <text:p>497,35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63.19" calcext:value-type="float">
            <text:p>563,19</text:p>
          </table:table-cell>
          <table:table-cell table:style-name="ce1" office:value-type="float" office:value="580.17" calcext:value-type="float">
            <text:p>580,1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20:00:0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60.82" calcext:value-type="float">
            <text:p>460,8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99.69" calcext:value-type="float">
            <text:p>499,69</text:p>
          </table:table-cell>
          <table:table-cell table:style-name="ce1" office:value-type="float" office:value="567.9" calcext:value-type="float">
            <text:p>567,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21:00:0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9.26" calcext:value-type="float">
            <text:p>419,26</text:p>
          </table:table-cell>
          <table:table-cell table:style-name="ce1" office:value-type="float" office:value="410.94" calcext:value-type="float">
            <text:p>410,94</text:p>
          </table:table-cell>
          <table:table-cell table:style-name="ce1" office:value-type="float" office:value="411.2" calcext:value-type="float">
            <text:p>411,2</text:p>
          </table:table-cell>
          <table:table-cell table:style-name="ce1" office:value-type="float" office:value="498.6" calcext:value-type="float">
            <text:p>498,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22:00: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3.74" calcext:value-type="float">
            <text:p>413,7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9.33" calcext:value-type="float">
            <text:p>399,33</text:p>
          </table:table-cell>
          <table:table-cell table:style-name="ce1" office:value-type="float" office:value="461.43" calcext:value-type="float">
            <text:p>461,4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7 23:00:0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80.93" calcext:value-type="float">
            <text:p>380,93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24.05" calcext:value-type="float">
            <text:p>324,05</text:p>
          </table:table-cell>
          <table:table-cell table:style-name="ce1" office:value-type="float" office:value="420.91" calcext:value-type="float">
            <text:p>420,9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00:00:0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93.71" calcext:value-type="float">
            <text:p>393,71</text:p>
          </table:table-cell>
          <table:table-cell table:style-name="ce1" office:value-type="float" office:value="371.14" calcext:value-type="float">
            <text:p>371,14</text:p>
          </table:table-cell>
          <table:table-cell table:style-name="ce1" office:value-type="float" office:value="366.93" calcext:value-type="float">
            <text:p>366,93</text:p>
          </table:table-cell>
          <table:table-cell table:style-name="ce1" office:value-type="float" office:value="321.07" calcext:value-type="float">
            <text:p>321,0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01:00: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83.74" calcext:value-type="float">
            <text:p>383,74</text:p>
          </table:table-cell>
          <table:table-cell table:style-name="ce1" office:value-type="float" office:value="342.13" calcext:value-type="float">
            <text:p>342,13</text:p>
          </table:table-cell>
          <table:table-cell table:style-name="ce1" office:value-type="float" office:value="341.12" calcext:value-type="float">
            <text:p>341,12</text:p>
          </table:table-cell>
          <table:table-cell table:style-name="ce1" office:value-type="float" office:value="357.33" calcext:value-type="float">
            <text:p>357,3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02:00: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81.25" calcext:value-type="float">
            <text:p>381,25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35.06" calcext:value-type="float">
            <text:p>335,06</text:p>
          </table:table-cell>
          <table:table-cell table:style-name="ce1" office:value-type="float" office:value="356.98" calcext:value-type="float">
            <text:p>356,9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03:00: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81.2" calcext:value-type="float">
            <text:p>381,2</text:p>
          </table:table-cell>
          <table:table-cell table:number-columns-repeated="2" table:style-name="ce1" office:value-type="float" office:value="335" calcext:value-type="float">
            <text:p>335</text:p>
          </table:table-cell>
          <table:table-cell table:style-name="ce1" office:value-type="float" office:value="355.35" calcext:value-type="float">
            <text:p>355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04:00:0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84.33" calcext:value-type="float">
            <text:p>384,33</text:p>
          </table:table-cell>
          <table:table-cell table:style-name="ce1" office:value-type="float" office:value="341.24" calcext:value-type="float">
            <text:p>341,24</text:p>
          </table:table-cell>
          <table:table-cell table:style-name="ce1" office:value-type="float" office:value="342.13" calcext:value-type="float">
            <text:p>342,13</text:p>
          </table:table-cell>
          <table:table-cell table:style-name="ce1" office:value-type="float" office:value="324.63" calcext:value-type="float">
            <text:p>324,6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05:00:0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96.21" calcext:value-type="float">
            <text:p>396,21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74.6" calcext:value-type="float">
            <text:p>374,6</text:p>
          </table:table-cell>
          <table:table-cell table:style-name="ce1" office:value-type="float" office:value="379.16" calcext:value-type="float">
            <text:p>379,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06:00:0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22.29" calcext:value-type="float">
            <text:p>422,29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35.67" calcext:value-type="float">
            <text:p>435,67</text:p>
          </table:table-cell>
          <table:table-cell table:style-name="ce1" office:value-type="float" office:value="460.67" calcext:value-type="float">
            <text:p>460,6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07:00:0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57.11" calcext:value-type="float">
            <text:p>457,11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14.32" calcext:value-type="float">
            <text:p>514,32</text:p>
          </table:table-cell>
          <table:table-cell table:style-name="ce1" office:value-type="float" office:value="551.95" calcext:value-type="float">
            <text:p>551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08:00: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63.21" calcext:value-type="float">
            <text:p>463,21</text:p>
          </table:table-cell>
          <table:table-cell table:style-name="ce1" office:value-type="float" office:value="530.2" calcext:value-type="float">
            <text:p>530,2</text:p>
          </table:table-cell>
          <table:table-cell table:style-name="ce1" office:value-type="float" office:value="524.45" calcext:value-type="float">
            <text:p>524,45</text:p>
          </table:table-cell>
          <table:table-cell table:style-name="ce1" office:value-type="float" office:value="543.29" calcext:value-type="float">
            <text:p>543,2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09:00:0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33.31" calcext:value-type="float">
            <text:p>433,31</text:p>
          </table:table-cell>
          <table:table-cell table:style-name="ce1" office:value-type="float" office:value="467.11" calcext:value-type="float">
            <text:p>467,11</text:p>
          </table:table-cell>
          <table:table-cell table:style-name="ce1" office:value-type="float" office:value="458.21" calcext:value-type="float">
            <text:p>458,21</text:p>
          </table:table-cell>
          <table:table-cell table:style-name="ce1" office:value-type="float" office:value="464.46" calcext:value-type="float">
            <text:p>464,4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10:00:0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10.09" calcext:value-type="float">
            <text:p>410,09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409.48" calcext:value-type="float">
            <text:p>409,48</text:p>
          </table:table-cell>
          <table:table-cell table:style-name="ce1" office:value-type="float" office:value="450.72" calcext:value-type="float">
            <text:p>450,7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11:00:0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405.64" calcext:value-type="float">
            <text:p>405,6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9.63" calcext:value-type="float">
            <text:p>399,63</text:p>
          </table:table-cell>
          <table:table-cell table:style-name="ce1" office:value-type="float" office:value="369.55" calcext:value-type="float">
            <text:p>369,5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12:00:00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05.78" calcext:value-type="float">
            <text:p>405,7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00.01" calcext:value-type="float">
            <text:p>400,01</text:p>
          </table:table-cell>
          <table:table-cell table:style-name="ce1" office:value-type="float" office:value="464.46" calcext:value-type="float">
            <text:p>464,4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13:00:0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07.35" calcext:value-type="float">
            <text:p>407,35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03.44" calcext:value-type="float">
            <text:p>403,44</text:p>
          </table:table-cell>
          <table:table-cell table:style-name="ce1" office:value-type="float" office:value="533.81" calcext:value-type="float">
            <text:p>533,8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14:00:0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26.38" calcext:value-type="float">
            <text:p>426,38</text:p>
          </table:table-cell>
          <table:table-cell table:style-name="ce1" office:value-type="float" office:value="449.39" calcext:value-type="float">
            <text:p>449,39</text:p>
          </table:table-cell>
          <table:table-cell table:style-name="ce1" office:value-type="float" office:value="446.54" calcext:value-type="float">
            <text:p>446,54</text:p>
          </table:table-cell>
          <table:table-cell table:style-name="ce1" office:value-type="float" office:value="538.27" calcext:value-type="float">
            <text:p>538,2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15:00:0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40.14" calcext:value-type="float">
            <text:p>440,14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72.77" calcext:value-type="float">
            <text:p>472,77</text:p>
          </table:table-cell>
          <table:table-cell table:style-name="ce1" office:value-type="float" office:value="551.41" calcext:value-type="float">
            <text:p>551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16:00:0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67.03" calcext:value-type="float">
            <text:p>467,03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4.97" calcext:value-type="float">
            <text:p>524,97</text:p>
          </table:table-cell>
          <table:table-cell table:style-name="ce1" office:value-type="float" office:value="603.64" calcext:value-type="float">
            <text:p>603,6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17:00: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70.04" calcext:value-type="float">
            <text:p>470,04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4.74" calcext:value-type="float">
            <text:p>534,74</text:p>
          </table:table-cell>
          <table:table-cell table:style-name="ce1" office:value-type="float" office:value="553.75" calcext:value-type="float">
            <text:p>553,7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18:00:0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71.25" calcext:value-type="float">
            <text:p>471,25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38.79" calcext:value-type="float">
            <text:p>538,79</text:p>
          </table:table-cell>
          <table:table-cell table:style-name="ce1" office:value-type="float" office:value="507.39" calcext:value-type="float">
            <text:p>507,3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19:00: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61.43" calcext:value-type="float">
            <text:p>461,43</text:p>
          </table:table-cell>
          <table:table-cell table:style-name="ce1" office:value-type="float" office:value="525.63" calcext:value-type="float">
            <text:p>525,63</text:p>
          </table:table-cell>
          <table:table-cell table:style-name="ce1" office:value-type="float" office:value="525.7" calcext:value-type="float">
            <text:p>525,7</text:p>
          </table:table-cell>
          <table:table-cell table:style-name="ce1" office:value-type="float" office:value="551.42" calcext:value-type="float">
            <text:p>551,4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20:00:0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36.92" calcext:value-type="float">
            <text:p>436,92</text:p>
          </table:table-cell>
          <table:table-cell table:style-name="ce1" office:value-type="float" office:value="464.42" calcext:value-type="float">
            <text:p>464,42</text:p>
          </table:table-cell>
          <table:table-cell table:style-name="ce1" office:value-type="float" office:value="467.31" calcext:value-type="float">
            <text:p>467,31</text:p>
          </table:table-cell>
          <table:table-cell table:style-name="ce1" office:value-type="float" office:value="464.46" calcext:value-type="float">
            <text:p>464,4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21:00:0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10.24" calcext:value-type="float">
            <text:p>410,24</text:p>
          </table:table-cell>
          <table:table-cell table:style-name="ce1" office:value-type="float" office:value="408.89" calcext:value-type="float">
            <text:p>408,89</text:p>
          </table:table-cell>
          <table:table-cell table:style-name="ce1" office:value-type="float" office:value="409.72" calcext:value-type="float">
            <text:p>409,72</text:p>
          </table:table-cell>
          <table:table-cell table:style-name="ce1" office:value-type="float" office:value="464.46" calcext:value-type="float">
            <text:p>464,4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22:00: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00.8" calcext:value-type="float">
            <text:p>400,8</text:p>
          </table:table-cell>
          <table:table-cell table:style-name="ce1" office:value-type="float" office:value="391.51" calcext:value-type="float">
            <text:p>391,51</text:p>
          </table:table-cell>
          <table:table-cell table:style-name="ce1" office:value-type="float" office:value="387.41" calcext:value-type="float">
            <text:p>387,41</text:p>
          </table:table-cell>
          <table:table-cell table:style-name="ce1" office:value-type="float" office:value="460.67" calcext:value-type="float">
            <text:p>460,6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8 23:00:0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81.48" calcext:value-type="float">
            <text:p>381,48</text:p>
          </table:table-cell>
          <table:table-cell table:style-name="ce1" office:value-type="float" office:value="343.8" calcext:value-type="float">
            <text:p>343,8</text:p>
          </table:table-cell>
          <table:table-cell table:style-name="ce1" office:value-type="float" office:value="342.35" calcext:value-type="float">
            <text:p>342,35</text:p>
          </table:table-cell>
          <table:table-cell table:style-name="ce1" office:value-type="float" office:value="369.55" calcext:value-type="float">
            <text:p>369,5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00:00:0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89.33" calcext:value-type="float">
            <text:p>389,33</text:p>
          </table:table-cell>
          <table:table-cell table:style-name="ce1" office:value-type="float" office:value="342.4" calcext:value-type="float">
            <text:p>342,4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30.27" calcext:value-type="float">
            <text:p>330,2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01:00:0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85.81" calcext:value-type="float">
            <text:p>385,81</text:p>
          </table:table-cell>
          <table:table-cell table:style-name="ce1" office:value-type="float" office:value="330.64" calcext:value-type="float">
            <text:p>330,64</text:p>
          </table:table-cell>
          <table:table-cell table:style-name="ce1" office:value-type="float" office:value="326.81" calcext:value-type="float">
            <text:p>326,81</text:p>
          </table:table-cell>
          <table:table-cell table:style-name="ce1" office:value-type="float" office:value="322.56" calcext:value-type="float">
            <text:p>322,5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02:00:00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84.53" calcext:value-type="float">
            <text:p>384,53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21.07" calcext:value-type="float">
            <text:p>321,07</text:p>
          </table:table-cell>
          <table:table-cell table:style-name="ce1" office:value-type="float" office:value="310.42" calcext:value-type="float">
            <text:p>310,4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03:00:0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385.85" calcext:value-type="float">
            <text:p>385,8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28.31" calcext:value-type="float">
            <text:p>328,31</text:p>
          </table:table-cell>
          <table:table-cell table:style-name="ce1" office:value-type="float" office:value="286.96" calcext:value-type="float">
            <text:p>286,9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04:00:0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89.93" calcext:value-type="float">
            <text:p>389,93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41.25" calcext:value-type="float">
            <text:p>341,25</text:p>
          </table:table-cell>
          <table:table-cell table:style-name="ce1" office:value-type="float" office:value="327.3" calcext:value-type="float">
            <text:p>327,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05:00:0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398.53" calcext:value-type="float">
            <text:p>398,53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6.56" calcext:value-type="float">
            <text:p>366,56</text:p>
          </table:table-cell>
          <table:table-cell table:style-name="ce1" office:value-type="float" office:value="327.31" calcext:value-type="float">
            <text:p>327,3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06:00:0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425.07" calcext:value-type="float">
            <text:p>425,07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444.25" calcext:value-type="float">
            <text:p>444,25</text:p>
          </table:table-cell>
          <table:table-cell table:style-name="ce1" office:value-type="float" office:value="327.31" calcext:value-type="float">
            <text:p>327,3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07:00:0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442.61" calcext:value-type="float">
            <text:p>442,61</text:p>
          </table:table-cell>
          <table:table-cell table:style-name="ce1" office:value-type="float" office:value="500.19" calcext:value-type="float">
            <text:p>500,19</text:p>
          </table:table-cell>
          <table:table-cell table:style-name="ce1" office:value-type="float" office:value="493.76" calcext:value-type="float">
            <text:p>493,76</text:p>
          </table:table-cell>
          <table:table-cell table:style-name="ce1" office:value-type="float" office:value="371.25" calcext:value-type="float">
            <text:p>371,2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08:00:00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63.08" calcext:value-type="float">
            <text:p>463,08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27.86" calcext:value-type="float">
            <text:p>527,86</text:p>
          </table:table-cell>
          <table:table-cell table:style-name="ce1" office:value-type="float" office:value="407.24" calcext:value-type="float">
            <text:p>407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09:00:0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47.18" calcext:value-type="float">
            <text:p>447,18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86.57" calcext:value-type="float">
            <text:p>486,57</text:p>
          </table:table-cell>
          <table:table-cell table:style-name="ce1" office:value-type="float" office:value="392.15" calcext:value-type="float">
            <text:p>392,1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10:00:0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27.46" calcext:value-type="float">
            <text:p>427,46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43.56" calcext:value-type="float">
            <text:p>443,56</text:p>
          </table:table-cell>
          <table:table-cell table:style-name="ce1" office:value-type="float" office:value="374.22" calcext:value-type="float">
            <text:p>374,2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11:00:0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18.91" calcext:value-type="float">
            <text:p>418,91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5.75" calcext:value-type="float">
            <text:p>425,75</text:p>
          </table:table-cell>
          <table:table-cell table:style-name="ce1" office:value-type="float" office:value="326.18" calcext:value-type="float">
            <text:p>326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12:00:0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13.71" calcext:value-type="float">
            <text:p>413,7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14.64" calcext:value-type="float">
            <text:p>414,64</text:p>
          </table:table-cell>
          <table:table-cell table:style-name="ce1" office:value-type="float" office:value="326.18" calcext:value-type="float">
            <text:p>326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13:00:0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21.08" calcext:value-type="float">
            <text:p>421,08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33.6" calcext:value-type="float">
            <text:p>433,6</text:p>
          </table:table-cell>
          <table:table-cell table:style-name="ce1" office:value-type="float" office:value="452.84" calcext:value-type="float">
            <text:p>452,8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14:00: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31.48" calcext:value-type="float">
            <text:p>431,48</text:p>
          </table:table-cell>
          <table:table-cell table:style-name="ce1" office:value-type="float" office:value="465.1" calcext:value-type="float">
            <text:p>465,1</text:p>
          </table:table-cell>
          <table:table-cell table:style-name="ce1" office:value-type="float" office:value="461.02" calcext:value-type="float">
            <text:p>461,02</text:p>
          </table:table-cell>
          <table:table-cell table:style-name="ce1" office:value-type="float" office:value="517.57" calcext:value-type="float">
            <text:p>517,5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15:00:0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43.12" calcext:value-type="float">
            <text:p>443,12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93.01" calcext:value-type="float">
            <text:p>493,01</text:p>
          </table:table-cell>
          <table:table-cell table:style-name="ce1" office:value-type="float" office:value="524.88" calcext:value-type="float">
            <text:p>524,8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16:00:0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46.99" calcext:value-type="float">
            <text:p>446,99</text:p>
          </table:table-cell>
          <table:table-cell table:style-name="ce1" office:value-type="float" office:value="496.34" calcext:value-type="float">
            <text:p>496,34</text:p>
          </table:table-cell>
          <table:table-cell table:style-name="ce1" office:value-type="float" office:value="498.82" calcext:value-type="float">
            <text:p>498,82</text:p>
          </table:table-cell>
          <table:table-cell table:style-name="ce1" office:value-type="float" office:value="525.47" calcext:value-type="float">
            <text:p>525,4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17:00:0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441.21" calcext:value-type="float">
            <text:p>441,21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83.33" calcext:value-type="float">
            <text:p>483,33</text:p>
          </table:table-cell>
          <table:table-cell table:style-name="ce1" office:value-type="float" office:value="463.6" calcext:value-type="float">
            <text:p>463,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18:00:0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434.81" calcext:value-type="float">
            <text:p>434,81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69.69" calcext:value-type="float">
            <text:p>469,69</text:p>
          </table:table-cell>
          <table:table-cell table:style-name="ce1" office:value-type="float" office:value="421.8" calcext:value-type="float">
            <text:p>421,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19:00:00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33.6" calcext:value-type="float">
            <text:p>433,6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70.22" calcext:value-type="float">
            <text:p>470,22</text:p>
          </table:table-cell>
          <table:table-cell table:style-name="ce1" office:value-type="float" office:value="418.13" calcext:value-type="float">
            <text:p>418,1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20:00:0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429.88" calcext:value-type="float">
            <text:p>429,88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458.79" calcext:value-type="float">
            <text:p>458,79</text:p>
          </table:table-cell>
          <table:table-cell table:style-name="ce1" office:value-type="float" office:value="384.69" calcext:value-type="float">
            <text:p>384,6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21:00:00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405.32" calcext:value-type="float">
            <text:p>405,32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2.75" calcext:value-type="float">
            <text:p>392,75</text:p>
          </table:table-cell>
          <table:table-cell table:style-name="ce1" office:value-type="float" office:value="418.14" calcext:value-type="float">
            <text:p>418,1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22:00:0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399.21" calcext:value-type="float">
            <text:p>399,2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74.88" calcext:value-type="float">
            <text:p>374,88</text:p>
          </table:table-cell>
          <table:table-cell table:style-name="ce1" office:value-type="float" office:value="352.8" calcext:value-type="float">
            <text:p>352,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09 23:00: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81.73" calcext:value-type="float">
            <text:p>381,73</text:p>
          </table:table-cell>
          <table:table-cell table:style-name="ce1" office:value-type="float" office:value="327.02" calcext:value-type="float">
            <text:p>327,02</text:p>
          </table:table-cell>
          <table:table-cell table:style-name="ce1" office:value-type="float" office:value="328.23" calcext:value-type="float">
            <text:p>328,23</text:p>
          </table:table-cell>
          <table:table-cell table:style-name="ce1" office:value-type="float" office:value="326.18" calcext:value-type="float">
            <text:p>326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00:00:0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48.15" calcext:value-type="float">
            <text:p>348,15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47.36" calcext:value-type="float">
            <text:p>247,36</text:p>
          </table:table-cell>
          <table:table-cell table:style-name="ce1" office:value-type="float" office:value="335.32" calcext:value-type="float">
            <text:p>335,3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01:00:0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46.36" calcext:value-type="float">
            <text:p>346,36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42.39" calcext:value-type="float">
            <text:p>242,39</text:p>
          </table:table-cell>
          <table:table-cell table:style-name="ce1" office:value-type="float" office:value="335.32" calcext:value-type="float">
            <text:p>335,3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02:00:0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42.73" calcext:value-type="float">
            <text:p>342,73</text:p>
          </table:table-cell>
          <table:table-cell table:style-name="ce1" office:value-type="float" office:value="229.99" calcext:value-type="float">
            <text:p>229,99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330.21" calcext:value-type="float">
            <text:p>330,2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03:00:0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40.9" calcext:value-type="float">
            <text:p>340,9</text:p>
          </table:table-cell>
          <table:table-cell table:style-name="ce1" office:value-type="float" office:value="229.99" calcext:value-type="float">
            <text:p>229,99</text:p>
          </table:table-cell>
          <table:table-cell table:style-name="ce1" office:value-type="float" office:value="225.01" calcext:value-type="float">
            <text:p>225,01</text:p>
          </table:table-cell>
          <table:table-cell table:style-name="ce1" office:value-type="float" office:value="299.44" calcext:value-type="float">
            <text:p>299,4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04:00:0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48.58" calcext:value-type="float">
            <text:p>348,5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33.45" calcext:value-type="float">
            <text:p>233,45</text:p>
          </table:table-cell>
          <table:table-cell table:style-name="ce1" office:value-type="float" office:value="330.17" calcext:value-type="float">
            <text:p>330,1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05:00:0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76.01" calcext:value-type="float">
            <text:p>376,0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87.99" calcext:value-type="float">
            <text:p>287,99</text:p>
          </table:table-cell>
          <table:table-cell table:style-name="ce1" office:value-type="float" office:value="330.22" calcext:value-type="float">
            <text:p>330,2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06:00:0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420.85" calcext:value-type="float">
            <text:p>420,8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0.48" calcext:value-type="float">
            <text:p>390,48</text:p>
          </table:table-cell>
          <table:table-cell table:style-name="ce1" office:value-type="float" office:value="435.51" calcext:value-type="float">
            <text:p>435,5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07:00:0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45.49" calcext:value-type="float">
            <text:p>445,49</text:p>
          </table:table-cell>
          <table:table-cell table:style-name="ce1" office:value-type="float" office:value="457.61" calcext:value-type="float">
            <text:p>457,61</text:p>
          </table:table-cell>
          <table:table-cell table:style-name="ce1" office:value-type="float" office:value="445.91" calcext:value-type="float">
            <text:p>445,91</text:p>
          </table:table-cell>
          <table:table-cell table:style-name="ce1" office:value-type="float" office:value="435.51" calcext:value-type="float">
            <text:p>435,5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08:00:0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63.16" calcext:value-type="float">
            <text:p>463,16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85.15" calcext:value-type="float">
            <text:p>485,15</text:p>
          </table:table-cell>
          <table:table-cell table:style-name="ce1" office:value-type="float" office:value="384.55" calcext:value-type="float">
            <text:p>384,5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09:00: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0.17" calcext:value-type="float">
            <text:p>450,17</text:p>
          </table:table-cell>
          <table:table-cell table:style-name="ce1" office:value-type="float" office:value="453.3" calcext:value-type="float">
            <text:p>453,3</text:p>
          </table:table-cell>
          <table:table-cell table:style-name="ce1" office:value-type="float" office:value="456.57" calcext:value-type="float">
            <text:p>456,57</text:p>
          </table:table-cell>
          <table:table-cell table:style-name="ce1" office:value-type="float" office:value="435.51" calcext:value-type="float">
            <text:p>435,5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10:00:0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34.24" calcext:value-type="float">
            <text:p>434,2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19.91" calcext:value-type="float">
            <text:p>419,91</text:p>
          </table:table-cell>
          <table:table-cell table:style-name="ce1" office:value-type="float" office:value="446.22" calcext:value-type="float">
            <text:p>446,2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11:00:0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32.08" calcext:value-type="float">
            <text:p>432,08</text:p>
          </table:table-cell>
          <table:table-cell table:style-name="ce1" office:value-type="float" office:value="416.52" calcext:value-type="float">
            <text:p>416,52</text:p>
          </table:table-cell>
          <table:table-cell table:style-name="ce1" office:value-type="float" office:value="414.64" calcext:value-type="float">
            <text:p>414,64</text:p>
          </table:table-cell>
          <table:table-cell table:style-name="ce1" office:value-type="float" office:value="435.51" calcext:value-type="float">
            <text:p>435,5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12:00:0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35.17" calcext:value-type="float">
            <text:p>435,1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2.15" calcext:value-type="float">
            <text:p>422,15</text:p>
          </table:table-cell>
          <table:table-cell table:style-name="ce1" office:value-type="float" office:value="532.81" calcext:value-type="float">
            <text:p>532,8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13:00:0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52.95" calcext:value-type="float">
            <text:p>452,95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61.55" calcext:value-type="float">
            <text:p>461,55</text:p>
          </table:table-cell>
          <table:table-cell table:style-name="ce1" office:value-type="float" office:value="532.81" calcext:value-type="float">
            <text:p>532,8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14:00: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66.11" calcext:value-type="float">
            <text:p>466,11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488.93" calcext:value-type="float">
            <text:p>488,93</text:p>
          </table:table-cell>
          <table:table-cell table:style-name="ce1" office:value-type="float" office:value="600.13" calcext:value-type="float">
            <text:p>600,1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15:00:0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83.49" calcext:value-type="float">
            <text:p>483,4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4.75" calcext:value-type="float">
            <text:p>524,75</text:p>
          </table:table-cell>
          <table:table-cell table:style-name="ce1" office:value-type="float" office:value="587.15" calcext:value-type="float">
            <text:p>587,1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16:00: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06.62" calcext:value-type="float">
            <text:p>506,62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70.69" calcext:value-type="float">
            <text:p>570,69</text:p>
          </table:table-cell>
          <table:table-cell table:style-name="ce1" office:value-type="float" office:value="590.74" calcext:value-type="float">
            <text:p>590,7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17:00: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15.77" calcext:value-type="float">
            <text:p>515,77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95.63" calcext:value-type="float">
            <text:p>595,63</text:p>
          </table:table-cell>
          <table:table-cell table:style-name="ce1" office:value-type="float" office:value="525.18" calcext:value-type="float">
            <text:p>525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18:00:0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07.8" calcext:value-type="float">
            <text:p>507,8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81.07" calcext:value-type="float">
            <text:p>581,07</text:p>
          </table:table-cell>
          <table:table-cell table:style-name="ce1" office:value-type="float" office:value="504.55" calcext:value-type="float">
            <text:p>504,5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19:00:0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07.18" calcext:value-type="float">
            <text:p>507,18</text:p>
          </table:table-cell>
          <table:table-cell table:style-name="ce1" office:value-type="float" office:value="587.99" calcext:value-type="float">
            <text:p>587,99</text:p>
          </table:table-cell>
          <table:table-cell table:style-name="ce1" office:value-type="float" office:value="578.5" calcext:value-type="float">
            <text:p>578,5</text:p>
          </table:table-cell>
          <table:table-cell table:style-name="ce1" office:value-type="float" office:value="500.41" calcext:value-type="float">
            <text:p>500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20:00:0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83.92" calcext:value-type="float">
            <text:p>483,92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534.95" calcext:value-type="float">
            <text:p>534,95</text:p>
          </table:table-cell>
          <table:table-cell table:style-name="ce1" office:value-type="float" office:value="525.18" calcext:value-type="float">
            <text:p>525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21:00:0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54.1" calcext:value-type="float">
            <text:p>454,1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467.68" calcext:value-type="float">
            <text:p>467,68</text:p>
          </table:table-cell>
          <table:table-cell table:style-name="ce1" office:value-type="float" office:value="446.22" calcext:value-type="float">
            <text:p>446,2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22:00:0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44.82" calcext:value-type="float">
            <text:p>444,82</text:p>
          </table:table-cell>
          <table:table-cell table:style-name="ce1" office:value-type="float" office:value="492.26" calcext:value-type="float">
            <text:p>492,2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0 23:00: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4.01" calcext:value-type="float">
            <text:p>424,01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7.96" calcext:value-type="float">
            <text:p>397,96</text:p>
          </table:table-cell>
          <table:table-cell table:style-name="ce1" office:value-type="float" office:value="449.89" calcext:value-type="float">
            <text:p>449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00:00: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6.91" calcext:value-type="float">
            <text:p>406,91</text:p>
          </table:table-cell>
          <table:table-cell table:style-name="ce1" office:value-type="float" office:value="394.2" calcext:value-type="float">
            <text:p>394,2</text:p>
          </table:table-cell>
          <table:table-cell table:style-name="ce1" office:value-type="float" office:value="392.56" calcext:value-type="float">
            <text:p>392,56</text:p>
          </table:table-cell>
          <table:table-cell table:style-name="ce1" office:value-type="float" office:value="433.01" calcext:value-type="float">
            <text:p>433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01:00: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3.41" calcext:value-type="float">
            <text:p>403,41</text:p>
          </table:table-cell>
          <table:table-cell table:style-name="ce1" office:value-type="float" office:value="385.15" calcext:value-type="float">
            <text:p>385,15</text:p>
          </table:table-cell>
          <table:table-cell table:style-name="ce1" office:value-type="float" office:value="383.77" calcext:value-type="float">
            <text:p>383,77</text:p>
          </table:table-cell>
          <table:table-cell table:style-name="ce1" office:value-type="float" office:value="433.01" calcext:value-type="float">
            <text:p>433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02:00: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2.98" calcext:value-type="float">
            <text:p>402,98</text:p>
          </table:table-cell>
          <table:table-cell table:style-name="ce1" office:value-type="float" office:value="382.4" calcext:value-type="float">
            <text:p>382,4</text:p>
          </table:table-cell>
          <table:table-cell table:style-name="ce1" office:value-type="float" office:value="381.68" calcext:value-type="float">
            <text:p>381,68</text:p>
          </table:table-cell>
          <table:table-cell table:style-name="ce1" office:value-type="float" office:value="433.01" calcext:value-type="float">
            <text:p>433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03:00: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0.42" calcext:value-type="float">
            <text:p>400,42</text:p>
          </table:table-cell>
          <table:table-cell table:style-name="ce1" office:value-type="float" office:value="379.73" calcext:value-type="float">
            <text:p>379,73</text:p>
          </table:table-cell>
          <table:table-cell table:style-name="ce1" office:value-type="float" office:value="377.14" calcext:value-type="float">
            <text:p>377,14</text:p>
          </table:table-cell>
          <table:table-cell table:style-name="ce1" office:value-type="float" office:value="433.01" calcext:value-type="float">
            <text:p>433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04:00: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2.37" calcext:value-type="float">
            <text:p>402,37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81.29" calcext:value-type="float">
            <text:p>381,29</text:p>
          </table:table-cell>
          <table:table-cell table:style-name="ce1" office:value-type="float" office:value="433.01" calcext:value-type="float">
            <text:p>433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05:00: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7.26" calcext:value-type="float">
            <text:p>397,26</text:p>
          </table:table-cell>
          <table:table-cell table:style-name="ce1" office:value-type="float" office:value="370.68" calcext:value-type="float">
            <text:p>370,68</text:p>
          </table:table-cell>
          <table:table-cell table:style-name="ce1" office:value-type="float" office:value="371.91" calcext:value-type="float">
            <text:p>371,91</text:p>
          </table:table-cell>
          <table:table-cell table:style-name="ce1" office:value-type="float" office:value="433.01" calcext:value-type="float">
            <text:p>433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06:00: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3.79" calcext:value-type="float">
            <text:p>403,79</text:p>
          </table:table-cell>
          <table:table-cell table:style-name="ce1" office:value-type="float" office:value="385.15" calcext:value-type="float">
            <text:p>385,15</text:p>
          </table:table-cell>
          <table:table-cell table:style-name="ce1" office:value-type="float" office:value="384.56" calcext:value-type="float">
            <text:p>384,56</text:p>
          </table:table-cell>
          <table:table-cell table:style-name="ce1" office:value-type="float" office:value="415.8" calcext:value-type="float">
            <text:p>415,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07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7.07" calcext:value-type="float">
            <text:p>407,07</text:p>
          </table:table-cell>
          <table:table-cell table:style-name="ce1" office:value-type="float" office:value="399.73" calcext:value-type="float">
            <text:p>399,73</text:p>
          </table:table-cell>
          <table:table-cell table:style-name="ce1" office:value-type="float" office:value="396.45" calcext:value-type="float">
            <text:p>396,45</text:p>
          </table:table-cell>
          <table:table-cell table:style-name="ce1" office:value-type="float" office:value="433.01" calcext:value-type="float">
            <text:p>433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08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9.43" calcext:value-type="float">
            <text:p>419,4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16.79" calcext:value-type="float">
            <text:p>416,79</text:p>
          </table:table-cell>
          <table:table-cell table:style-name="ce1" office:value-type="float" office:value="378.66" calcext:value-type="float">
            <text:p>378,6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09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1.34" calcext:value-type="float">
            <text:p>421,3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19.85" calcext:value-type="float">
            <text:p>419,85</text:p>
          </table:table-cell>
          <table:table-cell table:style-name="ce1" office:value-type="float" office:value="433.01" calcext:value-type="float">
            <text:p>433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10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0.17" calcext:value-type="float">
            <text:p>410,17</text:p>
          </table:table-cell>
          <table:table-cell table:style-name="ce1" office:value-type="float" office:value="401.42" calcext:value-type="float">
            <text:p>401,42</text:p>
          </table:table-cell>
          <table:table-cell table:style-name="ce1" office:value-type="float" office:value="401.88" calcext:value-type="float">
            <text:p>401,88</text:p>
          </table:table-cell>
          <table:table-cell table:style-name="ce1" office:value-type="float" office:value="494.7" calcext:value-type="float">
            <text:p>494,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11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9.47" calcext:value-type="float">
            <text:p>409,47</text:p>
          </table:table-cell>
          <table:table-cell table:style-name="ce1" office:value-type="float" office:value="401.27" calcext:value-type="float">
            <text:p>401,27</text:p>
          </table:table-cell>
          <table:table-cell table:style-name="ce1" office:value-type="float" office:value="400.69" calcext:value-type="float">
            <text:p>400,69</text:p>
          </table:table-cell>
          <table:table-cell table:style-name="ce1" office:value-type="float" office:value="487.6" calcext:value-type="float">
            <text:p>487,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12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9.91" calcext:value-type="float">
            <text:p>409,91</text:p>
          </table:table-cell>
          <table:table-cell table:style-name="ce1" office:value-type="float" office:value="401.92" calcext:value-type="float">
            <text:p>401,92</text:p>
          </table:table-cell>
          <table:table-cell table:style-name="ce1" office:value-type="float" office:value="400.28" calcext:value-type="float">
            <text:p>400,28</text:p>
          </table:table-cell>
          <table:table-cell table:style-name="ce1" office:value-type="float" office:value="487.6" calcext:value-type="float">
            <text:p>487,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13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2.47" calcext:value-type="float">
            <text:p>412,47</text:p>
          </table:table-cell>
          <table:table-cell table:style-name="ce1" office:value-type="float" office:value="408.42" calcext:value-type="float">
            <text:p>408,42</text:p>
          </table:table-cell>
          <table:table-cell table:style-name="ce1" office:value-type="float" office:value="405.05" calcext:value-type="float">
            <text:p>405,05</text:p>
          </table:table-cell>
          <table:table-cell table:style-name="ce1" office:value-type="float" office:value="497.78" calcext:value-type="float">
            <text:p>497,7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14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8.71" calcext:value-type="float">
            <text:p>418,71</text:p>
          </table:table-cell>
          <table:table-cell table:style-name="ce1" office:value-type="float" office:value="418.2" calcext:value-type="float">
            <text:p>418,2</text:p>
          </table:table-cell>
          <table:table-cell table:style-name="ce1" office:value-type="float" office:value="415.57" calcext:value-type="float">
            <text:p>415,57</text:p>
          </table:table-cell>
          <table:table-cell table:style-name="ce1" office:value-type="float" office:value="487.6" calcext:value-type="float">
            <text:p>487,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15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1.32" calcext:value-type="float">
            <text:p>441,3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51.11" calcext:value-type="float">
            <text:p>451,11</text:p>
          </table:table-cell>
          <table:table-cell table:style-name="ce1" office:value-type="float" office:value="549" calcext:value-type="float">
            <text:p>54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16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6.65" calcext:value-type="float">
            <text:p>476,65</text:p>
          </table:table-cell>
          <table:table-cell table:style-name="ce1" office:value-type="float" office:value="507.6" calcext:value-type="float">
            <text:p>507,6</text:p>
          </table:table-cell>
          <table:table-cell table:style-name="ce1" office:value-type="float" office:value="507.85" calcext:value-type="float">
            <text:p>507,85</text:p>
          </table:table-cell>
          <table:table-cell table:style-name="ce1" office:value-type="float" office:value="550.78" calcext:value-type="float">
            <text:p>550,7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17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3.84" calcext:value-type="float">
            <text:p>503,84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51.56" calcext:value-type="float">
            <text:p>551,56</text:p>
          </table:table-cell>
          <table:table-cell table:style-name="ce1" office:value-type="float" office:value="589.66" calcext:value-type="float">
            <text:p>589,6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18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6.54" calcext:value-type="float">
            <text:p>486,54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4.85" calcext:value-type="float">
            <text:p>524,85</text:p>
          </table:table-cell>
          <table:table-cell table:style-name="ce1" office:value-type="float" office:value="550.78" calcext:value-type="float">
            <text:p>550,7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19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5.42" calcext:value-type="float">
            <text:p>485,42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4.2" calcext:value-type="float">
            <text:p>524,2</text:p>
          </table:table-cell>
          <table:table-cell table:style-name="ce1" office:value-type="float" office:value="549.01" calcext:value-type="float">
            <text:p>549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20:00: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2.36" calcext:value-type="float">
            <text:p>462,36</text:p>
          </table:table-cell>
          <table:table-cell table:style-name="ce1" office:value-type="float" office:value="484.5" calcext:value-type="float">
            <text:p>484,5</text:p>
          </table:table-cell>
          <table:table-cell table:style-name="ce1" office:value-type="float" office:value="487.72" calcext:value-type="float">
            <text:p>487,72</text:p>
          </table:table-cell>
          <table:table-cell table:style-name="ce1" office:value-type="float" office:value="549.04" calcext:value-type="float">
            <text:p>549,0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21:00: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.74" calcext:value-type="float">
            <text:p>439,74</text:p>
          </table:table-cell>
          <table:table-cell table:style-name="ce1" office:value-type="float" office:value="447.8" calcext:value-type="float">
            <text:p>447,8</text:p>
          </table:table-cell>
          <table:table-cell table:style-name="ce1" office:value-type="float" office:value="449.25" calcext:value-type="float">
            <text:p>449,25</text:p>
          </table:table-cell>
          <table:table-cell table:style-name="ce1" office:value-type="float" office:value="548.46" calcext:value-type="float">
            <text:p>548,4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22:00: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5.37" calcext:value-type="float">
            <text:p>415,3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10.79" calcext:value-type="float">
            <text:p>410,79</text:p>
          </table:table-cell>
          <table:table-cell table:style-name="ce1" office:value-type="float" office:value="522.48" calcext:value-type="float">
            <text:p>522,4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1 23:00:0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1.73" calcext:value-type="float">
            <text:p>401,73</text:p>
          </table:table-cell>
          <table:table-cell table:style-name="ce1" office:value-type="float" office:value="390.15" calcext:value-type="float">
            <text:p>390,15</text:p>
          </table:table-cell>
          <table:table-cell table:style-name="ce1" office:value-type="float" office:value="388.72" calcext:value-type="float">
            <text:p>388,72</text:p>
          </table:table-cell>
          <table:table-cell table:style-name="ce1" office:value-type="float" office:value="510.42" calcext:value-type="float">
            <text:p>510,4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00:00:0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91.46" calcext:value-type="float">
            <text:p>391,46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76.9" calcext:value-type="float">
            <text:p>376,9</text:p>
          </table:table-cell>
          <table:table-cell table:style-name="ce1" office:value-type="float" office:value="320.74" calcext:value-type="float">
            <text:p>320,7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01:00:0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6.14" calcext:value-type="float">
            <text:p>386,14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65.41" calcext:value-type="float">
            <text:p>365,41</text:p>
          </table:table-cell>
          <table:table-cell table:style-name="ce1" office:value-type="float" office:value="320.74" calcext:value-type="float">
            <text:p>320,7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02:00:0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2.53" calcext:value-type="float">
            <text:p>382,53</text:p>
          </table:table-cell>
          <table:table-cell table:style-name="ce1" office:value-type="float" office:value="349.3" calcext:value-type="float">
            <text:p>349,3</text:p>
          </table:table-cell>
          <table:table-cell table:style-name="ce1" office:value-type="float" office:value="359.54" calcext:value-type="float">
            <text:p>359,54</text:p>
          </table:table-cell>
          <table:table-cell table:style-name="ce1" office:value-type="float" office:value="320.74" calcext:value-type="float">
            <text:p>320,7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03:00: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1.08" calcext:value-type="float">
            <text:p>381,08</text:p>
          </table:table-cell>
          <table:table-cell table:style-name="ce1" office:value-type="float" office:value="349.3" calcext:value-type="float">
            <text:p>349,3</text:p>
          </table:table-cell>
          <table:table-cell table:style-name="ce1" office:value-type="float" office:value="356.4" calcext:value-type="float">
            <text:p>356,4</text:p>
          </table:table-cell>
          <table:table-cell table:style-name="ce1" office:value-type="float" office:value="320.74" calcext:value-type="float">
            <text:p>320,7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04:00: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80.06" calcext:value-type="float">
            <text:p>380,06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354.94" calcext:value-type="float">
            <text:p>354,94</text:p>
          </table:table-cell>
          <table:table-cell table:style-name="ce1" office:value-type="float" office:value="374.59" calcext:value-type="float">
            <text:p>374,5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05:00: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6.52" calcext:value-type="float">
            <text:p>386,52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66.68" calcext:value-type="float">
            <text:p>366,68</text:p>
          </table:table-cell>
          <table:table-cell table:style-name="ce1" office:value-type="float" office:value="457.41" calcext:value-type="float">
            <text:p>457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06:00: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89.66" calcext:value-type="float">
            <text:p>389,6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71.49" calcext:value-type="float">
            <text:p>371,49</text:p>
          </table:table-cell>
          <table:table-cell table:style-name="ce1" office:value-type="float" office:value="415.09" calcext:value-type="float">
            <text:p>415,0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07:00: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95.06" calcext:value-type="float">
            <text:p>395,06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3.24" calcext:value-type="float">
            <text:p>383,24</text:p>
          </table:table-cell>
          <table:table-cell table:style-name="ce1" office:value-type="float" office:value="427.34" calcext:value-type="float">
            <text:p>427,3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08:00: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98.58" calcext:value-type="float">
            <text:p>398,58</text:p>
          </table:table-cell>
          <table:table-cell table:style-name="ce1" office:value-type="float" office:value="395.15" calcext:value-type="float">
            <text:p>395,15</text:p>
          </table:table-cell>
          <table:table-cell table:style-name="ce1" office:value-type="float" office:value="391.02" calcext:value-type="float">
            <text:p>391,02</text:p>
          </table:table-cell>
          <table:table-cell table:style-name="ce1" office:value-type="float" office:value="457.41" calcext:value-type="float">
            <text:p>457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09:00:0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96.48" calcext:value-type="float">
            <text:p>396,48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87.34" calcext:value-type="float">
            <text:p>387,34</text:p>
          </table:table-cell>
          <table:table-cell table:style-name="ce1" office:value-type="float" office:value="457.41" calcext:value-type="float">
            <text:p>457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10:00: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5.69" calcext:value-type="float">
            <text:p>395,69</text:p>
          </table:table-cell>
          <table:table-cell table:style-name="ce1" office:value-type="float" office:value="382.6" calcext:value-type="float">
            <text:p>382,6</text:p>
          </table:table-cell>
          <table:table-cell table:style-name="ce1" office:value-type="float" office:value="385.34" calcext:value-type="float">
            <text:p>385,34</text:p>
          </table:table-cell>
          <table:table-cell table:style-name="ce1" office:value-type="float" office:value="449.64" calcext:value-type="float">
            <text:p>449,6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11:00: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95.29" calcext:value-type="float">
            <text:p>395,29</text:p>
          </table:table-cell>
          <table:table-cell table:style-name="ce1" office:value-type="float" office:value="385.15" calcext:value-type="float">
            <text:p>385,15</text:p>
          </table:table-cell>
          <table:table-cell table:style-name="ce1" office:value-type="float" office:value="384.36" calcext:value-type="float">
            <text:p>384,36</text:p>
          </table:table-cell>
          <table:table-cell table:style-name="ce1" office:value-type="float" office:value="379.88" calcext:value-type="float">
            <text:p>379,8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12:00: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4.75" calcext:value-type="float">
            <text:p>394,75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83.88" calcext:value-type="float">
            <text:p>383,88</text:p>
          </table:table-cell>
          <table:table-cell table:style-name="ce1" office:value-type="float" office:value="379.88" calcext:value-type="float">
            <text:p>379,8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13:00: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98.12" calcext:value-type="float">
            <text:p>398,1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89.89" calcext:value-type="float">
            <text:p>389,89</text:p>
          </table:table-cell>
          <table:table-cell table:style-name="ce1" office:value-type="float" office:value="457.41" calcext:value-type="float">
            <text:p>457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14:00: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7.36" calcext:value-type="float">
            <text:p>407,36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05.94" calcext:value-type="float">
            <text:p>405,94</text:p>
          </table:table-cell>
          <table:table-cell table:style-name="ce1" office:value-type="float" office:value="457.41" calcext:value-type="float">
            <text:p>457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15:00: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5.22" calcext:value-type="float">
            <text:p>435,22</text:p>
          </table:table-cell>
          <table:table-cell table:style-name="ce1" office:value-type="float" office:value="443.44" calcext:value-type="float">
            <text:p>443,44</text:p>
          </table:table-cell>
          <table:table-cell table:style-name="ce1" office:value-type="float" office:value="455.04" calcext:value-type="float">
            <text:p>455,04</text:p>
          </table:table-cell>
          <table:table-cell table:style-name="ce1" office:value-type="float" office:value="558.08" calcext:value-type="float">
            <text:p>558,0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16:00: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82.36" calcext:value-type="float">
            <text:p>482,36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33.48" calcext:value-type="float">
            <text:p>533,48</text:p>
          </table:table-cell>
          <table:table-cell table:style-name="ce1" office:value-type="float" office:value="571.11" calcext:value-type="float">
            <text:p>571,1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17:00: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0.98" calcext:value-type="float">
            <text:p>510,9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66.73" calcext:value-type="float">
            <text:p>566,73</text:p>
          </table:table-cell>
          <table:table-cell table:style-name="ce1" office:value-type="float" office:value="572.3" calcext:value-type="float">
            <text:p>572,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18:00: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03.53" calcext:value-type="float">
            <text:p>503,53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56.71" calcext:value-type="float">
            <text:p>556,71</text:p>
          </table:table-cell>
          <table:table-cell table:style-name="ce1" office:value-type="float" office:value="572.3" calcext:value-type="float">
            <text:p>572,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19:00:0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90.11" calcext:value-type="float">
            <text:p>490,11</text:p>
          </table:table-cell>
          <table:table-cell table:style-name="ce1" office:value-type="float" office:value="532.22" calcext:value-type="float">
            <text:p>532,22</text:p>
          </table:table-cell>
          <table:table-cell table:style-name="ce1" office:value-type="float" office:value="538.68" calcext:value-type="float">
            <text:p>538,68</text:p>
          </table:table-cell>
          <table:table-cell table:style-name="ce1" office:value-type="float" office:value="570.51" calcext:value-type="float">
            <text:p>570,5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20:00: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58.68" calcext:value-type="float">
            <text:p>458,68</text:p>
          </table:table-cell>
          <table:table-cell table:style-name="ce1" office:value-type="float" office:value="482.93" calcext:value-type="float">
            <text:p>482,93</text:p>
          </table:table-cell>
          <table:table-cell table:style-name="ce1" office:value-type="float" office:value="491.03" calcext:value-type="float">
            <text:p>491,03</text:p>
          </table:table-cell>
          <table:table-cell table:style-name="ce1" office:value-type="float" office:value="496.17" calcext:value-type="float">
            <text:p>496,1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21:00:0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40.7" calcext:value-type="float">
            <text:p>440,7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61.02" calcext:value-type="float">
            <text:p>461,02</text:p>
          </table:table-cell>
          <table:table-cell table:style-name="ce1" office:value-type="float" office:value="558.08" calcext:value-type="float">
            <text:p>558,0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22:00: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9.28" calcext:value-type="float">
            <text:p>419,28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25.76" calcext:value-type="float">
            <text:p>425,76</text:p>
          </table:table-cell>
          <table:table-cell table:style-name="ce1" office:value-type="float" office:value="500.27" calcext:value-type="float">
            <text:p>500,2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2 23:00: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6.22" calcext:value-type="float">
            <text:p>396,22</text:p>
          </table:table-cell>
          <table:table-cell table:style-name="ce1" office:value-type="float" office:value="385.15" calcext:value-type="float">
            <text:p>385,15</text:p>
          </table:table-cell>
          <table:table-cell table:style-name="ce1" office:value-type="float" office:value="387.07" calcext:value-type="float">
            <text:p>387,07</text:p>
          </table:table-cell>
          <table:table-cell table:style-name="ce1" office:value-type="float" office:value="457.41" calcext:value-type="float">
            <text:p>457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00:00: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5.45" calcext:value-type="float">
            <text:p>405,4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87.59" calcext:value-type="float">
            <text:p>387,59</text:p>
          </table:table-cell>
          <table:table-cell table:style-name="ce1" office:value-type="float" office:value="373.08" calcext:value-type="float">
            <text:p>373,0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01:00:0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93.28" calcext:value-type="float">
            <text:p>393,28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65.72" calcext:value-type="float">
            <text:p>365,72</text:p>
          </table:table-cell>
          <table:table-cell table:style-name="ce1" office:value-type="float" office:value="415.01" calcext:value-type="float">
            <text:p>415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02:00: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1.95" calcext:value-type="float">
            <text:p>391,95</text:p>
          </table:table-cell>
          <table:table-cell table:style-name="ce1" office:value-type="float" office:value="351.6" calcext:value-type="float">
            <text:p>351,6</text:p>
          </table:table-cell>
          <table:table-cell table:style-name="ce1" office:value-type="float" office:value="364.02" calcext:value-type="float">
            <text:p>364,02</text:p>
          </table:table-cell>
          <table:table-cell table:style-name="ce1" office:value-type="float" office:value="415.01" calcext:value-type="float">
            <text:p>415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03:00:0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3.05" calcext:value-type="float">
            <text:p>393,05</text:p>
          </table:table-cell>
          <table:table-cell table:style-name="ce1" office:value-type="float" office:value="354.6" calcext:value-type="float">
            <text:p>354,6</text:p>
          </table:table-cell>
          <table:table-cell table:style-name="ce1" office:value-type="float" office:value="365.43" calcext:value-type="float">
            <text:p>365,43</text:p>
          </table:table-cell>
          <table:table-cell table:style-name="ce1" office:value-type="float" office:value="409.73" calcext:value-type="float">
            <text:p>409,7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04:00:0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97.78" calcext:value-type="float">
            <text:p>397,78</text:p>
          </table:table-cell>
          <table:table-cell table:style-name="ce1" office:value-type="float" office:value="363.27" calcext:value-type="float">
            <text:p>363,27</text:p>
          </table:table-cell>
          <table:table-cell table:style-name="ce1" office:value-type="float" office:value="373.82" calcext:value-type="float">
            <text:p>373,82</text:p>
          </table:table-cell>
          <table:table-cell table:style-name="ce1" office:value-type="float" office:value="458.01" calcext:value-type="float">
            <text:p>458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05:00: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13.89" calcext:value-type="float">
            <text:p>413,89</text:p>
          </table:table-cell>
          <table:table-cell table:style-name="ce1" office:value-type="float" office:value="392.58" calcext:value-type="float">
            <text:p>392,58</text:p>
          </table:table-cell>
          <table:table-cell table:style-name="ce1" office:value-type="float" office:value="396.85" calcext:value-type="float">
            <text:p>396,85</text:p>
          </table:table-cell>
          <table:table-cell table:style-name="ce1" office:value-type="float" office:value="458.01" calcext:value-type="float">
            <text:p>458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06:00:0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4.18" calcext:value-type="float">
            <text:p>484,18</text:p>
          </table:table-cell>
          <table:table-cell table:style-name="ce1" office:value-type="float" office:value="482.98" calcext:value-type="float">
            <text:p>482,98</text:p>
          </table:table-cell>
          <table:table-cell table:style-name="ce1" office:value-type="float" office:value="485.34" calcext:value-type="float">
            <text:p>485,34</text:p>
          </table:table-cell>
          <table:table-cell table:style-name="ce1" office:value-type="float" office:value="616.17" calcext:value-type="float">
            <text:p>616,1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07:00: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40.55" calcext:value-type="float">
            <text:p>540,55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57.7" calcext:value-type="float">
            <text:p>557,7</text:p>
          </table:table-cell>
          <table:table-cell table:style-name="ce1" office:value-type="float" office:value="627.24" calcext:value-type="float">
            <text:p>627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08:00: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53.67" calcext:value-type="float">
            <text:p>553,67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4.24" calcext:value-type="float">
            <text:p>574,24</text:p>
          </table:table-cell>
          <table:table-cell table:style-name="ce1" office:value-type="float" office:value="627.26" calcext:value-type="float">
            <text:p>627,2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09:00: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0.95" calcext:value-type="float">
            <text:p>540,95</text:p>
          </table:table-cell>
          <table:table-cell table:style-name="ce1" office:value-type="float" office:value="552.22" calcext:value-type="float">
            <text:p>552,22</text:p>
          </table:table-cell>
          <table:table-cell table:style-name="ce1" office:value-type="float" office:value="557.42" calcext:value-type="float">
            <text:p>557,42</text:p>
          </table:table-cell>
          <table:table-cell table:style-name="ce1" office:value-type="float" office:value="627.24" calcext:value-type="float">
            <text:p>627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10:00: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1.83" calcext:value-type="float">
            <text:p>501,8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7.27" calcext:value-type="float">
            <text:p>507,27</text:p>
          </table:table-cell>
          <table:table-cell table:style-name="ce1" office:value-type="float" office:value="626.64" calcext:value-type="float">
            <text:p>626,6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11:00: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9.33" calcext:value-type="float">
            <text:p>499,33</text:p>
          </table:table-cell>
          <table:table-cell table:style-name="ce1" office:value-type="float" office:value="497.6" calcext:value-type="float">
            <text:p>497,6</text:p>
          </table:table-cell>
          <table:table-cell table:style-name="ce1" office:value-type="float" office:value="504.59" calcext:value-type="float">
            <text:p>504,59</text:p>
          </table:table-cell>
          <table:table-cell table:style-name="ce1" office:value-type="float" office:value="626.04" calcext:value-type="float">
            <text:p>626,0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12:00: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92.75" calcext:value-type="float">
            <text:p>492,75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496.6" calcext:value-type="float">
            <text:p>496,6</text:p>
          </table:table-cell>
          <table:table-cell table:style-name="ce1" office:value-type="float" office:value="596.14" calcext:value-type="float">
            <text:p>596,1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13:00: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7.82" calcext:value-type="float">
            <text:p>517,82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28.41" calcext:value-type="float">
            <text:p>528,41</text:p>
          </table:table-cell>
          <table:table-cell table:style-name="ce1" office:value-type="float" office:value="596.14" calcext:value-type="float">
            <text:p>596,1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14:00: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6.46" calcext:value-type="float">
            <text:p>556,46</text:p>
          </table:table-cell>
          <table:table-cell table:style-name="ce1" office:value-type="float" office:value="570.19" calcext:value-type="float">
            <text:p>570,19</text:p>
          </table:table-cell>
          <table:table-cell table:style-name="ce1" office:value-type="float" office:value="575.28" calcext:value-type="float">
            <text:p>575,28</text:p>
          </table:table-cell>
          <table:table-cell table:style-name="ce1" office:value-type="float" office:value="625.51" calcext:value-type="float">
            <text:p>625,5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15:00: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69.28" calcext:value-type="float">
            <text:p>569,28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89.39" calcext:value-type="float">
            <text:p>589,39</text:p>
          </table:table-cell>
          <table:table-cell table:style-name="ce1" office:value-type="float" office:value="631.61" calcext:value-type="float">
            <text:p>631,6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16:00: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8.3" calcext:value-type="float">
            <text:p>608,3</text:p>
          </table:table-cell>
          <table:table-cell table:style-name="ce1" office:value-type="float" office:value="635.9" calcext:value-type="float">
            <text:p>635,9</text:p>
          </table:table-cell>
          <table:table-cell table:style-name="ce1" office:value-type="float" office:value="639.75" calcext:value-type="float">
            <text:p>639,75</text:p>
          </table:table-cell>
          <table:table-cell table:style-name="ce1" office:value-type="float" office:value="696.79" calcext:value-type="float">
            <text:p>696,7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17:00:0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72.11" calcext:value-type="float">
            <text:p>572,11</text:p>
          </table:table-cell>
          <table:table-cell table:style-name="ce1" office:value-type="float" office:value="588.48" calcext:value-type="float">
            <text:p>588,48</text:p>
          </table:table-cell>
          <table:table-cell table:style-name="ce1" office:value-type="float" office:value="596.17" calcext:value-type="float">
            <text:p>596,17</text:p>
          </table:table-cell>
          <table:table-cell table:style-name="ce1" office:value-type="float" office:value="642.1" calcext:value-type="float">
            <text:p>642,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18:00:0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53.73" calcext:value-type="float">
            <text:p>553,73</text:p>
          </table:table-cell>
          <table:table-cell table:style-name="ce1" office:value-type="float" office:value="563.9" calcext:value-type="float">
            <text:p>563,9</text:p>
          </table:table-cell>
          <table:table-cell table:style-name="ce1" office:value-type="float" office:value="574.47" calcext:value-type="float">
            <text:p>574,47</text:p>
          </table:table-cell>
          <table:table-cell table:style-name="ce1" office:value-type="float" office:value="620.98" calcext:value-type="float">
            <text:p>620,9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19:00:0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513.26" calcext:value-type="float">
            <text:p>513,26</text:p>
          </table:table-cell>
          <table:table-cell table:style-name="ce1" office:value-type="float" office:value="511.51" calcext:value-type="float">
            <text:p>511,51</text:p>
          </table:table-cell>
          <table:table-cell table:style-name="ce1" office:value-type="float" office:value="523.62" calcext:value-type="float">
            <text:p>523,62</text:p>
          </table:table-cell>
          <table:table-cell table:style-name="ce1" office:value-type="float" office:value="596.14" calcext:value-type="float">
            <text:p>596,1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20:00:0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68.53" calcext:value-type="float">
            <text:p>468,53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65.28" calcext:value-type="float">
            <text:p>465,28</text:p>
          </table:table-cell>
          <table:table-cell table:style-name="ce1" office:value-type="float" office:value="607.37" calcext:value-type="float">
            <text:p>607,3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21:00:0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389.93" calcext:value-type="float">
            <text:p>389,93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56.49" calcext:value-type="float">
            <text:p>356,49</text:p>
          </table:table-cell>
          <table:table-cell table:style-name="ce1" office:value-type="float" office:value="458.01" calcext:value-type="float">
            <text:p>458,0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22:00:0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406.16" calcext:value-type="float">
            <text:p>406,16</text:p>
          </table:table-cell>
          <table:table-cell table:style-name="ce1" office:value-type="float" office:value="385.15" calcext:value-type="float">
            <text:p>385,15</text:p>
          </table:table-cell>
          <table:table-cell table:style-name="ce1" office:value-type="float" office:value="379.33" calcext:value-type="float">
            <text:p>379,33</text:p>
          </table:table-cell>
          <table:table-cell table:style-name="ce1" office:value-type="float" office:value="323.4" calcext:value-type="float">
            <text:p>323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3 23:00:0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55.83" calcext:value-type="float">
            <text:p>355,83</text:p>
          </table:table-cell>
          <table:table-cell table:style-name="ce1" office:value-type="float" office:value="310.01" calcext:value-type="float">
            <text:p>310,01</text:p>
          </table:table-cell>
          <table:table-cell table:style-name="ce1" office:value-type="float" office:value="313.75" calcext:value-type="float">
            <text:p>313,75</text:p>
          </table:table-cell>
          <table:table-cell table:style-name="ce1" office:value-type="float" office:value="344.18" calcext:value-type="float">
            <text:p>344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00:00:0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13.37" calcext:value-type="float">
            <text:p>313,37</text:p>
          </table:table-cell>
          <table:table-cell table:style-name="ce1" office:value-type="float" office:value="303.2" calcext:value-type="float">
            <text:p>303,2</text:p>
          </table:table-cell>
          <table:table-cell table:style-name="ce1" office:value-type="float" office:value="301.06" calcext:value-type="float">
            <text:p>301,06</text:p>
          </table:table-cell>
          <table:table-cell table:style-name="ce1" office:value-type="float" office:value="332.62" calcext:value-type="float">
            <text:p>332,6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01:00: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07.92" calcext:value-type="float">
            <text:p>307,92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94.54" calcext:value-type="float">
            <text:p>294,54</text:p>
          </table:table-cell>
          <table:table-cell table:style-name="ce1" office:value-type="float" office:value="339.08" calcext:value-type="float">
            <text:p>339,0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02:00:0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92.15" calcext:value-type="float">
            <text:p>292,15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4.71" calcext:value-type="float">
            <text:p>274,71</text:p>
          </table:table-cell>
          <table:table-cell table:style-name="ce1" office:value-type="float" office:value="332.62" calcext:value-type="float">
            <text:p>332,6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03:00:0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88.31" calcext:value-type="float">
            <text:p>288,31</text:p>
          </table:table-cell>
          <table:table-cell table:style-name="ce1" office:value-type="float" office:value="273.2" calcext:value-type="float">
            <text:p>273,2</text:p>
          </table:table-cell>
          <table:table-cell table:style-name="ce1" office:value-type="float" office:value="271.11" calcext:value-type="float">
            <text:p>271,11</text:p>
          </table:table-cell>
          <table:table-cell table:style-name="ce1" office:value-type="float" office:value="327.12" calcext:value-type="float">
            <text:p>327,1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04:00:00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13.64" calcext:value-type="float">
            <text:p>313,64</text:p>
          </table:table-cell>
          <table:table-cell table:style-name="ce1" office:value-type="float" office:value="303.2" calcext:value-type="float">
            <text:p>303,2</text:p>
          </table:table-cell>
          <table:table-cell table:style-name="ce1" office:value-type="float" office:value="301.72" calcext:value-type="float">
            <text:p>301,72</text:p>
          </table:table-cell>
          <table:table-cell table:style-name="ce1" office:value-type="float" office:value="309.25" calcext:value-type="float">
            <text:p>309,2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05:00:0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79.62" calcext:value-type="float">
            <text:p>379,62</text:p>
          </table:table-cell>
          <table:table-cell table:style-name="ce1" office:value-type="float" office:value="388.76" calcext:value-type="float">
            <text:p>388,76</text:p>
          </table:table-cell>
          <table:table-cell table:style-name="ce1" office:value-type="float" office:value="382.77" calcext:value-type="float">
            <text:p>382,77</text:p>
          </table:table-cell>
          <table:table-cell table:style-name="ce1" office:value-type="float" office:value="327.12" calcext:value-type="float">
            <text:p>327,1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06:00:0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407.83" calcext:value-type="float">
            <text:p>407,83</text:p>
          </table:table-cell>
          <table:table-cell table:style-name="ce1" office:value-type="float" office:value="410.42" calcext:value-type="float">
            <text:p>410,42</text:p>
          </table:table-cell>
          <table:table-cell table:style-name="ce1" office:value-type="float" office:value="414.52" calcext:value-type="float">
            <text:p>414,52</text:p>
          </table:table-cell>
          <table:table-cell table:style-name="ce1" office:value-type="float" office:value="371.11" calcext:value-type="float">
            <text:p>371,1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07:00:0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414.44" calcext:value-type="float">
            <text:p>414,4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23.41" calcext:value-type="float">
            <text:p>423,41</text:p>
          </table:table-cell>
          <table:table-cell table:style-name="ce1" office:value-type="float" office:value="434.95" calcext:value-type="float">
            <text:p>434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08:00:0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12.45" calcext:value-type="float">
            <text:p>412,45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20.28" calcext:value-type="float">
            <text:p>420,28</text:p>
          </table:table-cell>
          <table:table-cell table:style-name="ce1" office:value-type="float" office:value="452.67" calcext:value-type="float">
            <text:p>452,6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09:00:0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401.38" calcext:value-type="float">
            <text:p>401,38</text:p>
          </table:table-cell>
          <table:table-cell table:style-name="ce1" office:value-type="float" office:value="410.4" calcext:value-type="float">
            <text:p>410,4</text:p>
          </table:table-cell>
          <table:table-cell table:style-name="ce1" office:value-type="float" office:value="408.08" calcext:value-type="float">
            <text:p>408,08</text:p>
          </table:table-cell>
          <table:table-cell table:style-name="ce1" office:value-type="float" office:value="434.95" calcext:value-type="float">
            <text:p>434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10:00:00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78.67" calcext:value-type="float">
            <text:p>378,67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1.56" calcext:value-type="float">
            <text:p>381,56</text:p>
          </table:table-cell>
          <table:table-cell table:style-name="ce1" office:value-type="float" office:value="416.76" calcext:value-type="float">
            <text:p>416,7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11:00:00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69.65" calcext:value-type="float">
            <text:p>369,65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70.6" calcext:value-type="float">
            <text:p>370,6</text:p>
          </table:table-cell>
          <table:table-cell table:style-name="ce1" office:value-type="float" office:value="415.03" calcext:value-type="float">
            <text:p>415,0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12:00:00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68.57" calcext:value-type="float">
            <text:p>368,57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69.35" calcext:value-type="float">
            <text:p>369,35</text:p>
          </table:table-cell>
          <table:table-cell table:style-name="ce1" office:value-type="float" office:value="421.84" calcext:value-type="float">
            <text:p>421,8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13:00:00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90.61" calcext:value-type="float">
            <text:p>390,6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95.58" calcext:value-type="float">
            <text:p>395,58</text:p>
          </table:table-cell>
          <table:table-cell table:style-name="ce1" office:value-type="float" office:value="489.85" calcext:value-type="float">
            <text:p>489,8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14:00:00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98.55" calcext:value-type="float">
            <text:p>398,55</text:p>
          </table:table-cell>
          <table:table-cell table:style-name="ce1" office:value-type="float" office:value="400.58" calcext:value-type="float">
            <text:p>400,58</text:p>
          </table:table-cell>
          <table:table-cell table:style-name="ce1" office:value-type="float" office:value="403.8" calcext:value-type="float">
            <text:p>403,8</text:p>
          </table:table-cell>
          <table:table-cell table:style-name="ce1" office:value-type="float" office:value="489.85" calcext:value-type="float">
            <text:p>489,8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15:00: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440.28" calcext:value-type="float">
            <text:p>440,28</text:p>
          </table:table-cell>
          <table:table-cell table:style-name="ce1" office:value-type="float" office:value="437.28" calcext:value-type="float">
            <text:p>437,28</text:p>
          </table:table-cell>
          <table:table-cell table:style-name="ce1" office:value-type="float" office:value="450.96" calcext:value-type="float">
            <text:p>450,96</text:p>
          </table:table-cell>
          <table:table-cell table:style-name="ce1" office:value-type="float" office:value="499.4" calcext:value-type="float">
            <text:p>499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16:00:00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450.91" calcext:value-type="float">
            <text:p>450,9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62.81" calcext:value-type="float">
            <text:p>462,81</text:p>
          </table:table-cell>
          <table:table-cell table:style-name="ce1" office:value-type="float" office:value="499.4" calcext:value-type="float">
            <text:p>499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17:00:0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462.81" calcext:value-type="float">
            <text:p>462,81</text:p>
          </table:table-cell>
          <table:table-cell table:style-name="ce1" office:value-type="float" office:value="470.11" calcext:value-type="float">
            <text:p>470,11</text:p>
          </table:table-cell>
          <table:table-cell table:style-name="ce1" office:value-type="float" office:value="475.62" calcext:value-type="float">
            <text:p>475,62</text:p>
          </table:table-cell>
          <table:table-cell table:style-name="ce1" office:value-type="float" office:value="434.95" calcext:value-type="float">
            <text:p>434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18:00:0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472.57" calcext:value-type="float">
            <text:p>472,57</text:p>
          </table:table-cell>
          <table:table-cell table:style-name="ce1" office:value-type="float" office:value="483.45" calcext:value-type="float">
            <text:p>483,45</text:p>
          </table:table-cell>
          <table:table-cell table:style-name="ce1" office:value-type="float" office:value="484.82" calcext:value-type="float">
            <text:p>484,82</text:p>
          </table:table-cell>
          <table:table-cell table:style-name="ce1" office:value-type="float" office:value="434.95" calcext:value-type="float">
            <text:p>434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19:00:00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472.34" calcext:value-type="float">
            <text:p>472,34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486.66" calcext:value-type="float">
            <text:p>486,66</text:p>
          </table:table-cell>
          <table:table-cell table:style-name="ce1" office:value-type="float" office:value="434.95" calcext:value-type="float">
            <text:p>434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20:00:0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433.42" calcext:value-type="float">
            <text:p>433,42</text:p>
          </table:table-cell>
          <table:table-cell table:style-name="ce1" office:value-type="float" office:value="445.57" calcext:value-type="float">
            <text:p>445,57</text:p>
          </table:table-cell>
          <table:table-cell table:style-name="ce1" office:value-type="float" office:value="444.19" calcext:value-type="float">
            <text:p>444,19</text:p>
          </table:table-cell>
          <table:table-cell table:style-name="ce1" office:value-type="float" office:value="434.95" calcext:value-type="float">
            <text:p>434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21:00:0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391.89" calcext:value-type="float">
            <text:p>391,89</text:p>
          </table:table-cell>
          <table:table-cell table:style-name="ce1" office:value-type="float" office:value="398.58" calcext:value-type="float">
            <text:p>398,58</text:p>
          </table:table-cell>
          <table:table-cell table:style-name="ce1" office:value-type="float" office:value="396.51" calcext:value-type="float">
            <text:p>396,51</text:p>
          </table:table-cell>
          <table:table-cell table:style-name="ce1" office:value-type="float" office:value="434.95" calcext:value-type="float">
            <text:p>434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22:00:0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91.83" calcext:value-type="float">
            <text:p>391,83</text:p>
          </table:table-cell>
          <table:table-cell table:style-name="ce1" office:value-type="float" office:value="396.58" calcext:value-type="float">
            <text:p>396,58</text:p>
          </table:table-cell>
          <table:table-cell table:style-name="ce1" office:value-type="float" office:value="396.36" calcext:value-type="float">
            <text:p>396,36</text:p>
          </table:table-cell>
          <table:table-cell table:style-name="ce1" office:value-type="float" office:value="371.21" calcext:value-type="float">
            <text:p>371,2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4 23:00:0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43.66" calcext:value-type="float">
            <text:p>343,66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39.61" calcext:value-type="float">
            <text:p>339,61</text:p>
          </table:table-cell>
          <table:table-cell table:style-name="ce1" office:value-type="float" office:value="415.02" calcext:value-type="float">
            <text:p>415,0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00:00:0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66.77" calcext:value-type="float">
            <text:p>366,77</text:p>
          </table:table-cell>
          <table:table-cell table:style-name="ce1" office:value-type="float" office:value="302.8" calcext:value-type="float">
            <text:p>302,8</text:p>
          </table:table-cell>
          <table:table-cell table:style-name="ce1" office:value-type="float" office:value="325.1" calcext:value-type="float">
            <text:p>325,1</text:p>
          </table:table-cell>
          <table:table-cell table:style-name="ce1" office:value-type="float" office:value="359.96" calcext:value-type="float">
            <text:p>359,9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01:00:0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53.9" calcext:value-type="float">
            <text:p>353,9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303.75" calcext:value-type="float">
            <text:p>303,75</text:p>
          </table:table-cell>
          <table:table-cell table:style-name="ce1" office:value-type="float" office:value="374.65" calcext:value-type="float">
            <text:p>374,6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02:00:0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45.93" calcext:value-type="float">
            <text:p>345,93</text:p>
          </table:table-cell>
          <table:table-cell table:style-name="ce1" office:value-type="float" office:value="276.72" calcext:value-type="float">
            <text:p>276,72</text:p>
          </table:table-cell>
          <table:table-cell table:style-name="ce1" office:value-type="float" office:value="291.23" calcext:value-type="float">
            <text:p>291,23</text:p>
          </table:table-cell>
          <table:table-cell table:style-name="ce1" office:value-type="float" office:value="408.99" calcext:value-type="float">
            <text:p>408,9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03:00:0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41.92" calcext:value-type="float">
            <text:p>341,92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82.97" calcext:value-type="float">
            <text:p>282,97</text:p>
          </table:table-cell>
          <table:table-cell table:style-name="ce1" office:value-type="float" office:value="413.81" calcext:value-type="float">
            <text:p>413,8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04:00:0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59.76" calcext:value-type="float">
            <text:p>359,76</text:p>
          </table:table-cell>
          <table:table-cell table:style-name="ce1" office:value-type="float" office:value="291.7" calcext:value-type="float">
            <text:p>291,7</text:p>
          </table:table-cell>
          <table:table-cell table:style-name="ce1" office:value-type="float" office:value="304.68" calcext:value-type="float">
            <text:p>304,68</text:p>
          </table:table-cell>
          <table:table-cell table:style-name="ce1" office:value-type="float" office:value="436.5" calcext:value-type="float">
            <text:p>436,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05:00:0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82.49" calcext:value-type="float">
            <text:p>382,49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340.86" calcext:value-type="float">
            <text:p>340,86</text:p>
          </table:table-cell>
          <table:table-cell table:style-name="ce1" office:value-type="float" office:value="580.45" calcext:value-type="float">
            <text:p>580,4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06:00:0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36.74" calcext:value-type="float">
            <text:p>436,74</text:p>
          </table:table-cell>
          <table:table-cell table:style-name="ce1" office:value-type="float" office:value="431.12" calcext:value-type="float">
            <text:p>431,12</text:p>
          </table:table-cell>
          <table:table-cell table:style-name="ce1" office:value-type="float" office:value="431.86" calcext:value-type="float">
            <text:p>431,86</text:p>
          </table:table-cell>
          <table:table-cell table:style-name="ce1" office:value-type="float" office:value="532.02" calcext:value-type="float">
            <text:p>532,0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07:00:0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86.3" calcext:value-type="float">
            <text:p>486,3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512.62" calcext:value-type="float">
            <text:p>512,62</text:p>
          </table:table-cell>
          <table:table-cell table:style-name="ce1" office:value-type="float" office:value="593" calcext:value-type="float">
            <text:p>59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08:00:0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08.47" calcext:value-type="float">
            <text:p>508,47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8.05" calcext:value-type="float">
            <text:p>548,05</text:p>
          </table:table-cell>
          <table:table-cell table:style-name="ce1" office:value-type="float" office:value="592.99" calcext:value-type="float">
            <text:p>592,9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09:00:00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87.95" calcext:value-type="float">
            <text:p>487,95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18.25" calcext:value-type="float">
            <text:p>518,25</text:p>
          </table:table-cell>
          <table:table-cell table:style-name="ce1" office:value-type="float" office:value="592.42" calcext:value-type="float">
            <text:p>592,4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10:00:0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62.17" calcext:value-type="float">
            <text:p>462,17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74.04" calcext:value-type="float">
            <text:p>474,04</text:p>
          </table:table-cell>
          <table:table-cell table:style-name="ce1" office:value-type="float" office:value="592.99" calcext:value-type="float">
            <text:p>592,9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11:00:0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446.61" calcext:value-type="float">
            <text:p>446,6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47.78" calcext:value-type="float">
            <text:p>447,78</text:p>
          </table:table-cell>
          <table:table-cell table:style-name="ce1" office:value-type="float" office:value="594.62" calcext:value-type="float">
            <text:p>594,6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12:00: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44.9" calcext:value-type="float">
            <text:p>444,9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44.84" calcext:value-type="float">
            <text:p>444,84</text:p>
          </table:table-cell>
          <table:table-cell table:style-name="ce1" office:value-type="float" office:value="610.81" calcext:value-type="float">
            <text:p>610,8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13:00:0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47.39" calcext:value-type="float">
            <text:p>447,39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49.16" calcext:value-type="float">
            <text:p>449,16</text:p>
          </table:table-cell>
          <table:table-cell table:style-name="ce1" office:value-type="float" office:value="610.81" calcext:value-type="float">
            <text:p>610,8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14:00:0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458.87" calcext:value-type="float">
            <text:p>458,87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69.06" calcext:value-type="float">
            <text:p>469,06</text:p>
          </table:table-cell>
          <table:table-cell table:style-name="ce1" office:value-type="float" office:value="593" calcext:value-type="float">
            <text:p>59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15:00:0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85.35" calcext:value-type="float">
            <text:p>485,35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12.65" calcext:value-type="float">
            <text:p>512,65</text:p>
          </table:table-cell>
          <table:table-cell table:style-name="ce1" office:value-type="float" office:value="592.99" calcext:value-type="float">
            <text:p>592,9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16:00:0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511.32" calcext:value-type="float">
            <text:p>511,3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0.5" calcext:value-type="float">
            <text:p>550,5</text:p>
          </table:table-cell>
          <table:table-cell table:style-name="ce1" office:value-type="float" office:value="592.99" calcext:value-type="float">
            <text:p>592,9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17:00:0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8.39" calcext:value-type="float">
            <text:p>528,39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580.38" calcext:value-type="float">
            <text:p>580,38</text:p>
          </table:table-cell>
          <table:table-cell table:style-name="ce1" office:value-type="float" office:value="629.72" calcext:value-type="float">
            <text:p>629,7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18:00: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26.6" calcext:value-type="float">
            <text:p>526,6</text:p>
          </table:table-cell>
          <table:table-cell table:style-name="ce1" office:value-type="float" office:value="581.6" calcext:value-type="float">
            <text:p>581,6</text:p>
          </table:table-cell>
          <table:table-cell table:style-name="ce1" office:value-type="float" office:value="580.5" calcext:value-type="float">
            <text:p>580,5</text:p>
          </table:table-cell>
          <table:table-cell table:style-name="ce1" office:value-type="float" office:value="610.81" calcext:value-type="float">
            <text:p>610,8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19:00: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20.53" calcext:value-type="float">
            <text:p>520,53</text:p>
          </table:table-cell>
          <table:table-cell table:style-name="ce1" office:value-type="float" office:value="574.1" calcext:value-type="float">
            <text:p>574,1</text:p>
          </table:table-cell>
          <table:table-cell table:style-name="ce1" office:value-type="float" office:value="567.08" calcext:value-type="float">
            <text:p>567,08</text:p>
          </table:table-cell>
          <table:table-cell table:style-name="ce1" office:value-type="float" office:value="592.42" calcext:value-type="float">
            <text:p>592,4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20:00: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94.79" calcext:value-type="float">
            <text:p>494,79</text:p>
          </table:table-cell>
          <table:table-cell table:style-name="ce1" office:value-type="float" office:value="537.3" calcext:value-type="float">
            <text:p>537,3</text:p>
          </table:table-cell>
          <table:table-cell table:style-name="ce1" office:value-type="float" office:value="525.56" calcext:value-type="float">
            <text:p>525,56</text:p>
          </table:table-cell>
          <table:table-cell table:style-name="ce1" office:value-type="float" office:value="591.22" calcext:value-type="float">
            <text:p>591,2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21:00: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3.49" calcext:value-type="float">
            <text:p>453,49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59.43" calcext:value-type="float">
            <text:p>459,43</text:p>
          </table:table-cell>
          <table:table-cell table:style-name="ce1" office:value-type="float" office:value="581.57" calcext:value-type="float">
            <text:p>581,5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22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9.39" calcext:value-type="float">
            <text:p>439,39</text:p>
          </table:table-cell>
          <table:table-cell table:style-name="ce1" office:value-type="float" office:value="446.7" calcext:value-type="float">
            <text:p>446,7</text:p>
          </table:table-cell>
          <table:table-cell table:style-name="ce1" office:value-type="float" office:value="436.1" calcext:value-type="float">
            <text:p>436,1</text:p>
          </table:table-cell>
          <table:table-cell table:style-name="ce1" office:value-type="float" office:value="492.18" calcext:value-type="float">
            <text:p>492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5 23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8.95" calcext:value-type="float">
            <text:p>408,9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85.61" calcext:value-type="float">
            <text:p>385,61</text:p>
          </table:table-cell>
          <table:table-cell table:style-name="ce1" office:value-type="float" office:value="504.47" calcext:value-type="float">
            <text:p>504,4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00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8.91" calcext:value-type="float">
            <text:p>438,91</text:p>
          </table:table-cell>
          <table:table-cell table:style-name="ce1" office:value-type="float" office:value="379.89" calcext:value-type="float">
            <text:p>379,89</text:p>
          </table:table-cell>
          <table:table-cell table:style-name="ce1" office:value-type="float" office:value="378.45" calcext:value-type="float">
            <text:p>378,45</text:p>
          </table:table-cell>
          <table:table-cell table:style-name="ce1" office:value-type="float" office:value="427.31" calcext:value-type="float">
            <text:p>427,3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01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8.5" calcext:value-type="float">
            <text:p>438,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75.5" calcext:value-type="float">
            <text:p>375,5</text:p>
          </table:table-cell>
          <table:table-cell table:style-name="ce1" office:value-type="float" office:value="436.38" calcext:value-type="float">
            <text:p>436,3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02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8.78" calcext:value-type="float">
            <text:p>438,78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69.51" calcext:value-type="float">
            <text:p>369,51</text:p>
          </table:table-cell>
          <table:table-cell table:style-name="ce1" office:value-type="float" office:value="387.43" calcext:value-type="float">
            <text:p>387,4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03:00: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9.05" calcext:value-type="float">
            <text:p>439,05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69.42" calcext:value-type="float">
            <text:p>369,42</text:p>
          </table:table-cell>
          <table:table-cell table:style-name="ce1" office:value-type="float" office:value="387.43" calcext:value-type="float">
            <text:p>387,4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04:00: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72.6" calcext:value-type="float">
            <text:p>372,6</text:p>
          </table:table-cell>
          <table:table-cell table:style-name="ce1" office:value-type="float" office:value="461.84" calcext:value-type="float">
            <text:p>461,8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05:00: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64.31" calcext:value-type="float">
            <text:p>464,31</text:p>
          </table:table-cell>
          <table:table-cell table:style-name="ce1" office:value-type="float" office:value="419.51" calcext:value-type="float">
            <text:p>419,51</text:p>
          </table:table-cell>
          <table:table-cell table:style-name="ce1" office:value-type="float" office:value="416.06" calcext:value-type="float">
            <text:p>416,06</text:p>
          </table:table-cell>
          <table:table-cell table:style-name="ce1" office:value-type="float" office:value="427.31" calcext:value-type="float">
            <text:p>427,3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06:00: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16.97" calcext:value-type="float">
            <text:p>516,97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19.99" calcext:value-type="float">
            <text:p>519,99</text:p>
          </table:table-cell>
          <table:table-cell table:style-name="ce1" office:value-type="float" office:value="600.59" calcext:value-type="float">
            <text:p>600,5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07:00: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0.74" calcext:value-type="float">
            <text:p>550,74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88.93" calcext:value-type="float">
            <text:p>588,93</text:p>
          </table:table-cell>
          <table:table-cell table:style-name="ce1" office:value-type="float" office:value="600.59" calcext:value-type="float">
            <text:p>600,5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08:00: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2.7" calcext:value-type="float">
            <text:p>552,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93.16" calcext:value-type="float">
            <text:p>593,16</text:p>
          </table:table-cell>
          <table:table-cell table:style-name="ce1" office:value-type="float" office:value="643.7" calcext:value-type="float">
            <text:p>643,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09:00: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46.94" calcext:value-type="float">
            <text:p>546,94</text:p>
          </table:table-cell>
          <table:table-cell table:style-name="ce1" office:value-type="float" office:value="586.16" calcext:value-type="float">
            <text:p>586,16</text:p>
          </table:table-cell>
          <table:table-cell table:style-name="ce1" office:value-type="float" office:value="582.15" calcext:value-type="float">
            <text:p>582,15</text:p>
          </table:table-cell>
          <table:table-cell table:style-name="ce1" office:value-type="float" office:value="461.84" calcext:value-type="float">
            <text:p>461,8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10:00: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26.28" calcext:value-type="float">
            <text:p>526,28</text:p>
          </table:table-cell>
          <table:table-cell table:style-name="ce1" office:value-type="float" office:value="542.67" calcext:value-type="float">
            <text:p>542,67</text:p>
          </table:table-cell>
          <table:table-cell table:style-name="ce1" office:value-type="float" office:value="540.16" calcext:value-type="float">
            <text:p>540,16</text:p>
          </table:table-cell>
          <table:table-cell table:style-name="ce1" office:value-type="float" office:value="461.84" calcext:value-type="float">
            <text:p>461,8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11:00: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24.36" calcext:value-type="float">
            <text:p>524,36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35.8" calcext:value-type="float">
            <text:p>535,8</text:p>
          </table:table-cell>
          <table:table-cell table:style-name="ce1" office:value-type="float" office:value="600.59" calcext:value-type="float">
            <text:p>600,5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12:00: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0.17" calcext:value-type="float">
            <text:p>530,17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48.2" calcext:value-type="float">
            <text:p>548,2</text:p>
          </table:table-cell>
          <table:table-cell table:style-name="ce1" office:value-type="float" office:value="631.07" calcext:value-type="float">
            <text:p>631,0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13:00:0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41.97" calcext:value-type="float">
            <text:p>541,97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72.33" calcext:value-type="float">
            <text:p>572,33</text:p>
          </table:table-cell>
          <table:table-cell table:style-name="ce1" office:value-type="float" office:value="653.3" calcext:value-type="float">
            <text:p>653,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14:00: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56.88" calcext:value-type="float">
            <text:p>556,88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03.54" calcext:value-type="float">
            <text:p>603,54</text:p>
          </table:table-cell>
          <table:table-cell table:style-name="ce1" office:value-type="float" office:value="686.79" calcext:value-type="float">
            <text:p>686,7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15:00: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94.4" calcext:value-type="float">
            <text:p>594,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62.85" calcext:value-type="float">
            <text:p>662,85</text:p>
          </table:table-cell>
          <table:table-cell table:style-name="ce1" office:value-type="float" office:value="688.06" calcext:value-type="float">
            <text:p>688,0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16:00: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97.3" calcext:value-type="float">
            <text:p>597,3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668.55" calcext:value-type="float">
            <text:p>668,55</text:p>
          </table:table-cell>
          <table:table-cell table:style-name="ce1" office:value-type="float" office:value="699.9" calcext:value-type="float">
            <text:p>699,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17:00: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93.02" calcext:value-type="float">
            <text:p>593,02</text:p>
          </table:table-cell>
          <table:table-cell table:style-name="ce1" office:value-type="float" office:value="641.18" calcext:value-type="float">
            <text:p>641,18</text:p>
          </table:table-cell>
          <table:table-cell table:style-name="ce1" office:value-type="float" office:value="659.29" calcext:value-type="float">
            <text:p>659,29</text:p>
          </table:table-cell>
          <table:table-cell table:style-name="ce1" office:value-type="float" office:value="699.9" calcext:value-type="float">
            <text:p>699,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18:00: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77.82" calcext:value-type="float">
            <text:p>577,82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639.83" calcext:value-type="float">
            <text:p>639,83</text:p>
          </table:table-cell>
          <table:table-cell table:style-name="ce1" office:value-type="float" office:value="674.05" calcext:value-type="float">
            <text:p>674,0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19:00: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66.36" calcext:value-type="float">
            <text:p>566,36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613.11" calcext:value-type="float">
            <text:p>613,11</text:p>
          </table:table-cell>
          <table:table-cell table:style-name="ce1" office:value-type="float" office:value="643.7" calcext:value-type="float">
            <text:p>643,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20:00: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4.45" calcext:value-type="float">
            <text:p>544,45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73.83" calcext:value-type="float">
            <text:p>573,83</text:p>
          </table:table-cell>
          <table:table-cell table:style-name="ce1" office:value-type="float" office:value="505.61" calcext:value-type="float">
            <text:p>505,6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21:00: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8.5" calcext:value-type="float">
            <text:p>518,5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23.79" calcext:value-type="float">
            <text:p>523,79</text:p>
          </table:table-cell>
          <table:table-cell table:style-name="ce1" office:value-type="float" office:value="618.42" calcext:value-type="float">
            <text:p>618,4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22:00: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2.14" calcext:value-type="float">
            <text:p>492,14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73.23" calcext:value-type="float">
            <text:p>473,23</text:p>
          </table:table-cell>
          <table:table-cell table:style-name="ce1" office:value-type="float" office:value="559.39" calcext:value-type="float">
            <text:p>559,3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6 23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.25" calcext:value-type="float">
            <text:p>466,25</text:p>
          </table:table-cell>
          <table:table-cell table:style-name="ce1" office:value-type="float" office:value="415.67" calcext:value-type="float">
            <text:p>415,67</text:p>
          </table:table-cell>
          <table:table-cell table:style-name="ce1" office:value-type="float" office:value="420.79" calcext:value-type="float">
            <text:p>420,79</text:p>
          </table:table-cell>
          <table:table-cell table:style-name="ce1" office:value-type="float" office:value="504.64" calcext:value-type="float">
            <text:p>504,6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00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3.22" calcext:value-type="float">
            <text:p>513,22</text:p>
          </table:table-cell>
          <table:table-cell table:style-name="ce1" office:value-type="float" office:value="476.52" calcext:value-type="float">
            <text:p>476,52</text:p>
          </table:table-cell>
          <table:table-cell table:style-name="ce1" office:value-type="float" office:value="475.15" calcext:value-type="float">
            <text:p>475,15</text:p>
          </table:table-cell>
          <table:table-cell table:style-name="ce1" office:value-type="float" office:value="449.14" calcext:value-type="float">
            <text:p>449,1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01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1.57" calcext:value-type="float">
            <text:p>501,57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48.53" calcext:value-type="float">
            <text:p>448,53</text:p>
          </table:table-cell>
          <table:table-cell table:style-name="ce1" office:value-type="float" office:value="417.55" calcext:value-type="float">
            <text:p>417,5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02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8.86" calcext:value-type="float">
            <text:p>498,86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40.53" calcext:value-type="float">
            <text:p>440,53</text:p>
          </table:table-cell>
          <table:table-cell table:style-name="ce1" office:value-type="float" office:value="458.15" calcext:value-type="float">
            <text:p>458,1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03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6.61" calcext:value-type="float">
            <text:p>496,61</text:p>
          </table:table-cell>
          <table:table-cell table:style-name="ce1" office:value-type="float" office:value="438.11" calcext:value-type="float">
            <text:p>438,11</text:p>
          </table:table-cell>
          <table:table-cell table:style-name="ce1" office:value-type="float" office:value="438.23" calcext:value-type="float">
            <text:p>438,23</text:p>
          </table:table-cell>
          <table:table-cell table:style-name="ce1" office:value-type="float" office:value="417.54" calcext:value-type="float">
            <text:p>417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04:00: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5.03" calcext:value-type="float">
            <text:p>495,03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44.31" calcext:value-type="float">
            <text:p>444,31</text:p>
          </table:table-cell>
          <table:table-cell table:style-name="ce1" office:value-type="float" office:value="417.53" calcext:value-type="float">
            <text:p>417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05:00: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.71" calcext:value-type="float">
            <text:p>504,71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69.39" calcext:value-type="float">
            <text:p>469,39</text:p>
          </table:table-cell>
          <table:table-cell table:style-name="ce1" office:value-type="float" office:value="417.55" calcext:value-type="float">
            <text:p>417,5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06:00: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.37" calcext:value-type="float">
            <text:p>533,37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24.93" calcext:value-type="float">
            <text:p>524,93</text:p>
          </table:table-cell>
          <table:table-cell table:style-name="ce1" office:value-type="float" office:value="461.92" calcext:value-type="float">
            <text:p>461,9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07:00: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84.07" calcext:value-type="float">
            <text:p>584,07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09.93" calcext:value-type="float">
            <text:p>609,93</text:p>
          </table:table-cell>
          <table:table-cell table:style-name="ce1" office:value-type="float" office:value="536.36" calcext:value-type="float">
            <text:p>536,3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08:00: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03.01" calcext:value-type="float">
            <text:p>603,01</text:p>
          </table:table-cell>
          <table:table-cell table:style-name="ce1" office:value-type="float" office:value="649.22" calcext:value-type="float">
            <text:p>649,22</text:p>
          </table:table-cell>
          <table:table-cell table:style-name="ce1" office:value-type="float" office:value="643.86" calcext:value-type="float">
            <text:p>643,86</text:p>
          </table:table-cell>
          <table:table-cell table:style-name="ce1" office:value-type="float" office:value="671.97" calcext:value-type="float">
            <text:p>671,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09:00:0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1.15" calcext:value-type="float">
            <text:p>591,15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620.61" calcext:value-type="float">
            <text:p>620,61</text:p>
          </table:table-cell>
          <table:table-cell table:style-name="ce1" office:value-type="float" office:value="665.52" calcext:value-type="float">
            <text:p>665,5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10:00:0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0.4" calcext:value-type="float">
            <text:p>570,4</text:p>
          </table:table-cell>
          <table:table-cell table:style-name="ce1" office:value-type="float" office:value="594.76" calcext:value-type="float">
            <text:p>594,76</text:p>
          </table:table-cell>
          <table:table-cell table:style-name="ce1" office:value-type="float" office:value="584.23" calcext:value-type="float">
            <text:p>584,23</text:p>
          </table:table-cell>
          <table:table-cell table:style-name="ce1" office:value-type="float" office:value="670.5" calcext:value-type="float">
            <text:p>670,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11:00: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6.33" calcext:value-type="float">
            <text:p>566,33</text:p>
          </table:table-cell>
          <table:table-cell table:style-name="ce1" office:value-type="float" office:value="589.89" calcext:value-type="float">
            <text:p>589,89</text:p>
          </table:table-cell>
          <table:table-cell table:style-name="ce1" office:value-type="float" office:value="576.63" calcext:value-type="float">
            <text:p>576,63</text:p>
          </table:table-cell>
          <table:table-cell table:style-name="ce1" office:value-type="float" office:value="670.5" calcext:value-type="float">
            <text:p>670,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12:00: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56.12" calcext:value-type="float">
            <text:p>556,12</text:p>
          </table:table-cell>
          <table:table-cell table:style-name="ce1" office:value-type="float" office:value="573.78" calcext:value-type="float">
            <text:p>573,78</text:p>
          </table:table-cell>
          <table:table-cell table:style-name="ce1" office:value-type="float" office:value="560.73" calcext:value-type="float">
            <text:p>560,73</text:p>
          </table:table-cell>
          <table:table-cell table:style-name="ce1" office:value-type="float" office:value="670.5" calcext:value-type="float">
            <text:p>670,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13:00: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69.38" calcext:value-type="float">
            <text:p>569,3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81.19" calcext:value-type="float">
            <text:p>581,19</text:p>
          </table:table-cell>
          <table:table-cell table:style-name="ce1" office:value-type="float" office:value="683.04" calcext:value-type="float">
            <text:p>683,0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14:00: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7.39" calcext:value-type="float">
            <text:p>567,39</text:p>
          </table:table-cell>
          <table:table-cell table:style-name="ce1" office:value-type="float" office:value="594.78" calcext:value-type="float">
            <text:p>594,78</text:p>
          </table:table-cell>
          <table:table-cell table:style-name="ce1" office:value-type="float" office:value="578.15" calcext:value-type="float">
            <text:p>578,15</text:p>
          </table:table-cell>
          <table:table-cell table:style-name="ce1" office:value-type="float" office:value="671.97" calcext:value-type="float">
            <text:p>671,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15:00: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5.05" calcext:value-type="float">
            <text:p>595,05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621.22" calcext:value-type="float">
            <text:p>621,22</text:p>
          </table:table-cell>
          <table:table-cell table:style-name="ce1" office:value-type="float" office:value="643.39" calcext:value-type="float">
            <text:p>643,3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16:00: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11.92" calcext:value-type="float">
            <text:p>611,92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48.19" calcext:value-type="float">
            <text:p>648,19</text:p>
          </table:table-cell>
          <table:table-cell table:style-name="ce1" office:value-type="float" office:value="636.4" calcext:value-type="float">
            <text:p>636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17:00: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8.25" calcext:value-type="float">
            <text:p>618,25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667.8" calcext:value-type="float">
            <text:p>667,8</text:p>
          </table:table-cell>
          <table:table-cell table:style-name="ce1" office:value-type="float" office:value="682.44" calcext:value-type="float">
            <text:p>682,4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18:00: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16.41" calcext:value-type="float">
            <text:p>616,41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672.64" calcext:value-type="float">
            <text:p>672,64</text:p>
          </table:table-cell>
          <table:table-cell table:style-name="ce1" office:value-type="float" office:value="683.65" calcext:value-type="float">
            <text:p>683,6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19:00: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06.42" calcext:value-type="float">
            <text:p>606,42</text:p>
          </table:table-cell>
          <table:table-cell table:style-name="ce1" office:value-type="float" office:value="664.89" calcext:value-type="float">
            <text:p>664,89</text:p>
          </table:table-cell>
          <table:table-cell table:style-name="ce1" office:value-type="float" office:value="648.11" calcext:value-type="float">
            <text:p>648,11</text:p>
          </table:table-cell>
          <table:table-cell table:style-name="ce1" office:value-type="float" office:value="670.89" calcext:value-type="float">
            <text:p>670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20:00: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67.74" calcext:value-type="float">
            <text:p>567,74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83.46" calcext:value-type="float">
            <text:p>583,46</text:p>
          </table:table-cell>
          <table:table-cell table:style-name="ce1" office:value-type="float" office:value="653.4" calcext:value-type="float">
            <text:p>653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21:00: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33.9" calcext:value-type="float">
            <text:p>533,9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22.1" calcext:value-type="float">
            <text:p>522,1</text:p>
          </table:table-cell>
          <table:table-cell table:style-name="ce1" office:value-type="float" office:value="665.52" calcext:value-type="float">
            <text:p>665,5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22:00: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5.99" calcext:value-type="float">
            <text:p>515,99</text:p>
          </table:table-cell>
          <table:table-cell table:style-name="ce1" office:value-type="float" office:value="486.34" calcext:value-type="float">
            <text:p>486,34</text:p>
          </table:table-cell>
          <table:table-cell table:style-name="ce1" office:value-type="float" office:value="489.55" calcext:value-type="float">
            <text:p>489,55</text:p>
          </table:table-cell>
          <table:table-cell table:style-name="ce1" office:value-type="float" office:value="624.25" calcext:value-type="float">
            <text:p>624,2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7 23:00: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95.85" calcext:value-type="float">
            <text:p>495,85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51.83" calcext:value-type="float">
            <text:p>451,83</text:p>
          </table:table-cell>
          <table:table-cell table:style-name="ce1" office:value-type="float" office:value="630" calcext:value-type="float">
            <text:p>63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00:00: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7.66" calcext:value-type="float">
            <text:p>477,66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488.89" calcext:value-type="float">
            <text:p>488,89</text:p>
          </table:table-cell>
          <table:table-cell table:style-name="ce1" office:value-type="float" office:value="601.18" calcext:value-type="float">
            <text:p>601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01:00: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61.7" calcext:value-type="float">
            <text:p>461,7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55.02" calcext:value-type="float">
            <text:p>455,02</text:p>
          </table:table-cell>
          <table:table-cell table:style-name="ce1" office:value-type="float" office:value="527.94" calcext:value-type="float">
            <text:p>527,9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02:00: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5.74" calcext:value-type="float">
            <text:p>455,74</text:p>
          </table:table-cell>
          <table:table-cell table:style-name="ce1" office:value-type="float" office:value="448.61" calcext:value-type="float">
            <text:p>448,61</text:p>
          </table:table-cell>
          <table:table-cell table:style-name="ce1" office:value-type="float" office:value="443.03" calcext:value-type="float">
            <text:p>443,03</text:p>
          </table:table-cell>
          <table:table-cell table:style-name="ce1" office:value-type="float" office:value="522.82" calcext:value-type="float">
            <text:p>522,8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03:00: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4.79" calcext:value-type="float">
            <text:p>454,79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37.86" calcext:value-type="float">
            <text:p>437,86</text:p>
          </table:table-cell>
          <table:table-cell table:style-name="ce1" office:value-type="float" office:value="533.06" calcext:value-type="float">
            <text:p>533,0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04:00: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52.75" calcext:value-type="float">
            <text:p>452,75</text:p>
          </table:table-cell>
          <table:table-cell table:style-name="ce1" office:value-type="float" office:value="441.74" calcext:value-type="float">
            <text:p>441,74</text:p>
          </table:table-cell>
          <table:table-cell table:style-name="ce1" office:value-type="float" office:value="434.48" calcext:value-type="float">
            <text:p>434,48</text:p>
          </table:table-cell>
          <table:table-cell table:style-name="ce1" office:value-type="float" office:value="522.82" calcext:value-type="float">
            <text:p>522,8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05:00:0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44.43" calcext:value-type="float">
            <text:p>444,4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22.75" calcext:value-type="float">
            <text:p>422,75</text:p>
          </table:table-cell>
          <table:table-cell table:style-name="ce1" office:value-type="float" office:value="352.21" calcext:value-type="float">
            <text:p>352,2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06:00: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0.83" calcext:value-type="float">
            <text:p>440,83</text:p>
          </table:table-cell>
          <table:table-cell table:style-name="ce1" office:value-type="float" office:value="431.11" calcext:value-type="float">
            <text:p>431,11</text:p>
          </table:table-cell>
          <table:table-cell table:style-name="ce1" office:value-type="float" office:value="417.69" calcext:value-type="float">
            <text:p>417,69</text:p>
          </table:table-cell>
          <table:table-cell table:style-name="ce1" office:value-type="float" office:value="347.6" calcext:value-type="float">
            <text:p>347,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07:00: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58.54" calcext:value-type="float">
            <text:p>458,54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51.34" calcext:value-type="float">
            <text:p>451,34</text:p>
          </table:table-cell>
          <table:table-cell table:style-name="ce1" office:value-type="float" office:value="397.48" calcext:value-type="float">
            <text:p>397,4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08:00: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0.79" calcext:value-type="float">
            <text:p>470,79</text:p>
          </table:table-cell>
          <table:table-cell table:style-name="ce1" office:value-type="float" office:value="486.11" calcext:value-type="float">
            <text:p>486,11</text:p>
          </table:table-cell>
          <table:table-cell table:style-name="ce1" office:value-type="float" office:value="472.69" calcext:value-type="float">
            <text:p>472,69</text:p>
          </table:table-cell>
          <table:table-cell table:style-name="ce1" office:value-type="float" office:value="540.12" calcext:value-type="float">
            <text:p>540,1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09:00: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8.43" calcext:value-type="float">
            <text:p>468,43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468.74" calcext:value-type="float">
            <text:p>468,74</text:p>
          </table:table-cell>
          <table:table-cell table:style-name="ce1" office:value-type="float" office:value="601.18" calcext:value-type="float">
            <text:p>601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10:00: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3.22" calcext:value-type="float">
            <text:p>463,22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60.66" calcext:value-type="float">
            <text:p>460,66</text:p>
          </table:table-cell>
          <table:table-cell table:style-name="ce1" office:value-type="float" office:value="611.19" calcext:value-type="float">
            <text:p>611,1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11:00: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5.98" calcext:value-type="float">
            <text:p>465,98</text:p>
          </table:table-cell>
          <table:table-cell table:style-name="ce1" office:value-type="float" office:value="471.32" calcext:value-type="float">
            <text:p>471,32</text:p>
          </table:table-cell>
          <table:table-cell table:style-name="ce1" office:value-type="float" office:value="464.91" calcext:value-type="float">
            <text:p>464,91</text:p>
          </table:table-cell>
          <table:table-cell table:style-name="ce1" office:value-type="float" office:value="619.84" calcext:value-type="float">
            <text:p>619,8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12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1.59" calcext:value-type="float">
            <text:p>461,59</text:p>
          </table:table-cell>
          <table:table-cell table:style-name="ce1" office:value-type="float" office:value="470.21" calcext:value-type="float">
            <text:p>470,21</text:p>
          </table:table-cell>
          <table:table-cell table:style-name="ce1" office:value-type="float" office:value="458.36" calcext:value-type="float">
            <text:p>458,36</text:p>
          </table:table-cell>
          <table:table-cell table:style-name="ce1" office:value-type="float" office:value="619.23" calcext:value-type="float">
            <text:p>619,2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13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98" calcext:value-type="float">
            <text:p>459,98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56.26" calcext:value-type="float">
            <text:p>456,26</text:p>
          </table:table-cell>
          <table:table-cell table:style-name="ce1" office:value-type="float" office:value="601.18" calcext:value-type="float">
            <text:p>601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14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0.54" calcext:value-type="float">
            <text:p>460,54</text:p>
          </table:table-cell>
          <table:table-cell table:style-name="ce1" office:value-type="float" office:value="479.89" calcext:value-type="float">
            <text:p>479,89</text:p>
          </table:table-cell>
          <table:table-cell table:style-name="ce1" office:value-type="float" office:value="457.13" calcext:value-type="float">
            <text:p>457,13</text:p>
          </table:table-cell>
          <table:table-cell table:style-name="ce1" office:value-type="float" office:value="397.48" calcext:value-type="float">
            <text:p>397,4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15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0.06" calcext:value-type="float">
            <text:p>520,06</text:p>
          </table:table-cell>
          <table:table-cell table:style-name="ce1" office:value-type="float" office:value="531.09" calcext:value-type="float">
            <text:p>531,09</text:p>
          </table:table-cell>
          <table:table-cell table:style-name="ce1" office:value-type="float" office:value="547.38" calcext:value-type="float">
            <text:p>547,38</text:p>
          </table:table-cell>
          <table:table-cell table:style-name="ce1" office:value-type="float" office:value="621.62" calcext:value-type="float">
            <text:p>621,6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16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3.69" calcext:value-type="float">
            <text:p>553,69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96.8" calcext:value-type="float">
            <text:p>596,8</text:p>
          </table:table-cell>
          <table:table-cell table:style-name="ce1" office:value-type="float" office:value="653.94" calcext:value-type="float">
            <text:p>653,9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17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2.14" calcext:value-type="float">
            <text:p>562,1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11.17" calcext:value-type="float">
            <text:p>611,17</text:p>
          </table:table-cell>
          <table:table-cell table:style-name="ce1" office:value-type="float" office:value="656.77" calcext:value-type="float">
            <text:p>656,7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18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9.23" calcext:value-type="float">
            <text:p>549,23</text:p>
          </table:table-cell>
          <table:table-cell table:style-name="ce1" office:value-type="float" office:value="580.11" calcext:value-type="float">
            <text:p>580,11</text:p>
          </table:table-cell>
          <table:table-cell table:style-name="ce1" office:value-type="float" office:value="592.94" calcext:value-type="float">
            <text:p>592,94</text:p>
          </table:table-cell>
          <table:table-cell table:style-name="ce1" office:value-type="float" office:value="621.07" calcext:value-type="float">
            <text:p>621,0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19:00: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7.06" calcext:value-type="float">
            <text:p>537,06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76.4" calcext:value-type="float">
            <text:p>576,4</text:p>
          </table:table-cell>
          <table:table-cell table:style-name="ce1" office:value-type="float" office:value="619.85" calcext:value-type="float">
            <text:p>619,8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20:00: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95.98" calcext:value-type="float">
            <text:p>495,98</text:p>
          </table:table-cell>
          <table:table-cell table:style-name="ce1" office:value-type="float" office:value="499.89" calcext:value-type="float">
            <text:p>499,89</text:p>
          </table:table-cell>
          <table:table-cell table:style-name="ce1" office:value-type="float" office:value="513.82" calcext:value-type="float">
            <text:p>513,82</text:p>
          </table:table-cell>
          <table:table-cell table:style-name="ce1" office:value-type="float" office:value="619.84" calcext:value-type="float">
            <text:p>619,8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21:00: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4.07" calcext:value-type="float">
            <text:p>444,07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426.37" calcext:value-type="float">
            <text:p>426,37</text:p>
          </table:table-cell>
          <table:table-cell table:style-name="ce1" office:value-type="float" office:value="533.81" calcext:value-type="float">
            <text:p>533,8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22:00: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27.37" calcext:value-type="float">
            <text:p>427,37</text:p>
          </table:table-cell>
          <table:table-cell table:style-name="ce1" office:value-type="float" office:value="394.1" calcext:value-type="float">
            <text:p>394,1</text:p>
          </table:table-cell>
          <table:table-cell table:style-name="ce1" office:value-type="float" office:value="392.64" calcext:value-type="float">
            <text:p>392,64</text:p>
          </table:table-cell>
          <table:table-cell table:style-name="ce1" office:value-type="float" office:value="370.92" calcext:value-type="float">
            <text:p>370,9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8 23:00: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25.85" calcext:value-type="float">
            <text:p>425,85</text:p>
          </table:table-cell>
          <table:table-cell table:style-name="ce1" office:value-type="float" office:value="381.2" calcext:value-type="float">
            <text:p>381,2</text:p>
          </table:table-cell>
          <table:table-cell table:style-name="ce1" office:value-type="float" office:value="383.71" calcext:value-type="float">
            <text:p>383,71</text:p>
          </table:table-cell>
          <table:table-cell table:style-name="ce1" office:value-type="float" office:value="397.48" calcext:value-type="float">
            <text:p>397,4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00:00: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68.19" calcext:value-type="float">
            <text:p>368,19</text:p>
          </table:table-cell>
          <table:table-cell table:style-name="ce1" office:value-type="float" office:value="386.84" calcext:value-type="float">
            <text:p>386,84</text:p>
          </table:table-cell>
          <table:table-cell table:style-name="ce1" office:value-type="float" office:value="379.86" calcext:value-type="float">
            <text:p>379,86</text:p>
          </table:table-cell>
          <table:table-cell table:style-name="ce1" office:value-type="float" office:value="396.94" calcext:value-type="float">
            <text:p>396,9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01:00:0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40.05" calcext:value-type="float">
            <text:p>340,05</text:p>
          </table:table-cell>
          <table:table-cell table:style-name="ce1" office:value-type="float" office:value="349.69" calcext:value-type="float">
            <text:p>349,69</text:p>
          </table:table-cell>
          <table:table-cell table:style-name="ce1" office:value-type="float" office:value="345.56" calcext:value-type="float">
            <text:p>345,56</text:p>
          </table:table-cell>
          <table:table-cell table:style-name="ce1" office:value-type="float" office:value="396.88" calcext:value-type="float">
            <text:p>396,8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02:00: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09.15" calcext:value-type="float">
            <text:p>309,1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5.06" calcext:value-type="float">
            <text:p>305,06</text:p>
          </table:table-cell>
          <table:table-cell table:style-name="ce1" office:value-type="float" office:value="396.94" calcext:value-type="float">
            <text:p>396,9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03:00: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07.71" calcext:value-type="float">
            <text:p>307,7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3.36" calcext:value-type="float">
            <text:p>303,36</text:p>
          </table:table-cell>
          <table:table-cell table:style-name="ce1" office:value-type="float" office:value="339.94" calcext:value-type="float">
            <text:p>339,9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04:00:0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2.46" calcext:value-type="float">
            <text:p>302,46</text:p>
          </table:table-cell>
          <table:table-cell table:style-name="ce1" office:value-type="float" office:value="295.4" calcext:value-type="float">
            <text:p>295,4</text:p>
          </table:table-cell>
          <table:table-cell table:style-name="ce1" office:value-type="float" office:value="296.71" calcext:value-type="float">
            <text:p>296,71</text:p>
          </table:table-cell>
          <table:table-cell table:style-name="ce1" office:value-type="float" office:value="337.63" calcext:value-type="float">
            <text:p>337,6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05:00:0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301.67" calcext:value-type="float">
            <text:p>301,67</text:p>
          </table:table-cell>
          <table:table-cell table:style-name="ce1" office:value-type="float" office:value="295.4" calcext:value-type="float">
            <text:p>295,4</text:p>
          </table:table-cell>
          <table:table-cell table:style-name="ce1" office:value-type="float" office:value="296.19" calcext:value-type="float">
            <text:p>296,19</text:p>
          </table:table-cell>
          <table:table-cell table:style-name="ce1" office:value-type="float" office:value="253.27" calcext:value-type="float">
            <text:p>253,2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06:00:0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99.52" calcext:value-type="float">
            <text:p>299,52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3.52" calcext:value-type="float">
            <text:p>293,52</text:p>
          </table:table-cell>
          <table:table-cell table:style-name="ce1" office:value-type="float" office:value="339.64" calcext:value-type="float">
            <text:p>339,6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07:00:0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99.04" calcext:value-type="float">
            <text:p>299,04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3.1" calcext:value-type="float">
            <text:p>293,1</text:p>
          </table:table-cell>
          <table:table-cell table:style-name="ce1" office:value-type="float" office:value="339.64" calcext:value-type="float">
            <text:p>339,6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08:00:0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303.6" calcext:value-type="float">
            <text:p>303,6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98.99" calcext:value-type="float">
            <text:p>298,99</text:p>
          </table:table-cell>
          <table:table-cell table:style-name="ce1" office:value-type="float" office:value="359.89" calcext:value-type="float">
            <text:p>359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09:00:0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347.24" calcext:value-type="float">
            <text:p>347,2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53.76" calcext:value-type="float">
            <text:p>353,76</text:p>
          </table:table-cell>
          <table:table-cell table:style-name="ce1" office:value-type="float" office:value="408.06" calcext:value-type="float">
            <text:p>408,0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10:00: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46.58" calcext:value-type="float">
            <text:p>346,58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53.14" calcext:value-type="float">
            <text:p>353,14</text:p>
          </table:table-cell>
          <table:table-cell table:style-name="ce1" office:value-type="float" office:value="425.7" calcext:value-type="float">
            <text:p>425,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11:00:0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46.93" calcext:value-type="float">
            <text:p>346,93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53.48" calcext:value-type="float">
            <text:p>353,48</text:p>
          </table:table-cell>
          <table:table-cell table:style-name="ce1" office:value-type="float" office:value="432.25" calcext:value-type="float">
            <text:p>432,2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12:00:0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57.71" calcext:value-type="float">
            <text:p>357,71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66.46" calcext:value-type="float">
            <text:p>366,46</text:p>
          </table:table-cell>
          <table:table-cell table:style-name="ce1" office:value-type="float" office:value="432.85" calcext:value-type="float">
            <text:p>432,8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13:00:0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57.33" calcext:value-type="float">
            <text:p>357,33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65.29" calcext:value-type="float">
            <text:p>365,29</text:p>
          </table:table-cell>
          <table:table-cell table:style-name="ce1" office:value-type="float" office:value="432.28" calcext:value-type="float">
            <text:p>432,2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14:00: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55.61" calcext:value-type="float">
            <text:p>355,61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62.47" calcext:value-type="float">
            <text:p>362,47</text:p>
          </table:table-cell>
          <table:table-cell table:style-name="ce1" office:value-type="float" office:value="431.65" calcext:value-type="float">
            <text:p>431,6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15:00: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6.8" calcext:value-type="float">
            <text:p>376,8</text:p>
          </table:table-cell>
          <table:table-cell table:style-name="ce1" office:value-type="float" office:value="386.84" calcext:value-type="float">
            <text:p>386,84</text:p>
          </table:table-cell>
          <table:table-cell table:style-name="ce1" office:value-type="float" office:value="387.39" calcext:value-type="float">
            <text:p>387,39</text:p>
          </table:table-cell>
          <table:table-cell table:style-name="ce1" office:value-type="float" office:value="432.31" calcext:value-type="float">
            <text:p>432,3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16:00:0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95.06" calcext:value-type="float">
            <text:p>395,06</text:p>
          </table:table-cell>
          <table:table-cell table:style-name="ce1" office:value-type="float" office:value="404.21" calcext:value-type="float">
            <text:p>404,21</text:p>
          </table:table-cell>
          <table:table-cell table:style-name="ce1" office:value-type="float" office:value="407.08" calcext:value-type="float">
            <text:p>407,08</text:p>
          </table:table-cell>
          <table:table-cell table:style-name="ce1" office:value-type="float" office:value="431.65" calcext:value-type="float">
            <text:p>431,6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17:00:0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01.2" calcext:value-type="float">
            <text:p>401,2</text:p>
          </table:table-cell>
          <table:table-cell table:style-name="ce1" office:value-type="float" office:value="407.96" calcext:value-type="float">
            <text:p>407,96</text:p>
          </table:table-cell>
          <table:table-cell table:style-name="ce1" office:value-type="float" office:value="413.45" calcext:value-type="float">
            <text:p>413,45</text:p>
          </table:table-cell>
          <table:table-cell table:style-name="ce1" office:value-type="float" office:value="431.65" calcext:value-type="float">
            <text:p>431,6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18:00:00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07.49" calcext:value-type="float">
            <text:p>407,49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19.8" calcext:value-type="float">
            <text:p>419,8</text:p>
          </table:table-cell>
          <table:table-cell table:style-name="ce1" office:value-type="float" office:value="432.93" calcext:value-type="float">
            <text:p>432,9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19:00:0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407.33" calcext:value-type="float">
            <text:p>407,33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19.74" calcext:value-type="float">
            <text:p>419,74</text:p>
          </table:table-cell>
          <table:table-cell table:style-name="ce1" office:value-type="float" office:value="434.03" calcext:value-type="float">
            <text:p>434,0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20:00:0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82.79" calcext:value-type="float">
            <text:p>382,79</text:p>
          </table:table-cell>
          <table:table-cell table:style-name="ce1" office:value-type="float" office:value="393.42" calcext:value-type="float">
            <text:p>393,42</text:p>
          </table:table-cell>
          <table:table-cell table:style-name="ce1" office:value-type="float" office:value="393.19" calcext:value-type="float">
            <text:p>393,19</text:p>
          </table:table-cell>
          <table:table-cell table:style-name="ce1" office:value-type="float" office:value="431.65" calcext:value-type="float">
            <text:p>431,6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21:00: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371.67" calcext:value-type="float">
            <text:p>371,67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82.18" calcext:value-type="float">
            <text:p>382,18</text:p>
          </table:table-cell>
          <table:table-cell table:style-name="ce1" office:value-type="float" office:value="413.02" calcext:value-type="float">
            <text:p>413,0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22:00:0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40.94" calcext:value-type="float">
            <text:p>340,94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46.24" calcext:value-type="float">
            <text:p>346,24</text:p>
          </table:table-cell>
          <table:table-cell table:style-name="ce1" office:value-type="float" office:value="413.77" calcext:value-type="float">
            <text:p>413,7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19 23:00:0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20.48" calcext:value-type="float">
            <text:p>320,48</text:p>
          </table:table-cell>
          <table:table-cell table:style-name="ce1" office:value-type="float" office:value="315.87" calcext:value-type="float">
            <text:p>315,87</text:p>
          </table:table-cell>
          <table:table-cell table:style-name="ce1" office:value-type="float" office:value="320.65" calcext:value-type="float">
            <text:p>320,65</text:p>
          </table:table-cell>
          <table:table-cell table:style-name="ce1" office:value-type="float" office:value="413.39" calcext:value-type="float">
            <text:p>413,3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00:00:0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61.72" calcext:value-type="float">
            <text:p>361,72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66.25" calcext:value-type="float">
            <text:p>266,25</text:p>
          </table:table-cell>
          <table:table-cell table:style-name="ce1" office:value-type="float" office:value="428.1" calcext:value-type="float">
            <text:p>428,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01:00:0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58.9" calcext:value-type="float">
            <text:p>358,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6.23" calcext:value-type="float">
            <text:p>256,23</text:p>
          </table:table-cell>
          <table:table-cell table:style-name="ce1" office:value-type="float" office:value="407.73" calcext:value-type="float">
            <text:p>407,7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02:00:0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57.95" calcext:value-type="float">
            <text:p>357,9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2.92" calcext:value-type="float">
            <text:p>252,92</text:p>
          </table:table-cell>
          <table:table-cell table:style-name="ce1" office:value-type="float" office:value="390.89" calcext:value-type="float">
            <text:p>390,8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03:00: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75.32" calcext:value-type="float">
            <text:p>375,32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76.17" calcext:value-type="float">
            <text:p>276,17</text:p>
          </table:table-cell>
          <table:table-cell table:style-name="ce1" office:value-type="float" office:value="407.74" calcext:value-type="float">
            <text:p>407,7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04:00: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00.21" calcext:value-type="float">
            <text:p>400,21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12.43" calcext:value-type="float">
            <text:p>312,43</text:p>
          </table:table-cell>
          <table:table-cell table:style-name="ce1" office:value-type="float" office:value="482.24" calcext:value-type="float">
            <text:p>482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05:00:0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9.09" calcext:value-type="float">
            <text:p>429,09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3.01" calcext:value-type="float">
            <text:p>363,01</text:p>
          </table:table-cell>
          <table:table-cell table:style-name="ce1" office:value-type="float" office:value="487.52" calcext:value-type="float">
            <text:p>487,5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06:00: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0.52" calcext:value-type="float">
            <text:p>480,52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60.55" calcext:value-type="float">
            <text:p>460,55</text:p>
          </table:table-cell>
          <table:table-cell table:style-name="ce1" office:value-type="float" office:value="639.54" calcext:value-type="float">
            <text:p>639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07:00: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5.29" calcext:value-type="float">
            <text:p>565,29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94.47" calcext:value-type="float">
            <text:p>594,47</text:p>
          </table:table-cell>
          <table:table-cell table:style-name="ce1" office:value-type="float" office:value="688.67" calcext:value-type="float">
            <text:p>688,6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08:00: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1.58" calcext:value-type="float">
            <text:p>581,58</text:p>
          </table:table-cell>
          <table:table-cell table:style-name="ce1" office:value-type="float" office:value="606.7" calcext:value-type="float">
            <text:p>606,7</text:p>
          </table:table-cell>
          <table:table-cell table:style-name="ce1" office:value-type="float" office:value="612.41" calcext:value-type="float">
            <text:p>612,41</text:p>
          </table:table-cell>
          <table:table-cell table:style-name="ce1" office:value-type="float" office:value="689.87" calcext:value-type="float">
            <text:p>689,8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09:00: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77.52" calcext:value-type="float">
            <text:p>577,52</text:p>
          </table:table-cell>
          <table:table-cell table:style-name="ce1" office:value-type="float" office:value="604.05" calcext:value-type="float">
            <text:p>604,05</text:p>
          </table:table-cell>
          <table:table-cell table:style-name="ce1" office:value-type="float" office:value="604.93" calcext:value-type="float">
            <text:p>604,93</text:p>
          </table:table-cell>
          <table:table-cell table:style-name="ce1" office:value-type="float" office:value="689.27" calcext:value-type="float">
            <text:p>689,2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10:00: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7.72" calcext:value-type="float">
            <text:p>557,72</text:p>
          </table:table-cell>
          <table:table-cell table:style-name="ce1" office:value-type="float" office:value="582.4" calcext:value-type="float">
            <text:p>582,4</text:p>
          </table:table-cell>
          <table:table-cell table:style-name="ce1" office:value-type="float" office:value="575.13" calcext:value-type="float">
            <text:p>575,13</text:p>
          </table:table-cell>
          <table:table-cell table:style-name="ce1" office:value-type="float" office:value="689.27" calcext:value-type="float">
            <text:p>689,2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11:00: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1.24" calcext:value-type="float">
            <text:p>561,24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79.56" calcext:value-type="float">
            <text:p>579,56</text:p>
          </table:table-cell>
          <table:table-cell table:style-name="ce1" office:value-type="float" office:value="689.27" calcext:value-type="float">
            <text:p>689,2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12:00: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.35" calcext:value-type="float">
            <text:p>561,35</text:p>
          </table:table-cell>
          <table:table-cell table:style-name="ce1" office:value-type="float" office:value="584.82" calcext:value-type="float">
            <text:p>584,82</text:p>
          </table:table-cell>
          <table:table-cell table:style-name="ce1" office:value-type="float" office:value="579.53" calcext:value-type="float">
            <text:p>579,53</text:p>
          </table:table-cell>
          <table:table-cell table:style-name="ce1" office:value-type="float" office:value="688.67" calcext:value-type="float">
            <text:p>688,6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13:00: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.43" calcext:value-type="float">
            <text:p>570,43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91.67" calcext:value-type="float">
            <text:p>591,67</text:p>
          </table:table-cell>
          <table:table-cell table:style-name="ce1" office:value-type="float" office:value="689.87" calcext:value-type="float">
            <text:p>689,8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14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7.16" calcext:value-type="float">
            <text:p>577,16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01.76" calcext:value-type="float">
            <text:p>601,76</text:p>
          </table:table-cell>
          <table:table-cell table:style-name="ce1" office:value-type="float" office:value="691.06" calcext:value-type="float">
            <text:p>691,0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15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.92" calcext:value-type="float">
            <text:p>599,92</text:p>
          </table:table-cell>
          <table:table-cell table:style-name="ce1" office:value-type="float" office:value="632.4" calcext:value-type="float">
            <text:p>632,4</text:p>
          </table:table-cell>
          <table:table-cell table:style-name="ce1" office:value-type="float" office:value="635.85" calcext:value-type="float">
            <text:p>635,85</text:p>
          </table:table-cell>
          <table:table-cell table:style-name="ce1" office:value-type="float" office:value="696.32" calcext:value-type="float">
            <text:p>696,3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16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8.67" calcext:value-type="float">
            <text:p>618,67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664.64" calcext:value-type="float">
            <text:p>664,64</text:p>
          </table:table-cell>
          <table:table-cell table:style-name="ce1" office:value-type="float" office:value="705.87" calcext:value-type="float">
            <text:p>705,8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17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7.08" calcext:value-type="float">
            <text:p>627,08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80.78" calcext:value-type="float">
            <text:p>680,78</text:p>
          </table:table-cell>
          <table:table-cell table:style-name="ce1" office:value-type="float" office:value="701.33" calcext:value-type="float">
            <text:p>701,3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18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1.86" calcext:value-type="float">
            <text:p>621,86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75.14" calcext:value-type="float">
            <text:p>675,14</text:p>
          </table:table-cell>
          <table:table-cell table:style-name="ce1" office:value-type="float" office:value="689.3" calcext:value-type="float">
            <text:p>689,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19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7.81" calcext:value-type="float">
            <text:p>607,81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653.78" calcext:value-type="float">
            <text:p>653,7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20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1.43" calcext:value-type="float">
            <text:p>571,43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00.5" calcext:value-type="float">
            <text:p>600,5</text:p>
          </table:table-cell>
          <table:table-cell table:style-name="ce1" office:value-type="float" office:value="635.33" calcext:value-type="float">
            <text:p>635,3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21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2.09" calcext:value-type="float">
            <text:p>522,09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25.32" calcext:value-type="float">
            <text:p>525,32</text:p>
          </table:table-cell>
          <table:table-cell table:style-name="ce1" office:value-type="float" office:value="598.54" calcext:value-type="float">
            <text:p>598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22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1.3" calcext:value-type="float">
            <text:p>501,3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92.37" calcext:value-type="float">
            <text:p>492,37</text:p>
          </table:table-cell>
          <table:table-cell table:style-name="ce1" office:value-type="float" office:value="618" calcext:value-type="float">
            <text:p>6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0 23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7.81" calcext:value-type="float">
            <text:p>457,8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1.65" calcext:value-type="float">
            <text:p>421,65</text:p>
          </table:table-cell>
          <table:table-cell table:style-name="ce1" office:value-type="float" office:value="503.58" calcext:value-type="float">
            <text:p>503,5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00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.99" calcext:value-type="float">
            <text:p>484,99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31.83" calcext:value-type="float">
            <text:p>431,83</text:p>
          </table:table-cell>
          <table:table-cell table:style-name="ce1" office:value-type="float" office:value="485.96" calcext:value-type="float">
            <text:p>485,9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01:00: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7.69" calcext:value-type="float">
            <text:p>477,69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13.64" calcext:value-type="float">
            <text:p>413,64</text:p>
          </table:table-cell>
          <table:table-cell table:style-name="ce1" office:value-type="float" office:value="448.35" calcext:value-type="float">
            <text:p>448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02:00: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77.79" calcext:value-type="float">
            <text:p>477,79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12.12" calcext:value-type="float">
            <text:p>412,12</text:p>
          </table:table-cell>
          <table:table-cell table:style-name="ce1" office:value-type="float" office:value="448.35" calcext:value-type="float">
            <text:p>448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03:00: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5.05" calcext:value-type="float">
            <text:p>475,05</text:p>
          </table:table-cell>
          <table:table-cell table:style-name="ce1" office:value-type="float" office:value="403.8" calcext:value-type="float">
            <text:p>403,8</text:p>
          </table:table-cell>
          <table:table-cell table:style-name="ce1" office:value-type="float" office:value="408.05" calcext:value-type="float">
            <text:p>408,05</text:p>
          </table:table-cell>
          <table:table-cell table:style-name="ce1" office:value-type="float" office:value="420.17" calcext:value-type="float">
            <text:p>420,1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04:00: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3.73" calcext:value-type="float">
            <text:p>473,73</text:p>
          </table:table-cell>
          <table:table-cell table:style-name="ce1" office:value-type="float" office:value="404.9" calcext:value-type="float">
            <text:p>404,9</text:p>
          </table:table-cell>
          <table:table-cell table:style-name="ce1" office:value-type="float" office:value="407.68" calcext:value-type="float">
            <text:p>407,68</text:p>
          </table:table-cell>
          <table:table-cell table:style-name="ce1" office:value-type="float" office:value="448.35" calcext:value-type="float">
            <text:p>448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05:00: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84.91" calcext:value-type="float">
            <text:p>484,91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431.23" calcext:value-type="float">
            <text:p>431,23</text:p>
          </table:table-cell>
          <table:table-cell table:style-name="ce1" office:value-type="float" office:value="448.35" calcext:value-type="float">
            <text:p>448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06:00: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51.16" calcext:value-type="float">
            <text:p>551,16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1.75" calcext:value-type="float">
            <text:p>561,75</text:p>
          </table:table-cell>
          <table:table-cell table:style-name="ce1" office:value-type="float" office:value="569.77" calcext:value-type="float">
            <text:p>569,7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07:00: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95.53" calcext:value-type="float">
            <text:p>595,53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46.52" calcext:value-type="float">
            <text:p>646,52</text:p>
          </table:table-cell>
          <table:table-cell table:style-name="ce1" office:value-type="float" office:value="650.41" calcext:value-type="float">
            <text:p>650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08:00: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18.53" calcext:value-type="float">
            <text:p>618,53</text:p>
          </table:table-cell>
          <table:table-cell table:style-name="ce1" office:value-type="float" office:value="692.57" calcext:value-type="float">
            <text:p>692,57</text:p>
          </table:table-cell>
          <table:table-cell table:style-name="ce1" office:value-type="float" office:value="679.22" calcext:value-type="float">
            <text:p>679,22</text:p>
          </table:table-cell>
          <table:table-cell table:style-name="ce1" office:value-type="float" office:value="662.99" calcext:value-type="float">
            <text:p>662,9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09:00: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7.54" calcext:value-type="float">
            <text:p>607,54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655.41" calcext:value-type="float">
            <text:p>655,41</text:p>
          </table:table-cell>
          <table:table-cell table:style-name="ce1" office:value-type="float" office:value="640.86" calcext:value-type="float">
            <text:p>640,8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10:00: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93.6" calcext:value-type="float">
            <text:p>593,6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632.73" calcext:value-type="float">
            <text:p>632,73</text:p>
          </table:table-cell>
          <table:table-cell table:style-name="ce1" office:value-type="float" office:value="597.93" calcext:value-type="float">
            <text:p>597,9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11:00: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4.88" calcext:value-type="float">
            <text:p>584,88</text:p>
          </table:table-cell>
          <table:table-cell table:style-name="ce1" office:value-type="float" office:value="624.01" calcext:value-type="float">
            <text:p>624,01</text:p>
          </table:table-cell>
          <table:table-cell table:style-name="ce1" office:value-type="float" office:value="617.9" calcext:value-type="float">
            <text:p>617,9</text:p>
          </table:table-cell>
          <table:table-cell table:style-name="ce1" office:value-type="float" office:value="647.56" calcext:value-type="float">
            <text:p>647,5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12:00: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3.79" calcext:value-type="float">
            <text:p>573,79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99.78" calcext:value-type="float">
            <text:p>599,78</text:p>
          </table:table-cell>
          <table:table-cell table:style-name="ce1" office:value-type="float" office:value="662.98" calcext:value-type="float">
            <text:p>662,9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13:00: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7.26" calcext:value-type="float">
            <text:p>577,26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05.08" calcext:value-type="float">
            <text:p>605,08</text:p>
          </table:table-cell>
          <table:table-cell table:style-name="ce1" office:value-type="float" office:value="687.53" calcext:value-type="float">
            <text:p>687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14:00:0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9.3" calcext:value-type="float">
            <text:p>579,3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10.46" calcext:value-type="float">
            <text:p>610,46</text:p>
          </table:table-cell>
          <table:table-cell table:style-name="ce1" office:value-type="float" office:value="669.2" calcext:value-type="float">
            <text:p>669,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15:00: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8.85" calcext:value-type="float">
            <text:p>588,85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27.82" calcext:value-type="float">
            <text:p>627,82</text:p>
          </table:table-cell>
          <table:table-cell table:style-name="ce1" office:value-type="float" office:value="688.13" calcext:value-type="float">
            <text:p>688,1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16:00: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98.83" calcext:value-type="float">
            <text:p>598,83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647.44" calcext:value-type="float">
            <text:p>647,44</text:p>
          </table:table-cell>
          <table:table-cell table:style-name="ce1" office:value-type="float" office:value="689.32" calcext:value-type="float">
            <text:p>689,3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17:00:0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8.94" calcext:value-type="float">
            <text:p>608,94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668.55" calcext:value-type="float">
            <text:p>668,55</text:p>
          </table:table-cell>
          <table:table-cell table:style-name="ce1" office:value-type="float" office:value="655.09" calcext:value-type="float">
            <text:p>655,0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18:00:0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3.69" calcext:value-type="float">
            <text:p>593,69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644.91" calcext:value-type="float">
            <text:p>644,91</text:p>
          </table:table-cell>
          <table:table-cell table:style-name="ce1" office:value-type="float" office:value="633.6" calcext:value-type="float">
            <text:p>633,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19:00:0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0.95" calcext:value-type="float">
            <text:p>580,95</text:p>
          </table:table-cell>
          <table:table-cell table:style-name="ce1" office:value-type="float" office:value="626.2" calcext:value-type="float">
            <text:p>626,2</text:p>
          </table:table-cell>
          <table:table-cell table:style-name="ce1" office:value-type="float" office:value="618.57" calcext:value-type="float">
            <text:p>618,57</text:p>
          </table:table-cell>
          <table:table-cell table:style-name="ce1" office:value-type="float" office:value="650.41" calcext:value-type="float">
            <text:p>650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20:00: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1.29" calcext:value-type="float">
            <text:p>561,2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83.29" calcext:value-type="float">
            <text:p>583,29</text:p>
          </table:table-cell>
          <table:table-cell table:style-name="ce1" office:value-type="float" office:value="624.24" calcext:value-type="float">
            <text:p>624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21:00: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25.18" calcext:value-type="float">
            <text:p>525,18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13.09" calcext:value-type="float">
            <text:p>513,09</text:p>
          </table:table-cell>
          <table:table-cell table:style-name="ce1" office:value-type="float" office:value="501.17" calcext:value-type="float">
            <text:p>501,1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22:00: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14.35" calcext:value-type="float">
            <text:p>514,35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93.73" calcext:value-type="float">
            <text:p>493,73</text:p>
          </table:table-cell>
          <table:table-cell table:style-name="ce1" office:value-type="float" office:value="569.77" calcext:value-type="float">
            <text:p>569,7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1 23:00: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0.1" calcext:value-type="float">
            <text:p>490,1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45.33" calcext:value-type="float">
            <text:p>445,33</text:p>
          </table:table-cell>
          <table:table-cell table:style-name="ce1" office:value-type="float" office:value="448.35" calcext:value-type="float">
            <text:p>448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00:00: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3.45" calcext:value-type="float">
            <text:p>483,45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47.43" calcext:value-type="float">
            <text:p>447,43</text:p>
          </table:table-cell>
          <table:table-cell table:style-name="ce1" office:value-type="float" office:value="470.21" calcext:value-type="float">
            <text:p>470,2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01:00: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77.81" calcext:value-type="float">
            <text:p>477,81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36.71" calcext:value-type="float">
            <text:p>436,71</text:p>
          </table:table-cell>
          <table:table-cell table:style-name="ce1" office:value-type="float" office:value="497" calcext:value-type="float">
            <text:p>4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02:00:0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1.07" calcext:value-type="float">
            <text:p>481,07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45.26" calcext:value-type="float">
            <text:p>445,26</text:p>
          </table:table-cell>
          <table:table-cell table:style-name="ce1" office:value-type="float" office:value="497.97" calcext:value-type="float">
            <text:p>497,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03:00: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8.56" calcext:value-type="float">
            <text:p>478,56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441.07" calcext:value-type="float">
            <text:p>441,07</text:p>
          </table:table-cell>
          <table:table-cell table:style-name="ce1" office:value-type="float" office:value="497" calcext:value-type="float">
            <text:p>4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04:00: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5.88" calcext:value-type="float">
            <text:p>475,88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39.84" calcext:value-type="float">
            <text:p>439,84</text:p>
          </table:table-cell>
          <table:table-cell table:style-name="ce1" office:value-type="float" office:value="496.55" calcext:value-type="float">
            <text:p>496,5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05:00: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7.99" calcext:value-type="float">
            <text:p>487,99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66.56" calcext:value-type="float">
            <text:p>466,56</text:p>
          </table:table-cell>
          <table:table-cell table:style-name="ce1" office:value-type="float" office:value="501.17" calcext:value-type="float">
            <text:p>501,1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06:00: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55.1" calcext:value-type="float">
            <text:p>555,1</text:p>
          </table:table-cell>
          <table:table-cell table:style-name="ce1" office:value-type="float" office:value="606.75" calcext:value-type="float">
            <text:p>606,75</text:p>
          </table:table-cell>
          <table:table-cell table:style-name="ce1" office:value-type="float" office:value="589.56" calcext:value-type="float">
            <text:p>589,56</text:p>
          </table:table-cell>
          <table:table-cell table:style-name="ce1" office:value-type="float" office:value="649.58" calcext:value-type="float">
            <text:p>649,5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07:00: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7.63" calcext:value-type="float">
            <text:p>597,63</text:p>
          </table:table-cell>
          <table:table-cell table:style-name="ce1" office:value-type="float" office:value="674.01" calcext:value-type="float">
            <text:p>674,01</text:p>
          </table:table-cell>
          <table:table-cell table:style-name="ce1" office:value-type="float" office:value="672.58" calcext:value-type="float">
            <text:p>672,58</text:p>
          </table:table-cell>
          <table:table-cell table:style-name="ce1" office:value-type="float" office:value="692.65" calcext:value-type="float">
            <text:p>692,6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08:00: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1.38" calcext:value-type="float">
            <text:p>611,38</text:p>
          </table:table-cell>
          <table:table-cell table:style-name="ce1" office:value-type="float" office:value="690.5" calcext:value-type="float">
            <text:p>690,5</text:p>
          </table:table-cell>
          <table:table-cell table:style-name="ce1" office:value-type="float" office:value="692.09" calcext:value-type="float">
            <text:p>692,09</text:p>
          </table:table-cell>
          <table:table-cell table:style-name="ce1" office:value-type="float" office:value="698.37" calcext:value-type="float">
            <text:p>698,3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09:00: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0.68" calcext:value-type="float">
            <text:p>580,68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634.61" calcext:value-type="float">
            <text:p>634,61</text:p>
          </table:table-cell>
          <table:table-cell table:style-name="ce1" office:value-type="float" office:value="692.65" calcext:value-type="float">
            <text:p>692,6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10:00: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5.07" calcext:value-type="float">
            <text:p>555,07</text:p>
          </table:table-cell>
          <table:table-cell table:style-name="ce1" office:value-type="float" office:value="597.55" calcext:value-type="float">
            <text:p>597,55</text:p>
          </table:table-cell>
          <table:table-cell table:style-name="ce1" office:value-type="float" office:value="591.17" calcext:value-type="float">
            <text:p>591,17</text:p>
          </table:table-cell>
          <table:table-cell table:style-name="ce1" office:value-type="float" office:value="675" calcext:value-type="float">
            <text:p>67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11:00: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5.06" calcext:value-type="float">
            <text:p>575,06</text:p>
          </table:table-cell>
          <table:table-cell table:style-name="ce1" office:value-type="float" office:value="692.65" calcext:value-type="float">
            <text:p>692,6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12:00: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0.38" calcext:value-type="float">
            <text:p>550,38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82.98" calcext:value-type="float">
            <text:p>582,98</text:p>
          </table:table-cell>
          <table:table-cell table:style-name="ce1" office:value-type="float" office:value="684.71" calcext:value-type="float">
            <text:p>684,7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13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4.95" calcext:value-type="float">
            <text:p>554,95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86.32" calcext:value-type="float">
            <text:p>586,32</text:p>
          </table:table-cell>
          <table:table-cell table:style-name="ce1" office:value-type="float" office:value="661.07" calcext:value-type="float">
            <text:p>661,0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14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5.91" calcext:value-type="float">
            <text:p>565,91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05.95" calcext:value-type="float">
            <text:p>605,95</text:p>
          </table:table-cell>
          <table:table-cell table:style-name="ce1" office:value-type="float" office:value="675" calcext:value-type="float">
            <text:p>67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15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3.28" calcext:value-type="float">
            <text:p>603,28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65.77" calcext:value-type="float">
            <text:p>665,77</text:p>
          </table:table-cell>
          <table:table-cell table:style-name="ce1" office:value-type="float" office:value="684.71" calcext:value-type="float">
            <text:p>684,7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16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3.43" calcext:value-type="float">
            <text:p>623,43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02.02" calcext:value-type="float">
            <text:p>702,02</text:p>
          </table:table-cell>
          <table:table-cell table:style-name="ce1" office:value-type="float" office:value="682.19" calcext:value-type="float">
            <text:p>682,1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17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.58" calcext:value-type="float">
            <text:p>583,58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40.25" calcext:value-type="float">
            <text:p>640,25</text:p>
          </table:table-cell>
          <table:table-cell table:style-name="ce1" office:value-type="float" office:value="648.16" calcext:value-type="float">
            <text:p>648,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18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4.51" calcext:value-type="float">
            <text:p>554,51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596.01" calcext:value-type="float">
            <text:p>596,01</text:p>
          </table:table-cell>
          <table:table-cell table:style-name="ce1" office:value-type="float" office:value="633.94" calcext:value-type="float">
            <text:p>633,9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19:00: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8.63" calcext:value-type="float">
            <text:p>528,63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46.74" calcext:value-type="float">
            <text:p>546,74</text:p>
          </table:table-cell>
          <table:table-cell table:style-name="ce1" office:value-type="float" office:value="645.32" calcext:value-type="float">
            <text:p>645,3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20:00: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6.88" calcext:value-type="float">
            <text:p>486,88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0.87" calcext:value-type="float">
            <text:p>460,87</text:p>
          </table:table-cell>
          <table:table-cell table:style-name="ce1" office:value-type="float" office:value="645.32" calcext:value-type="float">
            <text:p>645,3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21:00: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7.35" calcext:value-type="float">
            <text:p>457,35</text:p>
          </table:table-cell>
          <table:table-cell table:style-name="ce1" office:value-type="float" office:value="401.6" calcext:value-type="float">
            <text:p>401,6</text:p>
          </table:table-cell>
          <table:table-cell table:style-name="ce1" office:value-type="float" office:value="400.08" calcext:value-type="float">
            <text:p>400,08</text:p>
          </table:table-cell>
          <table:table-cell table:style-name="ce1" office:value-type="float" office:value="536.14" calcext:value-type="float">
            <text:p>536,1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22:00: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1.52" calcext:value-type="float">
            <text:p>441,52</text:p>
          </table:table-cell>
          <table:table-cell table:style-name="ce1" office:value-type="float" office:value="384.35" calcext:value-type="float">
            <text:p>384,35</text:p>
          </table:table-cell>
          <table:table-cell table:style-name="ce1" office:value-type="float" office:value="388.12" calcext:value-type="float">
            <text:p>388,12</text:p>
          </table:table-cell>
          <table:table-cell table:style-name="ce1" office:value-type="float" office:value="503.34" calcext:value-type="float">
            <text:p>503,3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2 23:00:0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01.94" calcext:value-type="float">
            <text:p>401,9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8.36" calcext:value-type="float">
            <text:p>308,36</text:p>
          </table:table-cell>
          <table:table-cell table:style-name="ce1" office:value-type="float" office:value="497.97" calcext:value-type="float">
            <text:p>497,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00:00:0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75.22" calcext:value-type="float">
            <text:p>275,22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65.75" calcext:value-type="float">
            <text:p>265,75</text:p>
          </table:table-cell>
          <table:table-cell table:style-name="ce1" office:value-type="float" office:value="395.69" calcext:value-type="float">
            <text:p>395,6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01:00:0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22.8" calcext:value-type="float">
            <text:p>222,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0.19" calcext:value-type="float">
            <text:p>200,19</text:p>
          </table:table-cell>
          <table:table-cell table:style-name="ce1" office:value-type="float" office:value="338.11" calcext:value-type="float">
            <text:p>338,1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02:00:0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200.66" calcext:value-type="float">
            <text:p>200,66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5.92" calcext:value-type="float">
            <text:p>175,92</text:p>
          </table:table-cell>
          <table:table-cell table:style-name="ce1" office:value-type="float" office:value="335.66" calcext:value-type="float">
            <text:p>335,6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03:00:0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0.04" calcext:value-type="float">
            <text:p>190,04</text:p>
          </table:table-cell>
          <table:table-cell table:style-name="ce1" office:value-type="float" office:value="168.12" calcext:value-type="float">
            <text:p>168,12</text:p>
          </table:table-cell>
          <table:table-cell table:style-name="ce1" office:value-type="float" office:value="162.98" calcext:value-type="float">
            <text:p>162,98</text:p>
          </table:table-cell>
          <table:table-cell table:style-name="ce1" office:value-type="float" office:value="185.28" calcext:value-type="float">
            <text:p>185,2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04:00:0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93.89" calcext:value-type="float">
            <text:p>193,8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8.93" calcext:value-type="float">
            <text:p>168,93</text:p>
          </table:table-cell>
          <table:table-cell table:style-name="ce1" office:value-type="float" office:value="269.11" calcext:value-type="float">
            <text:p>269,1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05:00: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18.84" calcext:value-type="float">
            <text:p>218,8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0.41" calcext:value-type="float">
            <text:p>200,41</text:p>
          </table:table-cell>
          <table:table-cell table:style-name="ce1" office:value-type="float" office:value="394.77" calcext:value-type="float">
            <text:p>394,7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06:00:00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348.38" calcext:value-type="float">
            <text:p>348,38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56.1" calcext:value-type="float">
            <text:p>356,1</text:p>
          </table:table-cell>
          <table:table-cell table:style-name="ce1" office:value-type="float" office:value="403.95" calcext:value-type="float">
            <text:p>403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07:00:0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367.48" calcext:value-type="float">
            <text:p>367,4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79.14" calcext:value-type="float">
            <text:p>379,14</text:p>
          </table:table-cell>
          <table:table-cell table:style-name="ce1" office:value-type="float" office:value="428.57" calcext:value-type="float">
            <text:p>428,5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08:00:00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376.01" calcext:value-type="float">
            <text:p>376,01</text:p>
          </table:table-cell>
          <table:table-cell table:style-name="ce1" office:value-type="float" office:value="391.33" calcext:value-type="float">
            <text:p>391,3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56.31" calcext:value-type="float">
            <text:p>456,3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09:00:0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76.32" calcext:value-type="float">
            <text:p>376,32</text:p>
          </table:table-cell>
          <table:table-cell table:style-name="ce1" office:value-type="float" office:value="390.07" calcext:value-type="float">
            <text:p>390,07</text:p>
          </table:table-cell>
          <table:table-cell table:style-name="ce1" office:value-type="float" office:value="388.29" calcext:value-type="float">
            <text:p>388,29</text:p>
          </table:table-cell>
          <table:table-cell table:style-name="ce1" office:value-type="float" office:value="428.58" calcext:value-type="float">
            <text:p>428,5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10:00:00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370.35" calcext:value-type="float">
            <text:p>370,35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80.76" calcext:value-type="float">
            <text:p>380,76</text:p>
          </table:table-cell>
          <table:table-cell table:style-name="ce1" office:value-type="float" office:value="405.2" calcext:value-type="float">
            <text:p>405,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11:00:00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370.5" calcext:value-type="float">
            <text:p>370,5</text:p>
          </table:table-cell>
          <table:table-cell table:style-name="ce1" office:value-type="float" office:value="379.82" calcext:value-type="float">
            <text:p>379,82</text:p>
          </table:table-cell>
          <table:table-cell table:style-name="ce1" office:value-type="float" office:value="381.12" calcext:value-type="float">
            <text:p>381,12</text:p>
          </table:table-cell>
          <table:table-cell table:style-name="ce1" office:value-type="float" office:value="404.55" calcext:value-type="float">
            <text:p>404,5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12:00:00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370.31" calcext:value-type="float">
            <text:p>370,31</text:p>
          </table:table-cell>
          <table:table-cell table:style-name="ce1" office:value-type="float" office:value="379.82" calcext:value-type="float">
            <text:p>379,82</text:p>
          </table:table-cell>
          <table:table-cell table:style-name="ce1" office:value-type="float" office:value="380.93" calcext:value-type="float">
            <text:p>380,93</text:p>
          </table:table-cell>
          <table:table-cell table:style-name="ce1" office:value-type="float" office:value="404.55" calcext:value-type="float">
            <text:p>404,5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13:00: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370.65" calcext:value-type="float">
            <text:p>370,65</text:p>
          </table:table-cell>
          <table:table-cell table:style-name="ce1" office:value-type="float" office:value="381.11" calcext:value-type="float">
            <text:p>381,11</text:p>
          </table:table-cell>
          <table:table-cell table:style-name="ce1" office:value-type="float" office:value="381.14" calcext:value-type="float">
            <text:p>381,14</text:p>
          </table:table-cell>
          <table:table-cell table:style-name="ce1" office:value-type="float" office:value="405.74" calcext:value-type="float">
            <text:p>405,7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14:00:0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69.37" calcext:value-type="float">
            <text:p>369,37</text:p>
          </table:table-cell>
          <table:table-cell table:style-name="ce1" office:value-type="float" office:value="379.82" calcext:value-type="float">
            <text:p>379,82</text:p>
          </table:table-cell>
          <table:table-cell table:style-name="ce1" office:value-type="float" office:value="380.32" calcext:value-type="float">
            <text:p>380,32</text:p>
          </table:table-cell>
          <table:table-cell table:style-name="ce1" office:value-type="float" office:value="405.74" calcext:value-type="float">
            <text:p>405,7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15:00:00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75.45" calcext:value-type="float">
            <text:p>375,45</text:p>
          </table:table-cell>
          <table:table-cell table:style-name="ce1" office:value-type="float" office:value="388.07" calcext:value-type="float">
            <text:p>388,07</text:p>
          </table:table-cell>
          <table:table-cell table:style-name="ce1" office:value-type="float" office:value="386.74" calcext:value-type="float">
            <text:p>386,74</text:p>
          </table:table-cell>
          <table:table-cell table:style-name="ce1" office:value-type="float" office:value="404.59" calcext:value-type="float">
            <text:p>404,5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16:00:00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378.98" calcext:value-type="float">
            <text:p>378,98</text:p>
          </table:table-cell>
          <table:table-cell table:style-name="ce1" office:value-type="float" office:value="392.76" calcext:value-type="float">
            <text:p>392,76</text:p>
          </table:table-cell>
          <table:table-cell table:style-name="ce1" office:value-type="float" office:value="390.41" calcext:value-type="float">
            <text:p>390,41</text:p>
          </table:table-cell>
          <table:table-cell table:style-name="ce1" office:value-type="float" office:value="428.57" calcext:value-type="float">
            <text:p>428,5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17:00:00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376.42" calcext:value-type="float">
            <text:p>376,4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88.04" calcext:value-type="float">
            <text:p>388,04</text:p>
          </table:table-cell>
          <table:table-cell table:style-name="ce1" office:value-type="float" office:value="405.75" calcext:value-type="float">
            <text:p>405,7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18:00:0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368.57" calcext:value-type="float">
            <text:p>368,57</text:p>
          </table:table-cell>
          <table:table-cell table:style-name="ce1" office:value-type="float" office:value="379.82" calcext:value-type="float">
            <text:p>379,82</text:p>
          </table:table-cell>
          <table:table-cell table:style-name="ce1" office:value-type="float" office:value="380.1" calcext:value-type="float">
            <text:p>380,1</text:p>
          </table:table-cell>
          <table:table-cell table:style-name="ce1" office:value-type="float" office:value="405.21" calcext:value-type="float">
            <text:p>405,2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19:00:0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365.09" calcext:value-type="float">
            <text:p>365,09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76.02" calcext:value-type="float">
            <text:p>376,02</text:p>
          </table:table-cell>
          <table:table-cell table:style-name="ce1" office:value-type="float" office:value="405.74" calcext:value-type="float">
            <text:p>405,7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20:00:0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33.49" calcext:value-type="float">
            <text:p>333,49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38.56" calcext:value-type="float">
            <text:p>338,56</text:p>
          </table:table-cell>
          <table:table-cell table:style-name="ce1" office:value-type="float" office:value="405.75" calcext:value-type="float">
            <text:p>405,7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21:00:00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265.86" calcext:value-type="float">
            <text:p>265,8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7.33" calcext:value-type="float">
            <text:p>257,33</text:p>
          </table:table-cell>
          <table:table-cell table:style-name="ce1" office:value-type="float" office:value="394.79" calcext:value-type="float">
            <text:p>394,7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22:00:00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45.06" calcext:value-type="float">
            <text:p>245,06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32.82" calcext:value-type="float">
            <text:p>232,82</text:p>
          </table:table-cell>
          <table:table-cell table:style-name="ce1" office:value-type="float" office:value="327.14" calcext:value-type="float">
            <text:p>327,1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3 23:00:00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220.41" calcext:value-type="float">
            <text:p>220,41</text:p>
          </table:table-cell>
          <table:table-cell table:style-name="ce1" office:value-type="float" office:value="197.7" calcext:value-type="float">
            <text:p>197,7</text:p>
          </table:table-cell>
          <table:table-cell table:style-name="ce1" office:value-type="float" office:value="203.03" calcext:value-type="float">
            <text:p>203,03</text:p>
          </table:table-cell>
          <table:table-cell table:style-name="ce1" office:value-type="float" office:value="269.11" calcext:value-type="float">
            <text:p>269,1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00:00:00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79.87" calcext:value-type="float">
            <text:p>179,8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.97" calcext:value-type="float">
            <text:p>130,97</text:p>
          </table:table-cell>
          <table:table-cell table:style-name="ce1" office:value-type="float" office:value="335.88" calcext:value-type="float">
            <text:p>335,8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01:00:00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74.6" calcext:value-type="float">
            <text:p>174,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0.07" calcext:value-type="float">
            <text:p>120,07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02:00:0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154.57" calcext:value-type="float">
            <text:p>154,5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9.02" calcext:value-type="float">
            <text:p>89,02</text:p>
          </table:table-cell>
          <table:table-cell table:style-name="ce1" office:value-type="float" office:value="256" calcext:value-type="float">
            <text:p>25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03:00:00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59.27" calcext:value-type="float">
            <text:p>159,2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6.22" calcext:value-type="float">
            <text:p>96,22</text:p>
          </table:table-cell>
          <table:table-cell table:style-name="ce1" office:value-type="float" office:value="256" calcext:value-type="float">
            <text:p>25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04:00:00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172.18" calcext:value-type="float">
            <text:p>172,1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4.05" calcext:value-type="float">
            <text:p>114,05</text:p>
          </table:table-cell>
          <table:table-cell table:style-name="ce1" office:value-type="float" office:value="256" calcext:value-type="float">
            <text:p>25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05:00:0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185.69" calcext:value-type="float">
            <text:p>185,69</text:p>
          </table:table-cell>
          <table:table-cell table:style-name="ce1" office:value-type="float" office:value="130.01" calcext:value-type="float">
            <text:p>130,01</text:p>
          </table:table-cell>
          <table:table-cell table:style-name="ce1" office:value-type="float" office:value="135.76" calcext:value-type="float">
            <text:p>135,76</text:p>
          </table:table-cell>
          <table:table-cell table:style-name="ce1" office:value-type="float" office:value="316" calcext:value-type="float">
            <text:p>3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06:00:00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51.72" calcext:value-type="float">
            <text:p>351,72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58.18" calcext:value-type="float">
            <text:p>358,18</text:p>
          </table:table-cell>
          <table:table-cell table:style-name="ce1" office:value-type="float" office:value="411.88" calcext:value-type="float">
            <text:p>411,8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07:00:0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68.9" calcext:value-type="float">
            <text:p>368,9</text:p>
          </table:table-cell>
          <table:table-cell table:style-name="ce1" office:value-type="float" office:value="381.33" calcext:value-type="float">
            <text:p>381,33</text:p>
          </table:table-cell>
          <table:table-cell table:style-name="ce1" office:value-type="float" office:value="381.59" calcext:value-type="float">
            <text:p>381,59</text:p>
          </table:table-cell>
          <table:table-cell table:style-name="ce1" office:value-type="float" office:value="503.97" calcext:value-type="float">
            <text:p>503,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08:00:00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76.54" calcext:value-type="float">
            <text:p>376,54</text:p>
          </table:table-cell>
          <table:table-cell table:style-name="ce1" office:value-type="float" office:value="388.83" calcext:value-type="float">
            <text:p>388,83</text:p>
          </table:table-cell>
          <table:table-cell table:style-name="ce1" office:value-type="float" office:value="388.27" calcext:value-type="float">
            <text:p>388,27</text:p>
          </table:table-cell>
          <table:table-cell table:style-name="ce1" office:value-type="float" office:value="431.16" calcext:value-type="float">
            <text:p>431,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09:00:0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71.4" calcext:value-type="float">
            <text:p>371,4</text:p>
          </table:table-cell>
          <table:table-cell table:style-name="ce1" office:value-type="float" office:value="383.83" calcext:value-type="float">
            <text:p>383,83</text:p>
          </table:table-cell>
          <table:table-cell table:style-name="ce1" office:value-type="float" office:value="383.55" calcext:value-type="float">
            <text:p>383,55</text:p>
          </table:table-cell>
          <table:table-cell table:style-name="ce1" office:value-type="float" office:value="502.72" calcext:value-type="float">
            <text:p>502,7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10:00: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65.76" calcext:value-type="float">
            <text:p>365,76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76.74" calcext:value-type="float">
            <text:p>376,74</text:p>
          </table:table-cell>
          <table:table-cell table:style-name="ce1" office:value-type="float" office:value="431.16" calcext:value-type="float">
            <text:p>431,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11:00:00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369.34" calcext:value-type="float">
            <text:p>369,34</text:p>
          </table:table-cell>
          <table:table-cell table:style-name="ce1" office:value-type="float" office:value="381.33" calcext:value-type="float">
            <text:p>381,33</text:p>
          </table:table-cell>
          <table:table-cell table:style-name="ce1" office:value-type="float" office:value="381.54" calcext:value-type="float">
            <text:p>381,54</text:p>
          </table:table-cell>
          <table:table-cell table:style-name="ce1" office:value-type="float" office:value="431.16" calcext:value-type="float">
            <text:p>431,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12:00:00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69.21" calcext:value-type="float">
            <text:p>369,21</text:p>
          </table:table-cell>
          <table:table-cell table:style-name="ce1" office:value-type="float" office:value="381.33" calcext:value-type="float">
            <text:p>381,33</text:p>
          </table:table-cell>
          <table:table-cell table:style-name="ce1" office:value-type="float" office:value="381.56" calcext:value-type="float">
            <text:p>381,56</text:p>
          </table:table-cell>
          <table:table-cell table:style-name="ce1" office:value-type="float" office:value="431.16" calcext:value-type="float">
            <text:p>431,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13:00:0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73.65" calcext:value-type="float">
            <text:p>373,65</text:p>
          </table:table-cell>
          <table:table-cell table:style-name="ce1" office:value-type="float" office:value="386.33" calcext:value-type="float">
            <text:p>386,33</text:p>
          </table:table-cell>
          <table:table-cell table:style-name="ce1" office:value-type="float" office:value="386.26" calcext:value-type="float">
            <text:p>386,26</text:p>
          </table:table-cell>
          <table:table-cell table:style-name="ce1" office:value-type="float" office:value="503.3" calcext:value-type="float">
            <text:p>503,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14:00:00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388.34" calcext:value-type="float">
            <text:p>388,3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503.9" calcext:value-type="float">
            <text:p>503,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15:00:0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426.98" calcext:value-type="float">
            <text:p>426,98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456.2" calcext:value-type="float">
            <text:p>456,2</text:p>
          </table:table-cell>
          <table:table-cell table:style-name="ce1" office:value-type="float" office:value="584.45" calcext:value-type="float">
            <text:p>584,4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16:00:00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453.35" calcext:value-type="float">
            <text:p>453,35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487.67" calcext:value-type="float">
            <text:p>487,67</text:p>
          </table:table-cell>
          <table:table-cell table:style-name="ce1" office:value-type="float" office:value="650.79" calcext:value-type="float">
            <text:p>650,7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17:00:00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450.28" calcext:value-type="float">
            <text:p>450,28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85.18" calcext:value-type="float">
            <text:p>485,18</text:p>
          </table:table-cell>
          <table:table-cell table:style-name="ce1" office:value-type="float" office:value="585.45" calcext:value-type="float">
            <text:p>585,4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18:00:0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46.98" calcext:value-type="float">
            <text:p>446,98</text:p>
          </table:table-cell>
          <table:table-cell table:style-name="ce1" office:value-type="float" office:value="475.62" calcext:value-type="float">
            <text:p>475,62</text:p>
          </table:table-cell>
          <table:table-cell table:style-name="ce1" office:value-type="float" office:value="481.39" calcext:value-type="float">
            <text:p>481,39</text:p>
          </table:table-cell>
          <table:table-cell table:style-name="ce1" office:value-type="float" office:value="505.09" calcext:value-type="float">
            <text:p>505,0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19:00:0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50.37" calcext:value-type="float">
            <text:p>450,37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87.34" calcext:value-type="float">
            <text:p>487,34</text:p>
          </table:table-cell>
          <table:table-cell table:style-name="ce1" office:value-type="float" office:value="496.29" calcext:value-type="float">
            <text:p>496,2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20:00:0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27.8" calcext:value-type="float">
            <text:p>427,8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59.85" calcext:value-type="float">
            <text:p>459,85</text:p>
          </table:table-cell>
          <table:table-cell table:style-name="ce1" office:value-type="float" office:value="498.58" calcext:value-type="float">
            <text:p>498,5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21:00:0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78.08" calcext:value-type="float">
            <text:p>378,0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95.1" calcext:value-type="float">
            <text:p>395,1</text:p>
          </table:table-cell>
          <table:table-cell table:style-name="ce1" office:value-type="float" office:value="497.96" calcext:value-type="float">
            <text:p>497,9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22:00:0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75.07" calcext:value-type="float">
            <text:p>375,07</text:p>
          </table:table-cell>
          <table:table-cell table:style-name="ce1" office:value-type="float" office:value="388.83" calcext:value-type="float">
            <text:p>388,83</text:p>
          </table:table-cell>
          <table:table-cell table:style-name="ce1" office:value-type="float" office:value="388.87" calcext:value-type="float">
            <text:p>388,87</text:p>
          </table:table-cell>
          <table:table-cell table:style-name="ce1" office:value-type="float" office:value="431.16" calcext:value-type="float">
            <text:p>431,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4 23:00: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67.62" calcext:value-type="float">
            <text:p>367,62</text:p>
          </table:table-cell>
          <table:table-cell table:style-name="ce1" office:value-type="float" office:value="381.33" calcext:value-type="float">
            <text:p>381,33</text:p>
          </table:table-cell>
          <table:table-cell table:style-name="ce1" office:value-type="float" office:value="381.72" calcext:value-type="float">
            <text:p>381,72</text:p>
          </table:table-cell>
          <table:table-cell table:style-name="ce1" office:value-type="float" office:value="406.98" calcext:value-type="float">
            <text:p>406,9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00:00:0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98.69" calcext:value-type="float">
            <text:p>398,6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58.04" calcext:value-type="float">
            <text:p>358,04</text:p>
          </table:table-cell>
          <table:table-cell table:style-name="ce1" office:value-type="float" office:value="340.07" calcext:value-type="float">
            <text:p>340,0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01:00: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92.27" calcext:value-type="float">
            <text:p>392,27</text:p>
          </table:table-cell>
          <table:table-cell table:style-name="ce1" office:value-type="float" office:value="339.32" calcext:value-type="float">
            <text:p>339,32</text:p>
          </table:table-cell>
          <table:table-cell table:style-name="ce1" office:value-type="float" office:value="338.46" calcext:value-type="float">
            <text:p>338,46</text:p>
          </table:table-cell>
          <table:table-cell table:style-name="ce1" office:value-type="float" office:value="310.35" calcext:value-type="float">
            <text:p>310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02:00: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85.37" calcext:value-type="float">
            <text:p>385,37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23.7" calcext:value-type="float">
            <text:p>323,7</text:p>
          </table:table-cell>
          <table:table-cell table:style-name="ce1" office:value-type="float" office:value="266.83" calcext:value-type="float">
            <text:p>266,8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03:00:0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79.38" calcext:value-type="float">
            <text:p>379,38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14.67" calcext:value-type="float">
            <text:p>314,67</text:p>
          </table:table-cell>
          <table:table-cell table:style-name="ce1" office:value-type="float" office:value="310.35" calcext:value-type="float">
            <text:p>310,3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04:00:0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79.26" calcext:value-type="float">
            <text:p>379,26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16.33" calcext:value-type="float">
            <text:p>316,33</text:p>
          </table:table-cell>
          <table:table-cell table:style-name="ce1" office:value-type="float" office:value="204.86" calcext:value-type="float">
            <text:p>204,8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05:00:0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80.72" calcext:value-type="float">
            <text:p>380,72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21.08" calcext:value-type="float">
            <text:p>321,08</text:p>
          </table:table-cell>
          <table:table-cell table:style-name="ce1" office:value-type="float" office:value="339.63" calcext:value-type="float">
            <text:p>339,6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06:00:0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89.87" calcext:value-type="float">
            <text:p>389,87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42.33" calcext:value-type="float">
            <text:p>342,33</text:p>
          </table:table-cell>
          <table:table-cell table:style-name="ce1" office:value-type="float" office:value="338.85" calcext:value-type="float">
            <text:p>338,8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07:00:0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03.96" calcext:value-type="float">
            <text:p>403,96</text:p>
          </table:table-cell>
          <table:table-cell table:style-name="ce1" office:value-type="float" office:value="384.8" calcext:value-type="float">
            <text:p>384,8</text:p>
          </table:table-cell>
          <table:table-cell table:style-name="ce1" office:value-type="float" office:value="383.54" calcext:value-type="float">
            <text:p>383,54</text:p>
          </table:table-cell>
          <table:table-cell table:style-name="ce1" office:value-type="float" office:value="338.85" calcext:value-type="float">
            <text:p>338,8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08:00: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21.96" calcext:value-type="float">
            <text:p>421,96</text:p>
          </table:table-cell>
          <table:table-cell table:style-name="ce1" office:value-type="float" office:value="428.59" calcext:value-type="float">
            <text:p>428,59</text:p>
          </table:table-cell>
          <table:table-cell table:style-name="ce1" office:value-type="float" office:value="425.72" calcext:value-type="float">
            <text:p>425,72</text:p>
          </table:table-cell>
          <table:table-cell table:style-name="ce1" office:value-type="float" office:value="429.54" calcext:value-type="float">
            <text:p>429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09:00: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38.02" calcext:value-type="float">
            <text:p>438,02</text:p>
          </table:table-cell>
          <table:table-cell table:style-name="ce1" office:value-type="float" office:value="464.57" calcext:value-type="float">
            <text:p>464,57</text:p>
          </table:table-cell>
          <table:table-cell table:style-name="ce1" office:value-type="float" office:value="462.34" calcext:value-type="float">
            <text:p>462,34</text:p>
          </table:table-cell>
          <table:table-cell table:style-name="ce1" office:value-type="float" office:value="429.54" calcext:value-type="float">
            <text:p>429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10:00:0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34.76" calcext:value-type="float">
            <text:p>434,76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53.97" calcext:value-type="float">
            <text:p>453,97</text:p>
          </table:table-cell>
          <table:table-cell table:style-name="ce1" office:value-type="float" office:value="429.54" calcext:value-type="float">
            <text:p>429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11:00:0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32.88" calcext:value-type="float">
            <text:p>432,88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49.38" calcext:value-type="float">
            <text:p>449,38</text:p>
          </table:table-cell>
          <table:table-cell table:style-name="ce1" office:value-type="float" office:value="492.75" calcext:value-type="float">
            <text:p>492,7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12:00:00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37.56" calcext:value-type="float">
            <text:p>437,56</text:p>
          </table:table-cell>
          <table:table-cell table:style-name="ce1" office:value-type="float" office:value="459.19" calcext:value-type="float">
            <text:p>459,19</text:p>
          </table:table-cell>
          <table:table-cell table:style-name="ce1" office:value-type="float" office:value="459.48" calcext:value-type="float">
            <text:p>459,48</text:p>
          </table:table-cell>
          <table:table-cell table:style-name="ce1" office:value-type="float" office:value="497.9" calcext:value-type="float">
            <text:p>497,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13:00: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39.22" calcext:value-type="float">
            <text:p>439,22</text:p>
          </table:table-cell>
          <table:table-cell table:style-name="ce1" office:value-type="float" office:value="461.58" calcext:value-type="float">
            <text:p>461,58</text:p>
          </table:table-cell>
          <table:table-cell table:style-name="ce1" office:value-type="float" office:value="463.3" calcext:value-type="float">
            <text:p>463,3</text:p>
          </table:table-cell>
          <table:table-cell table:style-name="ce1" office:value-type="float" office:value="492.75" calcext:value-type="float">
            <text:p>492,7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14:00: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25.31" calcext:value-type="float">
            <text:p>425,31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432.35" calcext:value-type="float">
            <text:p>432,35</text:p>
          </table:table-cell>
          <table:table-cell table:style-name="ce1" office:value-type="float" office:value="364.69" calcext:value-type="float">
            <text:p>364,6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15:00:0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46.44" calcext:value-type="float">
            <text:p>446,44</text:p>
          </table:table-cell>
          <table:table-cell table:style-name="ce1" office:value-type="float" office:value="483.48" calcext:value-type="float">
            <text:p>483,48</text:p>
          </table:table-cell>
          <table:table-cell table:style-name="ce1" office:value-type="float" office:value="475.72" calcext:value-type="float">
            <text:p>475,72</text:p>
          </table:table-cell>
          <table:table-cell table:style-name="ce1" office:value-type="float" office:value="364.69" calcext:value-type="float">
            <text:p>364,6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16:00: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7.27" calcext:value-type="float">
            <text:p>467,27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17.42" calcext:value-type="float">
            <text:p>517,42</text:p>
          </table:table-cell>
          <table:table-cell table:style-name="ce1" office:value-type="float" office:value="429.54" calcext:value-type="float">
            <text:p>429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17:00:0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81.59" calcext:value-type="float">
            <text:p>481,59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48.93" calcext:value-type="float">
            <text:p>548,93</text:p>
          </table:table-cell>
          <table:table-cell table:style-name="ce1" office:value-type="float" office:value="429.54" calcext:value-type="float">
            <text:p>429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18:00: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82.37" calcext:value-type="float">
            <text:p>482,37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49.91" calcext:value-type="float">
            <text:p>549,91</text:p>
          </table:table-cell>
          <table:table-cell table:style-name="ce1" office:value-type="float" office:value="429.54" calcext:value-type="float">
            <text:p>429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19:00: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80.82" calcext:value-type="float">
            <text:p>480,82</text:p>
          </table:table-cell>
          <table:table-cell table:style-name="ce1" office:value-type="float" office:value="549.56" calcext:value-type="float">
            <text:p>549,56</text:p>
          </table:table-cell>
          <table:table-cell table:style-name="ce1" office:value-type="float" office:value="550.48" calcext:value-type="float">
            <text:p>550,48</text:p>
          </table:table-cell>
          <table:table-cell table:style-name="ce1" office:value-type="float" office:value="429.54" calcext:value-type="float">
            <text:p>429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20:00: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1.88" calcext:value-type="float">
            <text:p>461,88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13.13" calcext:value-type="float">
            <text:p>513,13</text:p>
          </table:table-cell>
          <table:table-cell table:style-name="ce1" office:value-type="float" office:value="429.54" calcext:value-type="float">
            <text:p>429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21:00: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0.31" calcext:value-type="float">
            <text:p>450,31</text:p>
          </table:table-cell>
          <table:table-cell table:style-name="ce1" office:value-type="float" office:value="483.48" calcext:value-type="float">
            <text:p>483,48</text:p>
          </table:table-cell>
          <table:table-cell table:style-name="ce1" office:value-type="float" office:value="487.54" calcext:value-type="float">
            <text:p>487,54</text:p>
          </table:table-cell>
          <table:table-cell table:style-name="ce1" office:value-type="float" office:value="429.54" calcext:value-type="float">
            <text:p>429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22:00: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9.98" calcext:value-type="float">
            <text:p>439,98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66.34" calcext:value-type="float">
            <text:p>466,34</text:p>
          </table:table-cell>
          <table:table-cell table:style-name="ce1" office:value-type="float" office:value="345.37" calcext:value-type="float">
            <text:p>345,3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5 23:00: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18.88" calcext:value-type="float">
            <text:p>418,88</text:p>
          </table:table-cell>
          <table:table-cell table:style-name="ce1" office:value-type="float" office:value="421.21" calcext:value-type="float">
            <text:p>421,21</text:p>
          </table:table-cell>
          <table:table-cell table:style-name="ce1" office:value-type="float" office:value="418.65" calcext:value-type="float">
            <text:p>418,65</text:p>
          </table:table-cell>
          <table:table-cell table:style-name="ce1" office:value-type="float" office:value="338.85" calcext:value-type="float">
            <text:p>338,8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00:00: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5.13" calcext:value-type="float">
            <text:p>405,13</text:p>
          </table:table-cell>
          <table:table-cell table:style-name="ce1" office:value-type="float" office:value="391.05" calcext:value-type="float">
            <text:p>391,05</text:p>
          </table:table-cell>
          <table:table-cell table:style-name="ce1" office:value-type="float" office:value="393.24" calcext:value-type="float">
            <text:p>393,24</text:p>
          </table:table-cell>
          <table:table-cell table:style-name="ce1" office:value-type="float" office:value="452.53" calcext:value-type="float">
            <text:p>452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01:00: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96.38" calcext:value-type="float">
            <text:p>396,38</text:p>
          </table:table-cell>
          <table:table-cell table:style-name="ce1" office:value-type="float" office:value="388.55" calcext:value-type="float">
            <text:p>388,55</text:p>
          </table:table-cell>
          <table:table-cell table:style-name="ce1" office:value-type="float" office:value="374.54" calcext:value-type="float">
            <text:p>374,54</text:p>
          </table:table-cell>
          <table:table-cell table:style-name="ce1" office:value-type="float" office:value="346.24" calcext:value-type="float">
            <text:p>346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02:00:0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1.65" calcext:value-type="float">
            <text:p>391,65</text:p>
          </table:table-cell>
          <table:table-cell table:style-name="ce1" office:value-type="float" office:value="386.05" calcext:value-type="float">
            <text:p>386,05</text:p>
          </table:table-cell>
          <table:table-cell table:style-name="ce1" office:value-type="float" office:value="357.54" calcext:value-type="float">
            <text:p>357,54</text:p>
          </table:table-cell>
          <table:table-cell table:style-name="ce1" office:value-type="float" office:value="346.2" calcext:value-type="float">
            <text:p>346,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03:00: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5.23" calcext:value-type="float">
            <text:p>385,23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46.99" calcext:value-type="float">
            <text:p>346,99</text:p>
          </table:table-cell>
          <table:table-cell table:style-name="ce1" office:value-type="float" office:value="346.24" calcext:value-type="float">
            <text:p>346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04:00: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88.69" calcext:value-type="float">
            <text:p>388,69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54.31" calcext:value-type="float">
            <text:p>354,31</text:p>
          </table:table-cell>
          <table:table-cell table:style-name="ce1" office:value-type="float" office:value="346.24" calcext:value-type="float">
            <text:p>346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05:00: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90.39" calcext:value-type="float">
            <text:p>390,39</text:p>
          </table:table-cell>
          <table:table-cell table:style-name="ce1" office:value-type="float" office:value="386.05" calcext:value-type="float">
            <text:p>386,05</text:p>
          </table:table-cell>
          <table:table-cell table:style-name="ce1" office:value-type="float" office:value="357.81" calcext:value-type="float">
            <text:p>357,81</text:p>
          </table:table-cell>
          <table:table-cell table:style-name="ce1" office:value-type="float" office:value="346.19" calcext:value-type="float">
            <text:p>346,1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06:00:0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92.75" calcext:value-type="float">
            <text:p>392,75</text:p>
          </table:table-cell>
          <table:table-cell table:style-name="ce1" office:value-type="float" office:value="388.55" calcext:value-type="float">
            <text:p>388,55</text:p>
          </table:table-cell>
          <table:table-cell table:style-name="ce1" office:value-type="float" office:value="369.05" calcext:value-type="float">
            <text:p>369,05</text:p>
          </table:table-cell>
          <table:table-cell table:style-name="ce1" office:value-type="float" office:value="306.24" calcext:value-type="float">
            <text:p>306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07:00:0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01.82" calcext:value-type="float">
            <text:p>401,82</text:p>
          </table:table-cell>
          <table:table-cell table:style-name="ce1" office:value-type="float" office:value="393.55" calcext:value-type="float">
            <text:p>393,55</text:p>
          </table:table-cell>
          <table:table-cell table:style-name="ce1" office:value-type="float" office:value="390.71" calcext:value-type="float">
            <text:p>390,71</text:p>
          </table:table-cell>
          <table:table-cell table:style-name="ce1" office:value-type="float" office:value="338.95" calcext:value-type="float">
            <text:p>338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08:00: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6.49" calcext:value-type="float">
            <text:p>406,49</text:p>
          </table:table-cell>
          <table:table-cell table:style-name="ce1" office:value-type="float" office:value="396.05" calcext:value-type="float">
            <text:p>396,05</text:p>
          </table:table-cell>
          <table:table-cell table:style-name="ce1" office:value-type="float" office:value="398.96" calcext:value-type="float">
            <text:p>398,96</text:p>
          </table:table-cell>
          <table:table-cell table:style-name="ce1" office:value-type="float" office:value="395.78" calcext:value-type="float">
            <text:p>395,7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09:00: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04.4" calcext:value-type="float">
            <text:p>404,4</text:p>
          </table:table-cell>
          <table:table-cell table:style-name="ce1" office:value-type="float" office:value="393.55" calcext:value-type="float">
            <text:p>393,55</text:p>
          </table:table-cell>
          <table:table-cell table:style-name="ce1" office:value-type="float" office:value="395.56" calcext:value-type="float">
            <text:p>395,56</text:p>
          </table:table-cell>
          <table:table-cell table:style-name="ce1" office:value-type="float" office:value="514.18" calcext:value-type="float">
            <text:p>514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10:00:0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05.83" calcext:value-type="float">
            <text:p>405,83</text:p>
          </table:table-cell>
          <table:table-cell table:style-name="ce1" office:value-type="float" office:value="396.05" calcext:value-type="float">
            <text:p>396,05</text:p>
          </table:table-cell>
          <table:table-cell table:style-name="ce1" office:value-type="float" office:value="397.97" calcext:value-type="float">
            <text:p>397,97</text:p>
          </table:table-cell>
          <table:table-cell table:style-name="ce1" office:value-type="float" office:value="599.57" calcext:value-type="float">
            <text:p>599,5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11:00:0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05.97" calcext:value-type="float">
            <text:p>405,97</text:p>
          </table:table-cell>
          <table:table-cell table:style-name="ce1" office:value-type="float" office:value="396.05" calcext:value-type="float">
            <text:p>396,05</text:p>
          </table:table-cell>
          <table:table-cell table:style-name="ce1" office:value-type="float" office:value="397.93" calcext:value-type="float">
            <text:p>397,93</text:p>
          </table:table-cell>
          <table:table-cell table:style-name="ce1" office:value-type="float" office:value="528.48" calcext:value-type="float">
            <text:p>528,4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12:00: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14.53" calcext:value-type="float">
            <text:p>414,53</text:p>
          </table:table-cell>
          <table:table-cell table:style-name="ce1" office:value-type="float" office:value="396.05" calcext:value-type="float">
            <text:p>396,05</text:p>
          </table:table-cell>
          <table:table-cell table:style-name="ce1" office:value-type="float" office:value="410.16" calcext:value-type="float">
            <text:p>410,16</text:p>
          </table:table-cell>
          <table:table-cell table:style-name="ce1" office:value-type="float" office:value="530.64" calcext:value-type="float">
            <text:p>530,6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13:00:0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27.83" calcext:value-type="float">
            <text:p>427,8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9.13" calcext:value-type="float">
            <text:p>429,13</text:p>
          </table:table-cell>
          <table:table-cell table:style-name="ce1" office:value-type="float" office:value="492.63" calcext:value-type="float">
            <text:p>492,6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14:00: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6.91" calcext:value-type="float">
            <text:p>456,91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471.31" calcext:value-type="float">
            <text:p>471,31</text:p>
          </table:table-cell>
          <table:table-cell table:style-name="ce1" office:value-type="float" office:value="599.57" calcext:value-type="float">
            <text:p>599,5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15:00: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7.93" calcext:value-type="float">
            <text:p>477,93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06.23" calcext:value-type="float">
            <text:p>506,23</text:p>
          </table:table-cell>
          <table:table-cell table:style-name="ce1" office:value-type="float" office:value="599.61" calcext:value-type="float">
            <text:p>599,6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16:00: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04.67" calcext:value-type="float">
            <text:p>504,67</text:p>
          </table:table-cell>
          <table:table-cell table:style-name="ce1" office:value-type="float" office:value="520.3" calcext:value-type="float">
            <text:p>520,3</text:p>
          </table:table-cell>
          <table:table-cell table:style-name="ce1" office:value-type="float" office:value="542.6" calcext:value-type="float">
            <text:p>542,6</text:p>
          </table:table-cell>
          <table:table-cell table:style-name="ce1" office:value-type="float" office:value="598.11" calcext:value-type="float">
            <text:p>598,1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17:00:0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37.1" calcext:value-type="float">
            <text:p>537,1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83.92" calcext:value-type="float">
            <text:p>583,92</text:p>
          </table:table-cell>
          <table:table-cell table:style-name="ce1" office:value-type="float" office:value="589.65" calcext:value-type="float">
            <text:p>589,6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18:00: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9.81" calcext:value-type="float">
            <text:p>539,81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86.15" calcext:value-type="float">
            <text:p>586,15</text:p>
          </table:table-cell>
          <table:table-cell table:style-name="ce1" office:value-type="float" office:value="601.39" calcext:value-type="float">
            <text:p>601,3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19:00: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36.34" calcext:value-type="float">
            <text:p>536,34</text:p>
          </table:table-cell>
          <table:table-cell table:style-name="ce1" office:value-type="float" office:value="558.3" calcext:value-type="float">
            <text:p>558,3</text:p>
          </table:table-cell>
          <table:table-cell table:style-name="ce1" office:value-type="float" office:value="583.55" calcext:value-type="float">
            <text:p>583,55</text:p>
          </table:table-cell>
          <table:table-cell table:style-name="ce1" office:value-type="float" office:value="598.11" calcext:value-type="float">
            <text:p>598,1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20:00: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07.55" calcext:value-type="float">
            <text:p>507,55</text:p>
          </table:table-cell>
          <table:table-cell table:style-name="ce1" office:value-type="float" office:value="523.36" calcext:value-type="float">
            <text:p>523,36</text:p>
          </table:table-cell>
          <table:table-cell table:style-name="ce1" office:value-type="float" office:value="546.39" calcext:value-type="float">
            <text:p>546,39</text:p>
          </table:table-cell>
          <table:table-cell table:style-name="ce1" office:value-type="float" office:value="491.03" calcext:value-type="float">
            <text:p>491,0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21:00: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9.62" calcext:value-type="float">
            <text:p>479,62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08.01" calcext:value-type="float">
            <text:p>508,01</text:p>
          </table:table-cell>
          <table:table-cell table:style-name="ce1" office:value-type="float" office:value="452.53" calcext:value-type="float">
            <text:p>452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22:00: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70.56" calcext:value-type="float">
            <text:p>470,56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92.23" calcext:value-type="float">
            <text:p>492,23</text:p>
          </table:table-cell>
          <table:table-cell table:style-name="ce1" office:value-type="float" office:value="452.53" calcext:value-type="float">
            <text:p>452,5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6 23:00: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2.25" calcext:value-type="float">
            <text:p>432,25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35.86" calcext:value-type="float">
            <text:p>435,86</text:p>
          </table:table-cell>
          <table:table-cell table:style-name="ce1" office:value-type="float" office:value="491.03" calcext:value-type="float">
            <text:p>491,0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00:00: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3.42" calcext:value-type="float">
            <text:p>453,42</text:p>
          </table:table-cell>
          <table:table-cell table:style-name="ce1" office:value-type="float" office:value="388.55" calcext:value-type="float">
            <text:p>388,55</text:p>
          </table:table-cell>
          <table:table-cell table:style-name="ce1" office:value-type="float" office:value="405.3" calcext:value-type="float">
            <text:p>405,3</text:p>
          </table:table-cell>
          <table:table-cell table:style-name="ce1" office:value-type="float" office:value="497.25" calcext:value-type="float">
            <text:p>497,2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01:00:0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46.17" calcext:value-type="float">
            <text:p>446,17</text:p>
          </table:table-cell>
          <table:table-cell table:style-name="ce1" office:value-type="float" office:value="387.05" calcext:value-type="float">
            <text:p>387,05</text:p>
          </table:table-cell>
          <table:table-cell table:style-name="ce1" office:value-type="float" office:value="392.95" calcext:value-type="float">
            <text:p>392,95</text:p>
          </table:table-cell>
          <table:table-cell table:style-name="ce1" office:value-type="float" office:value="493.11" calcext:value-type="float">
            <text:p>493,1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02:00:0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44.43" calcext:value-type="float">
            <text:p>444,43</text:p>
          </table:table-cell>
          <table:table-cell table:style-name="ce1" office:value-type="float" office:value="386.05" calcext:value-type="float">
            <text:p>386,05</text:p>
          </table:table-cell>
          <table:table-cell table:style-name="ce1" office:value-type="float" office:value="389.45" calcext:value-type="float">
            <text:p>389,45</text:p>
          </table:table-cell>
          <table:table-cell table:style-name="ce1" office:value-type="float" office:value="490.79" calcext:value-type="float">
            <text:p>490,7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03:00: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52.24" calcext:value-type="float">
            <text:p>452,24</text:p>
          </table:table-cell>
          <table:table-cell table:style-name="ce1" office:value-type="float" office:value="386.05" calcext:value-type="float">
            <text:p>386,05</text:p>
          </table:table-cell>
          <table:table-cell table:style-name="ce1" office:value-type="float" office:value="386.57" calcext:value-type="float">
            <text:p>386,57</text:p>
          </table:table-cell>
          <table:table-cell table:style-name="ce1" office:value-type="float" office:value="420.37" calcext:value-type="float">
            <text:p>420,3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04:00: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49.44" calcext:value-type="float">
            <text:p>449,44</text:p>
          </table:table-cell>
          <table:table-cell table:style-name="ce1" office:value-type="float" office:value="388.55" calcext:value-type="float">
            <text:p>388,55</text:p>
          </table:table-cell>
          <table:table-cell table:style-name="ce1" office:value-type="float" office:value="386.54" calcext:value-type="float">
            <text:p>386,54</text:p>
          </table:table-cell>
          <table:table-cell table:style-name="ce1" office:value-type="float" office:value="427.71" calcext:value-type="float">
            <text:p>427,7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05:00: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4.26" calcext:value-type="float">
            <text:p>454,26</text:p>
          </table:table-cell>
          <table:table-cell table:style-name="ce1" office:value-type="float" office:value="396.05" calcext:value-type="float">
            <text:p>396,05</text:p>
          </table:table-cell>
          <table:table-cell table:style-name="ce1" office:value-type="float" office:value="400.69" calcext:value-type="float">
            <text:p>400,69</text:p>
          </table:table-cell>
          <table:table-cell table:style-name="ce1" office:value-type="float" office:value="427.71" calcext:value-type="float">
            <text:p>427,7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06:00: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45.71" calcext:value-type="float">
            <text:p>545,71</text:p>
          </table:table-cell>
          <table:table-cell table:style-name="ce1" office:value-type="float" office:value="548.89" calcext:value-type="float">
            <text:p>548,89</text:p>
          </table:table-cell>
          <table:table-cell table:style-name="ce1" office:value-type="float" office:value="547.51" calcext:value-type="float">
            <text:p>547,51</text:p>
          </table:table-cell>
          <table:table-cell table:style-name="ce1" office:value-type="float" office:value="617.91" calcext:value-type="float">
            <text:p>617,9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07:00: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3.62" calcext:value-type="float">
            <text:p>593,62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627.89" calcext:value-type="float">
            <text:p>627,89</text:p>
          </table:table-cell>
          <table:table-cell table:style-name="ce1" office:value-type="float" office:value="677.22" calcext:value-type="float">
            <text:p>677,2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08:00: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1.03" calcext:value-type="float">
            <text:p>621,03</text:p>
          </table:table-cell>
          <table:table-cell table:style-name="ce1" office:value-type="float" office:value="668.89" calcext:value-type="float">
            <text:p>668,89</text:p>
          </table:table-cell>
          <table:table-cell table:style-name="ce1" office:value-type="float" office:value="665.48" calcext:value-type="float">
            <text:p>665,48</text:p>
          </table:table-cell>
          <table:table-cell table:style-name="ce1" office:value-type="float" office:value="700.02" calcext:value-type="float">
            <text:p>700,0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09:00: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11.52" calcext:value-type="float">
            <text:p>611,52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648.43" calcext:value-type="float">
            <text:p>648,43</text:p>
          </table:table-cell>
          <table:table-cell table:style-name="ce1" office:value-type="float" office:value="708.2" calcext:value-type="float">
            <text:p>708,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10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0.8" calcext:value-type="float">
            <text:p>610,8</text:p>
          </table:table-cell>
          <table:table-cell table:style-name="ce1" office:value-type="float" office:value="652.3" calcext:value-type="float">
            <text:p>652,3</text:p>
          </table:table-cell>
          <table:table-cell table:style-name="ce1" office:value-type="float" office:value="645.72" calcext:value-type="float">
            <text:p>645,72</text:p>
          </table:table-cell>
          <table:table-cell table:style-name="ce1" office:value-type="float" office:value="698.92" calcext:value-type="float">
            <text:p>698,9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11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9.68" calcext:value-type="float">
            <text:p>609,68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42.36" calcext:value-type="float">
            <text:p>642,36</text:p>
          </table:table-cell>
          <table:table-cell table:style-name="ce1" office:value-type="float" office:value="686.78" calcext:value-type="float">
            <text:p>686,7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12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0.07" calcext:value-type="float">
            <text:p>610,07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642.37" calcext:value-type="float">
            <text:p>642,37</text:p>
          </table:table-cell>
          <table:table-cell table:style-name="ce1" office:value-type="float" office:value="643.87" calcext:value-type="float">
            <text:p>643,8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13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0.82" calcext:value-type="float">
            <text:p>610,82</text:p>
          </table:table-cell>
          <table:table-cell table:style-name="ce1" office:value-type="float" office:value="654.7" calcext:value-type="float">
            <text:p>654,7</text:p>
          </table:table-cell>
          <table:table-cell table:style-name="ce1" office:value-type="float" office:value="641.68" calcext:value-type="float">
            <text:p>641,68</text:p>
          </table:table-cell>
          <table:table-cell table:style-name="ce1" office:value-type="float" office:value="583.95" calcext:value-type="float">
            <text:p>583,9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14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6.72" calcext:value-type="float">
            <text:p>636,72</text:p>
          </table:table-cell>
          <table:table-cell table:style-name="ce1" office:value-type="float" office:value="691.1" calcext:value-type="float">
            <text:p>691,1</text:p>
          </table:table-cell>
          <table:table-cell table:style-name="ce1" office:value-type="float" office:value="682.13" calcext:value-type="float">
            <text:p>682,13</text:p>
          </table:table-cell>
          <table:table-cell table:style-name="ce1" office:value-type="float" office:value="660.54" calcext:value-type="float">
            <text:p>660,5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15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8.59" calcext:value-type="float">
            <text:p>638,59</text:p>
          </table:table-cell>
          <table:table-cell table:style-name="ce1" office:value-type="float" office:value="684.6" calcext:value-type="float">
            <text:p>684,6</text:p>
          </table:table-cell>
          <table:table-cell table:style-name="ce1" office:value-type="float" office:value="687.63" calcext:value-type="float">
            <text:p>687,63</text:p>
          </table:table-cell>
          <table:table-cell table:style-name="ce1" office:value-type="float" office:value="700" calcext:value-type="float">
            <text:p>70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16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8.39" calcext:value-type="float">
            <text:p>638,39</text:p>
          </table:table-cell>
          <table:table-cell table:style-name="ce1" office:value-type="float" office:value="677.9" calcext:value-type="float">
            <text:p>677,9</text:p>
          </table:table-cell>
          <table:table-cell table:style-name="ce1" office:value-type="float" office:value="685.35" calcext:value-type="float">
            <text:p>685,35</text:p>
          </table:table-cell>
          <table:table-cell table:style-name="ce1" office:value-type="float" office:value="709.47" calcext:value-type="float">
            <text:p>709,4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17:00: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15" calcext:value-type="float">
            <text:p>625,15</text:p>
          </table:table-cell>
          <table:table-cell table:style-name="ce1" office:value-type="float" office:value="663.89" calcext:value-type="float">
            <text:p>663,89</text:p>
          </table:table-cell>
          <table:table-cell table:style-name="ce1" office:value-type="float" office:value="668.23" calcext:value-type="float">
            <text:p>668,23</text:p>
          </table:table-cell>
          <table:table-cell table:style-name="ce1" office:value-type="float" office:value="710" calcext:value-type="float">
            <text:p>71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18:00: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5.21" calcext:value-type="float">
            <text:p>615,21</text:p>
          </table:table-cell>
          <table:table-cell table:style-name="ce1" office:value-type="float" office:value="655.25" calcext:value-type="float">
            <text:p>655,25</text:p>
          </table:table-cell>
          <table:table-cell table:style-name="ce1" office:value-type="float" office:value="655.51" calcext:value-type="float">
            <text:p>655,51</text:p>
          </table:table-cell>
          <table:table-cell table:style-name="ce1" office:value-type="float" office:value="699.9" calcext:value-type="float">
            <text:p>699,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19:00: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2.98" calcext:value-type="float">
            <text:p>612,98</text:p>
          </table:table-cell>
          <table:table-cell table:style-name="ce1" office:value-type="float" office:value="652.68" calcext:value-type="float">
            <text:p>652,68</text:p>
          </table:table-cell>
          <table:table-cell table:style-name="ce1" office:value-type="float" office:value="653.29" calcext:value-type="float">
            <text:p>653,29</text:p>
          </table:table-cell>
          <table:table-cell table:style-name="ce1" office:value-type="float" office:value="688.93" calcext:value-type="float">
            <text:p>688,9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20:00: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8.97" calcext:value-type="float">
            <text:p>598,9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633.52" calcext:value-type="float">
            <text:p>633,52</text:p>
          </table:table-cell>
          <table:table-cell table:style-name="ce1" office:value-type="float" office:value="677.98" calcext:value-type="float">
            <text:p>677,9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21:00:0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18.7" calcext:value-type="float">
            <text:p>518,7</text:p>
          </table:table-cell>
          <table:table-cell table:style-name="ce1" office:value-type="float" office:value="500.61" calcext:value-type="float">
            <text:p>500,61</text:p>
          </table:table-cell>
          <table:table-cell table:style-name="ce1" office:value-type="float" office:value="501.96" calcext:value-type="float">
            <text:p>501,96</text:p>
          </table:table-cell>
          <table:table-cell table:style-name="ce1" office:value-type="float" office:value="661.4" calcext:value-type="float">
            <text:p>661,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22:00:0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1.78" calcext:value-type="float">
            <text:p>491,78</text:p>
          </table:table-cell>
          <table:table-cell table:style-name="ce1" office:value-type="float" office:value="472.36" calcext:value-type="float">
            <text:p>472,36</text:p>
          </table:table-cell>
          <table:table-cell table:style-name="ce1" office:value-type="float" office:value="462.2" calcext:value-type="float">
            <text:p>462,2</text:p>
          </table:table-cell>
          <table:table-cell table:style-name="ce1" office:value-type="float" office:value="516.68" calcext:value-type="float">
            <text:p>516,6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7 23:00:0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52.81" calcext:value-type="float">
            <text:p>452,8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4.95" calcext:value-type="float">
            <text:p>394,95</text:p>
          </table:table-cell>
          <table:table-cell table:style-name="ce1" office:value-type="float" office:value="494.85" calcext:value-type="float">
            <text:p>494,8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00:00:0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460.73" calcext:value-type="float">
            <text:p>460,73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0.11" calcext:value-type="float">
            <text:p>390,11</text:p>
          </table:table-cell>
          <table:table-cell table:style-name="ce1" office:value-type="float" office:value="349.12" calcext:value-type="float">
            <text:p>349,1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01:00: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70.24" calcext:value-type="float">
            <text:p>470,2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7.52" calcext:value-type="float">
            <text:p>397,52</text:p>
          </table:table-cell>
          <table:table-cell table:style-name="ce1" office:value-type="float" office:value="407.6" calcext:value-type="float">
            <text:p>407,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02:00:0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70.41" calcext:value-type="float">
            <text:p>470,4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8.3" calcext:value-type="float">
            <text:p>398,3</text:p>
          </table:table-cell>
          <table:table-cell table:style-name="ce1" office:value-type="float" office:value="421.15" calcext:value-type="float">
            <text:p>421,1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03:00:0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74.88" calcext:value-type="float">
            <text:p>474,88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03.7" calcext:value-type="float">
            <text:p>403,7</text:p>
          </table:table-cell>
          <table:table-cell table:style-name="ce1" office:value-type="float" office:value="448.11" calcext:value-type="float">
            <text:p>448,1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04:00:0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72.92" calcext:value-type="float">
            <text:p>472,92</text:p>
          </table:table-cell>
          <table:table-cell table:style-name="ce1" office:value-type="float" office:value="404.99" calcext:value-type="float">
            <text:p>404,99</text:p>
          </table:table-cell>
          <table:table-cell table:style-name="ce1" office:value-type="float" office:value="403.14" calcext:value-type="float">
            <text:p>403,14</text:p>
          </table:table-cell>
          <table:table-cell table:style-name="ce1" office:value-type="float" office:value="471.72" calcext:value-type="float">
            <text:p>471,7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05:00:0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59.9" calcext:value-type="float">
            <text:p>459,9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93.84" calcext:value-type="float">
            <text:p>393,84</text:p>
          </table:table-cell>
          <table:table-cell table:style-name="ce1" office:value-type="float" office:value="434.81" calcext:value-type="float">
            <text:p>434,8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06:00:0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52.78" calcext:value-type="float">
            <text:p>552,7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46.27" calcext:value-type="float">
            <text:p>546,27</text:p>
          </table:table-cell>
          <table:table-cell table:style-name="ce1" office:value-type="float" office:value="623.32" calcext:value-type="float">
            <text:p>623,3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07:00:0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89.7" calcext:value-type="float">
            <text:p>589,7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07.03" calcext:value-type="float">
            <text:p>607,03</text:p>
          </table:table-cell>
          <table:table-cell table:style-name="ce1" office:value-type="float" office:value="700.02" calcext:value-type="float">
            <text:p>700,0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08:00: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14.96" calcext:value-type="float">
            <text:p>614,96</text:p>
          </table:table-cell>
          <table:table-cell table:style-name="ce1" office:value-type="float" office:value="644.9" calcext:value-type="float">
            <text:p>644,9</text:p>
          </table:table-cell>
          <table:table-cell table:style-name="ce1" office:value-type="float" office:value="645.94" calcext:value-type="float">
            <text:p>645,94</text:p>
          </table:table-cell>
          <table:table-cell table:style-name="ce1" office:value-type="float" office:value="719.55" calcext:value-type="float">
            <text:p>719,5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09:00: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12.56" calcext:value-type="float">
            <text:p>612,56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40.12" calcext:value-type="float">
            <text:p>640,12</text:p>
          </table:table-cell>
          <table:table-cell table:style-name="ce1" office:value-type="float" office:value="731.08" calcext:value-type="float">
            <text:p>731,0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10:00: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97.68" calcext:value-type="float">
            <text:p>597,68</text:p>
          </table:table-cell>
          <table:table-cell table:style-name="ce1" office:value-type="float" office:value="617.99" calcext:value-type="float">
            <text:p>617,99</text:p>
          </table:table-cell>
          <table:table-cell table:style-name="ce1" office:value-type="float" office:value="616.45" calcext:value-type="float">
            <text:p>616,45</text:p>
          </table:table-cell>
          <table:table-cell table:style-name="ce1" office:value-type="float" office:value="700.77" calcext:value-type="float">
            <text:p>700,7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11:00: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00.39" calcext:value-type="float">
            <text:p>600,3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19.96" calcext:value-type="float">
            <text:p>619,96</text:p>
          </table:table-cell>
          <table:table-cell table:style-name="ce1" office:value-type="float" office:value="731.64" calcext:value-type="float">
            <text:p>731,6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12:00: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2.42" calcext:value-type="float">
            <text:p>602,42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22.72" calcext:value-type="float">
            <text:p>622,72</text:p>
          </table:table-cell>
          <table:table-cell table:style-name="ce1" office:value-type="float" office:value="731.04" calcext:value-type="float">
            <text:p>731,0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13:00: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14.68" calcext:value-type="float">
            <text:p>614,68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641.33" calcext:value-type="float">
            <text:p>641,33</text:p>
          </table:table-cell>
          <table:table-cell table:style-name="ce1" office:value-type="float" office:value="731.66" calcext:value-type="float">
            <text:p>731,6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14:00: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20.11" calcext:value-type="float">
            <text:p>620,11</text:p>
          </table:table-cell>
          <table:table-cell table:style-name="ce1" office:value-type="float" office:value="655.5" calcext:value-type="float">
            <text:p>655,5</text:p>
          </table:table-cell>
          <table:table-cell table:style-name="ce1" office:value-type="float" office:value="651.22" calcext:value-type="float">
            <text:p>651,22</text:p>
          </table:table-cell>
          <table:table-cell table:style-name="ce1" office:value-type="float" office:value="732.24" calcext:value-type="float">
            <text:p>732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15:00: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33.18" calcext:value-type="float">
            <text:p>633,18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672.83" calcext:value-type="float">
            <text:p>672,83</text:p>
          </table:table-cell>
          <table:table-cell table:style-name="ce1" office:value-type="float" office:value="733.42" calcext:value-type="float">
            <text:p>733,4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16:00: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52.97" calcext:value-type="float">
            <text:p>652,97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01.85" calcext:value-type="float">
            <text:p>701,85</text:p>
          </table:table-cell>
          <table:table-cell table:style-name="ce1" office:value-type="float" office:value="797.62" calcext:value-type="float">
            <text:p>797,6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17:00: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62.66" calcext:value-type="float">
            <text:p>662,66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7.9" calcext:value-type="float">
            <text:p>717,9</text:p>
          </table:table-cell>
          <table:table-cell table:style-name="ce1" office:value-type="float" office:value="798.84" calcext:value-type="float">
            <text:p>798,8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18:00: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57.13" calcext:value-type="float">
            <text:p>657,13</text:p>
          </table:table-cell>
          <table:table-cell table:style-name="ce1" office:value-type="float" office:value="706.09" calcext:value-type="float">
            <text:p>706,09</text:p>
          </table:table-cell>
          <table:table-cell table:style-name="ce1" office:value-type="float" office:value="709.74" calcext:value-type="float">
            <text:p>709,74</text:p>
          </table:table-cell>
          <table:table-cell table:style-name="ce1" office:value-type="float" office:value="733.42" calcext:value-type="float">
            <text:p>733,4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19:00: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37.28" calcext:value-type="float">
            <text:p>637,28</text:p>
          </table:table-cell>
          <table:table-cell table:style-name="ce1" office:value-type="float" office:value="683.07" calcext:value-type="float">
            <text:p>683,07</text:p>
          </table:table-cell>
          <table:table-cell table:style-name="ce1" office:value-type="float" office:value="684.58" calcext:value-type="float">
            <text:p>684,58</text:p>
          </table:table-cell>
          <table:table-cell table:style-name="ce1" office:value-type="float" office:value="731.69" calcext:value-type="float">
            <text:p>731,6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20:00: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4.8" calcext:value-type="float">
            <text:p>604,8</text:p>
          </table:table-cell>
          <table:table-cell table:style-name="ce1" office:value-type="float" office:value="638.01" calcext:value-type="float">
            <text:p>638,01</text:p>
          </table:table-cell>
          <table:table-cell table:style-name="ce1" office:value-type="float" office:value="632.31" calcext:value-type="float">
            <text:p>632,31</text:p>
          </table:table-cell>
          <table:table-cell table:style-name="ce1" office:value-type="float" office:value="656.05" calcext:value-type="float">
            <text:p>656,0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21:00: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5.68" calcext:value-type="float">
            <text:p>555,6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49.53" calcext:value-type="float">
            <text:p>549,53</text:p>
          </table:table-cell>
          <table:table-cell table:style-name="ce1" office:value-type="float" office:value="679.71" calcext:value-type="float">
            <text:p>679,7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22:00: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7.14" calcext:value-type="float">
            <text:p>537,14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18.31" calcext:value-type="float">
            <text:p>518,31</text:p>
          </table:table-cell>
          <table:table-cell table:style-name="ce1" office:value-type="float" office:value="664.72" calcext:value-type="float">
            <text:p>664,7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8 23:00: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0.4" calcext:value-type="float">
            <text:p>510,4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68.62" calcext:value-type="float">
            <text:p>468,62</text:p>
          </table:table-cell>
          <table:table-cell table:style-name="ce1" office:value-type="float" office:value="617.92" calcext:value-type="float">
            <text:p>617,9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00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2.75" calcext:value-type="float">
            <text:p>522,75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69.46" calcext:value-type="float">
            <text:p>469,46</text:p>
          </table:table-cell>
          <table:table-cell table:style-name="ce1" office:value-type="float" office:value="545.94" calcext:value-type="float">
            <text:p>545,9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01:00: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8.39" calcext:value-type="float">
            <text:p>518,39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53.14" calcext:value-type="float">
            <text:p>453,14</text:p>
          </table:table-cell>
          <table:table-cell table:style-name="ce1" office:value-type="float" office:value="537.36" calcext:value-type="float">
            <text:p>537,3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02:00: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0.47" calcext:value-type="float">
            <text:p>510,47</text:p>
          </table:table-cell>
          <table:table-cell table:style-name="ce1" office:value-type="float" office:value="432.5" calcext:value-type="float">
            <text:p>432,5</text:p>
          </table:table-cell>
          <table:table-cell table:style-name="ce1" office:value-type="float" office:value="439.27" calcext:value-type="float">
            <text:p>439,27</text:p>
          </table:table-cell>
          <table:table-cell table:style-name="ce1" office:value-type="float" office:value="526.78" calcext:value-type="float">
            <text:p>526,7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03:00: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13.46" calcext:value-type="float">
            <text:p>513,46</text:p>
          </table:table-cell>
          <table:table-cell table:style-name="ce1" office:value-type="float" office:value="439.32" calcext:value-type="float">
            <text:p>439,32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26.78" calcext:value-type="float">
            <text:p>526,7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04:00: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6.81" calcext:value-type="float">
            <text:p>516,8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51.88" calcext:value-type="float">
            <text:p>451,88</text:p>
          </table:table-cell>
          <table:table-cell table:style-name="ce1" office:value-type="float" office:value="526.78" calcext:value-type="float">
            <text:p>526,7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05:00: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4.94" calcext:value-type="float">
            <text:p>514,94</text:p>
          </table:table-cell>
          <table:table-cell table:style-name="ce1" office:value-type="float" office:value="471.65" calcext:value-type="float">
            <text:p>471,65</text:p>
          </table:table-cell>
          <table:table-cell table:style-name="ce1" office:value-type="float" office:value="461.42" calcext:value-type="float">
            <text:p>461,42</text:p>
          </table:table-cell>
          <table:table-cell table:style-name="ce1" office:value-type="float" office:value="517.91" calcext:value-type="float">
            <text:p>517,9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06:00: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6.33" calcext:value-type="float">
            <text:p>566,33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63.53" calcext:value-type="float">
            <text:p>563,53</text:p>
          </table:table-cell>
          <table:table-cell table:style-name="ce1" office:value-type="float" office:value="655.18" calcext:value-type="float">
            <text:p>655,1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07:00: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10.5" calcext:value-type="float">
            <text:p>610,5</text:p>
          </table:table-cell>
          <table:table-cell table:style-name="ce1" office:value-type="float" office:value="636.8" calcext:value-type="float">
            <text:p>636,8</text:p>
          </table:table-cell>
          <table:table-cell table:style-name="ce1" office:value-type="float" office:value="640.26" calcext:value-type="float">
            <text:p>640,26</text:p>
          </table:table-cell>
          <table:table-cell table:style-name="ce1" office:value-type="float" office:value="700.77" calcext:value-type="float">
            <text:p>700,7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08:00: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23.33" calcext:value-type="float">
            <text:p>623,33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60.7" calcext:value-type="float">
            <text:p>660,7</text:p>
          </table:table-cell>
          <table:table-cell table:style-name="ce1" office:value-type="float" office:value="740.41" calcext:value-type="float">
            <text:p>740,4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09:00: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23.14" calcext:value-type="float">
            <text:p>623,1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60.04" calcext:value-type="float">
            <text:p>660,04</text:p>
          </table:table-cell>
          <table:table-cell table:style-name="ce1" office:value-type="float" office:value="700.77" calcext:value-type="float">
            <text:p>700,7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10:00:0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0.65" calcext:value-type="float">
            <text:p>620,65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56.72" calcext:value-type="float">
            <text:p>656,72</text:p>
          </table:table-cell>
          <table:table-cell table:style-name="ce1" office:value-type="float" office:value="729.05" calcext:value-type="float">
            <text:p>729,05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11:00: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0.74" calcext:value-type="float">
            <text:p>620,74</text:p>
          </table:table-cell>
          <table:table-cell table:style-name="ce1" office:value-type="float" office:value="642.8" calcext:value-type="float">
            <text:p>642,8</text:p>
          </table:table-cell>
          <table:table-cell table:style-name="ce1" office:value-type="float" office:value="654.37" calcext:value-type="float">
            <text:p>654,37</text:p>
          </table:table-cell>
          <table:table-cell table:style-name="ce1" office:value-type="float" office:value="725.2" calcext:value-type="float">
            <text:p>725,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12:00: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18.59" calcext:value-type="float">
            <text:p>618,59</text:p>
          </table:table-cell>
          <table:table-cell table:style-name="ce1" office:value-type="float" office:value="642.8" calcext:value-type="float">
            <text:p>642,8</text:p>
          </table:table-cell>
          <table:table-cell table:style-name="ce1" office:value-type="float" office:value="650.54" calcext:value-type="float">
            <text:p>650,54</text:p>
          </table:table-cell>
          <table:table-cell table:style-name="ce1" office:value-type="float" office:value="713.63" calcext:value-type="float">
            <text:p>713,6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13:00:0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18.43" calcext:value-type="float">
            <text:p>618,43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49.43" calcext:value-type="float">
            <text:p>649,43</text:p>
          </table:table-cell>
          <table:table-cell table:style-name="ce1" office:value-type="float" office:value="700.77" calcext:value-type="float">
            <text:p>700,7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14:00: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21.27" calcext:value-type="float">
            <text:p>621,27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56.24" calcext:value-type="float">
            <text:p>656,24</text:p>
          </table:table-cell>
          <table:table-cell table:style-name="ce1" office:value-type="float" office:value="700.77" calcext:value-type="float">
            <text:p>700,7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15:00:0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634.28" calcext:value-type="float">
            <text:p>634,28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679.85" calcext:value-type="float">
            <text:p>679,85</text:p>
          </table:table-cell>
          <table:table-cell table:style-name="ce1" office:value-type="float" office:value="678.27" calcext:value-type="float">
            <text:p>678,2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16:00:0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58.28" calcext:value-type="float">
            <text:p>658,28</text:p>
          </table:table-cell>
          <table:table-cell table:style-name="ce1" office:value-type="float" office:value="709.17" calcext:value-type="float">
            <text:p>709,17</text:p>
          </table:table-cell>
          <table:table-cell table:style-name="ce1" office:value-type="float" office:value="720.49" calcext:value-type="float">
            <text:p>720,49</text:p>
          </table:table-cell>
          <table:table-cell table:style-name="ce1" office:value-type="float" office:value="700.77" calcext:value-type="float">
            <text:p>700,7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17:00:0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655.96" calcext:value-type="float">
            <text:p>655,96</text:p>
          </table:table-cell>
          <table:table-cell table:style-name="ce1" office:value-type="float" office:value="719.17" calcext:value-type="float">
            <text:p>719,17</text:p>
          </table:table-cell>
          <table:table-cell table:style-name="ce1" office:value-type="float" office:value="719.86" calcext:value-type="float">
            <text:p>719,86</text:p>
          </table:table-cell>
          <table:table-cell table:style-name="ce1" office:value-type="float" office:value="680.62" calcext:value-type="float">
            <text:p>680,6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18:00:0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45.14" calcext:value-type="float">
            <text:p>645,14</text:p>
          </table:table-cell>
          <table:table-cell table:style-name="ce1" office:value-type="float" office:value="701.6" calcext:value-type="float">
            <text:p>701,6</text:p>
          </table:table-cell>
          <table:table-cell table:style-name="ce1" office:value-type="float" office:value="703.92" calcext:value-type="float">
            <text:p>703,92</text:p>
          </table:table-cell>
          <table:table-cell table:style-name="ce1" office:value-type="float" office:value="678.27" calcext:value-type="float">
            <text:p>678,2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19:00:0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39.35" calcext:value-type="float">
            <text:p>639,35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695.16" calcext:value-type="float">
            <text:p>695,16</text:p>
          </table:table-cell>
          <table:table-cell table:style-name="ce1" office:value-type="float" office:value="663.03" calcext:value-type="float">
            <text:p>663,0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20:00:0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618.72" calcext:value-type="float">
            <text:p>618,7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660.61" calcext:value-type="float">
            <text:p>660,61</text:p>
          </table:table-cell>
          <table:table-cell table:style-name="ce1" office:value-type="float" office:value="680.62" calcext:value-type="float">
            <text:p>680,6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21:00:0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78.88" calcext:value-type="float">
            <text:p>578,88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87.8" calcext:value-type="float">
            <text:p>587,8</text:p>
          </table:table-cell>
          <table:table-cell table:style-name="ce1" office:value-type="float" office:value="633.86" calcext:value-type="float">
            <text:p>633,8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22:00:0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569.49" calcext:value-type="float">
            <text:p>569,49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68.78" calcext:value-type="float">
            <text:p>568,78</text:p>
          </table:table-cell>
          <table:table-cell table:style-name="ce1" office:value-type="float" office:value="623.37" calcext:value-type="float">
            <text:p>623,3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29 23:00:0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537.17" calcext:value-type="float">
            <text:p>537,17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08.03" calcext:value-type="float">
            <text:p>508,03</text:p>
          </table:table-cell>
          <table:table-cell table:style-name="ce1" office:value-type="float" office:value="453.91" calcext:value-type="float">
            <text:p>453,9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00:00:0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562.11" calcext:value-type="float">
            <text:p>562,11</text:p>
          </table:table-cell>
          <table:table-cell table:style-name="ce1" office:value-type="float" office:value="493.21" calcext:value-type="float">
            <text:p>493,21</text:p>
          </table:table-cell>
          <table:table-cell table:style-name="ce1" office:value-type="float" office:value="480.02" calcext:value-type="float">
            <text:p>480,02</text:p>
          </table:table-cell>
          <table:table-cell table:style-name="ce1" office:value-type="float" office:value="504.16" calcext:value-type="float">
            <text:p>504,1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01:00:0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57.26" calcext:value-type="float">
            <text:p>557,26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470.78" calcext:value-type="float">
            <text:p>470,78</text:p>
          </table:table-cell>
          <table:table-cell table:style-name="ce1" office:value-type="float" office:value="452.97" calcext:value-type="float">
            <text:p>452,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02:00:0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55.16" calcext:value-type="float">
            <text:p>555,16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62.61" calcext:value-type="float">
            <text:p>462,61</text:p>
          </table:table-cell>
          <table:table-cell table:style-name="ce1" office:value-type="float" office:value="415.44" calcext:value-type="float">
            <text:p>415,4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03:00:0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54.85" calcext:value-type="float">
            <text:p>554,85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62.09" calcext:value-type="float">
            <text:p>462,09</text:p>
          </table:table-cell>
          <table:table-cell table:style-name="ce1" office:value-type="float" office:value="415.44" calcext:value-type="float">
            <text:p>415,4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04:00:0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57.6" calcext:value-type="float">
            <text:p>557,6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71.22" calcext:value-type="float">
            <text:p>471,22</text:p>
          </table:table-cell>
          <table:table-cell table:style-name="ce1" office:value-type="float" office:value="452.97" calcext:value-type="float">
            <text:p>452,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05:00:0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75.58" calcext:value-type="float">
            <text:p>575,58</text:p>
          </table:table-cell>
          <table:table-cell table:style-name="ce1" office:value-type="float" office:value="519.46" calcext:value-type="float">
            <text:p>519,46</text:p>
          </table:table-cell>
          <table:table-cell table:style-name="ce1" office:value-type="float" office:value="507.25" calcext:value-type="float">
            <text:p>507,25</text:p>
          </table:table-cell>
          <table:table-cell table:style-name="ce1" office:value-type="float" office:value="508.91" calcext:value-type="float">
            <text:p>508,91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06:00:0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2.49" calcext:value-type="float">
            <text:p>612,49</text:p>
          </table:table-cell>
          <table:table-cell table:style-name="ce1" office:value-type="float" office:value="601.35" calcext:value-type="float">
            <text:p>601,35</text:p>
          </table:table-cell>
          <table:table-cell table:style-name="ce1" office:value-type="float" office:value="594.56" calcext:value-type="float">
            <text:p>594,56</text:p>
          </table:table-cell>
          <table:table-cell table:style-name="ce1" office:value-type="float" office:value="452.97" calcext:value-type="float">
            <text:p>452,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07:00: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69.13" calcext:value-type="float">
            <text:p>669,13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12.86" calcext:value-type="float">
            <text:p>712,86</text:p>
          </table:table-cell>
          <table:table-cell table:style-name="ce1" office:value-type="float" office:value="628.04" calcext:value-type="float">
            <text:p>628,0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08:00: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91.16" calcext:value-type="float">
            <text:p>691,16</text:p>
          </table:table-cell>
          <table:table-cell table:style-name="ce1" office:value-type="float" office:value="747.25" calcext:value-type="float">
            <text:p>747,25</text:p>
          </table:table-cell>
          <table:table-cell table:style-name="ce1" office:value-type="float" office:value="753.8" calcext:value-type="float">
            <text:p>753,8</text:p>
          </table:table-cell>
          <table:table-cell table:style-name="ce1" office:value-type="float" office:value="696" calcext:value-type="float">
            <text:p>69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09:00: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90.34" calcext:value-type="float">
            <text:p>690,34</text:p>
          </table:table-cell>
          <table:table-cell table:style-name="ce1" office:value-type="float" office:value="734.03" calcext:value-type="float">
            <text:p>734,03</text:p>
          </table:table-cell>
          <table:table-cell table:style-name="ce1" office:value-type="float" office:value="743.28" calcext:value-type="float">
            <text:p>743,28</text:p>
          </table:table-cell>
          <table:table-cell table:style-name="ce1" office:value-type="float" office:value="765.66" calcext:value-type="float">
            <text:p>765,6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10:00: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71.91" calcext:value-type="float">
            <text:p>671,91</text:p>
          </table:table-cell>
          <table:table-cell table:style-name="ce1" office:value-type="float" office:value="705.96" calcext:value-type="float">
            <text:p>705,96</text:p>
          </table:table-cell>
          <table:table-cell table:style-name="ce1" office:value-type="float" office:value="708.84" calcext:value-type="float">
            <text:p>708,84</text:p>
          </table:table-cell>
          <table:table-cell table:style-name="ce1" office:value-type="float" office:value="765.66" calcext:value-type="float">
            <text:p>765,6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11:00: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70.51" calcext:value-type="float">
            <text:p>670,51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708.08" calcext:value-type="float">
            <text:p>708,08</text:p>
          </table:table-cell>
          <table:table-cell table:style-name="ce1" office:value-type="float" office:value="728" calcext:value-type="float">
            <text:p>72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12:00: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71.5" calcext:value-type="float">
            <text:p>671,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08.89" calcext:value-type="float">
            <text:p>708,89</text:p>
          </table:table-cell>
          <table:table-cell table:style-name="ce1" office:value-type="float" office:value="729" calcext:value-type="float">
            <text:p>729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13:00: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.07" calcext:value-type="float">
            <text:p>684,07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30.75" calcext:value-type="float">
            <text:p>730,75</text:p>
          </table:table-cell>
          <table:table-cell table:style-name="ce1" office:value-type="float" office:value="765.67" calcext:value-type="float">
            <text:p>765,6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14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9.78" calcext:value-type="float">
            <text:p>699,78</text:p>
          </table:table-cell>
          <table:table-cell table:style-name="ce1" office:value-type="float" office:value="748.23" calcext:value-type="float">
            <text:p>748,23</text:p>
          </table:table-cell>
          <table:table-cell table:style-name="ce1" office:value-type="float" office:value="761.39" calcext:value-type="float">
            <text:p>761,39</text:p>
          </table:table-cell>
          <table:table-cell table:style-name="ce1" office:value-type="float" office:value="811.97" calcext:value-type="float">
            <text:p>811,9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15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7.89" calcext:value-type="float">
            <text:p>707,89</text:p>
          </table:table-cell>
          <table:table-cell table:style-name="ce1" office:value-type="float" office:value="770.07" calcext:value-type="float">
            <text:p>770,07</text:p>
          </table:table-cell>
          <table:table-cell table:style-name="ce1" office:value-type="float" office:value="771.17" calcext:value-type="float">
            <text:p>771,17</text:p>
          </table:table-cell>
          <table:table-cell table:style-name="ce1" office:value-type="float" office:value="729.04" calcext:value-type="float">
            <text:p>729,0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16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0.51" calcext:value-type="float">
            <text:p>730,51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817.51" calcext:value-type="float">
            <text:p>817,51</text:p>
          </table:table-cell>
          <table:table-cell table:style-name="ce1" office:value-type="float" office:value="728" calcext:value-type="float">
            <text:p>72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17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9.84" calcext:value-type="float">
            <text:p>739,84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836.02" calcext:value-type="float">
            <text:p>836,02</text:p>
          </table:table-cell>
          <table:table-cell table:style-name="ce1" office:value-type="float" office:value="703" calcext:value-type="float">
            <text:p>70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18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4.64" calcext:value-type="float">
            <text:p>724,64</text:p>
          </table:table-cell>
          <table:table-cell table:style-name="ce1" office:value-type="float" office:value="814.06" calcext:value-type="float">
            <text:p>814,06</text:p>
          </table:table-cell>
          <table:table-cell table:style-name="ce1" office:value-type="float" office:value="811.16" calcext:value-type="float">
            <text:p>811,16</text:p>
          </table:table-cell>
          <table:table-cell table:style-name="ce1" office:value-type="float" office:value="695.24" calcext:value-type="float">
            <text:p>695,2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19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3.38" calcext:value-type="float">
            <text:p>693,38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749.93" calcext:value-type="float">
            <text:p>749,93</text:p>
          </table:table-cell>
          <table:table-cell table:style-name="ce1" office:value-type="float" office:value="644" calcext:value-type="float">
            <text:p>64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20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7.65" calcext:value-type="float">
            <text:p>667,65</text:p>
          </table:table-cell>
          <table:table-cell table:style-name="ce1" office:value-type="float" office:value="714.42" calcext:value-type="float">
            <text:p>714,42</text:p>
          </table:table-cell>
          <table:table-cell table:style-name="ce1" office:value-type="float" office:value="707.52" calcext:value-type="float">
            <text:p>707,52</text:p>
          </table:table-cell>
          <table:table-cell table:style-name="ce1" office:value-type="float" office:value="648" calcext:value-type="float">
            <text:p>64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21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6.26" calcext:value-type="float">
            <text:p>616,26</text:p>
          </table:table-cell>
          <table:table-cell table:style-name="ce1" office:value-type="float" office:value="600.17" calcext:value-type="float">
            <text:p>600,17</text:p>
          </table:table-cell>
          <table:table-cell table:style-name="ce1" office:value-type="float" office:value="597.35" calcext:value-type="float">
            <text:p>597,35</text:p>
          </table:table-cell>
          <table:table-cell table:style-name="ce1" office:value-type="float" office:value="590.27" calcext:value-type="float">
            <text:p>590,27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22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3.11" calcext:value-type="float">
            <text:p>603,11</text:p>
          </table:table-cell>
          <table:table-cell table:style-name="ce1" office:value-type="float" office:value="579.99" calcext:value-type="float">
            <text:p>579,99</text:p>
          </table:table-cell>
          <table:table-cell table:style-name="ce1" office:value-type="float" office:value="574.21" calcext:value-type="float">
            <text:p>574,21</text:p>
          </table:table-cell>
          <table:table-cell table:style-name="ce1" office:value-type="float" office:value="491.33" calcext:value-type="float">
            <text:p>491,33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2023-11-30 23:00: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9.18" calcext:value-type="float">
            <text:p>569,18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99.77" calcext:value-type="float">
            <text:p>499,77</text:p>
          </table:table-cell>
          <table:table-cell table:style-name="ce1" office:value-type="float" office:value="452.97" calcext:value-type="float">
            <text:p>452,97</text:p>
          </table:table-cell>
          <table:table-cell table:style-name="ce1" table:number-columns-repeated="7"/>
          <table:table-cell table:number-columns-repeated="1011"/>
        </table:table-row>
        <table:table-row table:style-name="ro1" table:number-rows-repeated="5">
          <table:table-cell table:style-name="ce1" table:number-columns-repeated="13"/>
          <table:table-cell table:number-columns-repeated="1011"/>
        </table:table-row>
        <table:table-row table:style-name="ro1" table:number-rows-repeated="10478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2-14T18:15:34.945000000</dc:date>
    <meta:editing-duration>PT1M36S</meta:editing-duration>
    <meta:editing-cycles>2</meta:editing-cycles>
    <meta:generator>LibreOffice/6.4.7.2$Windows_X86_64 LibreOffice_project/639b8ac485750d5696d7590a72ef1b496725cfb5</meta:generator>
    <meta:document-statistic meta:table-count="1" meta:cell-count="4335" meta:object-count="0"/>
  </office:meta>
</office:document-meta>
</file>